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89in" svg:y="0.0394in">
            <draw:object draw:notify-on-update-of-ranges="Sheet1.A1:Sheet1.A527 Sheet1.B1:Sheet1.B5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295497599999806" calcext:value-type="float">
            <text:p>0.02954976</text:p>
          </table:table-cell>
          <table:table-cell office:value-type="float" office:value="2030.47334394728" calcext:value-type="float">
            <text:p>2030.4733439473</text:p>
          </table:table-cell>
        </table:table-row>
        <table:table-row table:style-name="ro1">
          <table:table-cell office:value-type="float" office:value="0.0666065429999776" calcext:value-type="float">
            <text:p>0.066606543</text:p>
          </table:table-cell>
          <table:table-cell office:value-type="float" office:value="1619.13677180247" calcext:value-type="float">
            <text:p>1619.1367718025</text:p>
          </table:table-cell>
        </table:table-row>
        <table:table-row table:style-name="ro1">
          <table:table-cell office:value-type="float" office:value="0.103910619999994" calcext:value-type="float">
            <text:p>0.10391062</text:p>
          </table:table-cell>
          <table:table-cell office:value-type="float" office:value="1608.40328524881" calcext:value-type="float">
            <text:p>1608.4032852488</text:p>
          </table:table-cell>
        </table:table-row>
        <table:table-row table:style-name="ro1">
          <table:table-cell office:value-type="float" office:value="0.141251415999989" calcext:value-type="float">
            <text:p>0.141251416</text:p>
          </table:table-cell>
          <table:table-cell office:value-type="float" office:value="1606.82166496953" calcext:value-type="float">
            <text:p>1606.8216649695</text:p>
          </table:table-cell>
        </table:table-row>
        <table:table-row table:style-name="ro1">
          <table:table-cell office:value-type="float" office:value="0.178867733999994" calcext:value-type="float">
            <text:p>0.178867734</text:p>
          </table:table-cell>
          <table:table-cell office:value-type="float" office:value="1595.05244505835" calcext:value-type="float">
            <text:p>1595.0524450584</text:p>
          </table:table-cell>
        </table:table-row>
        <table:table-row table:style-name="ro1">
          <table:table-cell office:value-type="float" office:value="0.216543739999992" calcext:value-type="float">
            <text:p>0.21654374</text:p>
          </table:table-cell>
          <table:table-cell office:value-type="float" office:value="1592.52549221919" calcext:value-type="float">
            <text:p>1592.5254922192</text:p>
          </table:table-cell>
        </table:table-row>
        <table:table-row table:style-name="ro1">
          <table:table-cell office:value-type="float" office:value="0.254307558999983" calcext:value-type="float">
            <text:p>0.254307559</text:p>
          </table:table-cell>
          <table:table-cell office:value-type="float" office:value="1588.82235930677" calcext:value-type="float">
            <text:p>1588.8223593068</text:p>
          </table:table-cell>
        </table:table-row>
        <table:table-row table:style-name="ro1">
          <table:table-cell office:value-type="float" office:value="0.291761584" calcext:value-type="float">
            <text:p>0.291761584</text:p>
          </table:table-cell>
          <table:table-cell office:value-type="float" office:value="1601.96400787294" calcext:value-type="float">
            <text:p>1601.964007873</text:p>
          </table:table-cell>
        </table:table-row>
        <table:table-row table:style-name="ro1">
          <table:table-cell office:value-type="float" office:value="0.329310819" calcext:value-type="float">
            <text:p>0.329310819</text:p>
          </table:table-cell>
          <table:table-cell office:value-type="float" office:value="1597.90206112055" calcext:value-type="float">
            <text:p>1597.9020611206</text:p>
          </table:table-cell>
        </table:table-row>
        <table:table-row table:style-name="ro1">
          <table:table-cell office:value-type="float" office:value="0.366404633999991" calcext:value-type="float">
            <text:p>0.366404634</text:p>
          </table:table-cell>
          <table:table-cell office:value-type="float" office:value="1617.52033324191" calcext:value-type="float">
            <text:p>1617.5203332419</text:p>
          </table:table-cell>
        </table:table-row>
        <table:table-row table:style-name="ro1">
          <table:table-cell office:value-type="float" office:value="0.403475635999996" calcext:value-type="float">
            <text:p>0.403475636</text:p>
          </table:table-cell>
          <table:table-cell office:value-type="float" office:value="1618.51573367217" calcext:value-type="float">
            <text:p>1618.5157336722</text:p>
          </table:table-cell>
        </table:table-row>
        <table:table-row table:style-name="ro1">
          <table:table-cell office:value-type="float" office:value="0.440382314999994" calcext:value-type="float">
            <text:p>0.440382315</text:p>
          </table:table-cell>
          <table:table-cell office:value-type="float" office:value="1625.72200007494" calcext:value-type="float">
            <text:p>1625.7220000749</text:p>
          </table:table-cell>
        </table:table-row>
        <table:table-row table:style-name="ro1">
          <table:table-cell office:value-type="float" office:value="0.47740826499998" calcext:value-type="float">
            <text:p>0.477408265</text:p>
          </table:table-cell>
          <table:table-cell office:value-type="float" office:value="1620.48509221296" calcext:value-type="float">
            <text:p>1620.485092213</text:p>
          </table:table-cell>
        </table:table-row>
        <table:table-row table:style-name="ro1">
          <table:table-cell office:value-type="float" office:value="0.514328275999986" calcext:value-type="float">
            <text:p>0.514328276</text:p>
          </table:table-cell>
          <table:table-cell office:value-type="float" office:value="1625.13494375691" calcext:value-type="float">
            <text:p>1625.1349437569</text:p>
          </table:table-cell>
        </table:table-row>
        <table:table-row table:style-name="ro1">
          <table:table-cell office:value-type="float" office:value="0.551266986000002" calcext:value-type="float">
            <text:p>0.551266986</text:p>
          </table:table-cell>
          <table:table-cell office:value-type="float" office:value="1624.31227295092" calcext:value-type="float">
            <text:p>1624.3122729509</text:p>
          </table:table-cell>
        </table:table-row>
        <table:table-row table:style-name="ro1">
          <table:table-cell office:value-type="float" office:value="0.587926944999992" calcext:value-type="float">
            <text:p>0.587926945</text:p>
          </table:table-cell>
          <table:table-cell office:value-type="float" office:value="1636.66304154937" calcext:value-type="float">
            <text:p>1636.6630415494</text:p>
          </table:table-cell>
        </table:table-row>
        <table:table-row table:style-name="ro1">
          <table:table-cell office:value-type="float" office:value="0.625068259999978" calcext:value-type="float">
            <text:p>0.62506826</text:p>
          </table:table-cell>
          <table:table-cell office:value-type="float" office:value="1615.45168769667" calcext:value-type="float">
            <text:p>1615.4516876967</text:p>
          </table:table-cell>
        </table:table-row>
        <table:table-row table:style-name="ro1">
          <table:table-cell office:value-type="float" office:value="0.662421346999992" calcext:value-type="float">
            <text:p>0.662421347</text:p>
          </table:table-cell>
          <table:table-cell office:value-type="float" office:value="1606.29294173137" calcext:value-type="float">
            <text:p>1606.2929417314</text:p>
          </table:table-cell>
        </table:table-row>
        <table:table-row table:style-name="ro1">
          <table:table-cell office:value-type="float" office:value="0.699763704999981" calcext:value-type="float">
            <text:p>0.699763705</text:p>
          </table:table-cell>
          <table:table-cell office:value-type="float" office:value="1606.75445294636" calcext:value-type="float">
            <text:p>1606.7544529464</text:p>
          </table:table-cell>
        </table:table-row>
        <table:table-row table:style-name="ro1">
          <table:table-cell office:value-type="float" office:value="0.737020802999979" calcext:value-type="float">
            <text:p>0.737020803</text:p>
          </table:table-cell>
          <table:table-cell office:value-type="float" office:value="1610.43138679249" calcext:value-type="float">
            <text:p>1610.4313867925</text:p>
          </table:table-cell>
        </table:table-row>
        <table:table-row table:style-name="ro1">
          <table:table-cell office:value-type="float" office:value="0.77420357699998" calcext:value-type="float">
            <text:p>0.774203577</text:p>
          </table:table-cell>
          <table:table-cell office:value-type="float" office:value="1613.65045007125" calcext:value-type="float">
            <text:p>1613.6504500713</text:p>
          </table:table-cell>
        </table:table-row>
        <table:table-row table:style-name="ro1">
          <table:table-cell office:value-type="float" office:value="0.811295516999991" calcext:value-type="float">
            <text:p>0.811295517</text:p>
          </table:table-cell>
          <table:table-cell office:value-type="float" office:value="1617.60209900003" calcext:value-type="float">
            <text:p>1617.602099</text:p>
          </table:table-cell>
        </table:table-row>
        <table:table-row table:style-name="ro1">
          <table:table-cell office:value-type="float" office:value="0.848644592999989" calcext:value-type="float">
            <text:p>0.848644593</text:p>
          </table:table-cell>
          <table:table-cell office:value-type="float" office:value="1606.465445089" calcext:value-type="float">
            <text:p>1606.465445089</text:p>
          </table:table-cell>
        </table:table-row>
        <table:table-row table:style-name="ro1">
          <table:table-cell office:value-type="float" office:value="0.886168358999981" calcext:value-type="float">
            <text:p>0.886168359</text:p>
          </table:table-cell>
          <table:table-cell office:value-type="float" office:value="1598.98662623608" calcext:value-type="float">
            <text:p>1598.9866262361</text:p>
          </table:table-cell>
        </table:table-row>
        <table:table-row table:style-name="ro1">
          <table:table-cell office:value-type="float" office:value="0.923671863999999" calcext:value-type="float">
            <text:p>0.923671864</text:p>
          </table:table-cell>
          <table:table-cell office:value-type="float" office:value="1599.85046730889" calcext:value-type="float">
            <text:p>1599.8504673089</text:p>
          </table:table-cell>
        </table:table-row>
        <table:table-row table:style-name="ro1">
          <table:table-cell office:value-type="float" office:value="0.961443494999998" calcext:value-type="float">
            <text:p>0.961443495</text:p>
          </table:table-cell>
          <table:table-cell office:value-type="float" office:value="1588.49375606795" calcext:value-type="float">
            <text:p>1588.493756068</text:p>
          </table:table-cell>
        </table:table-row>
        <table:table-row table:style-name="ro1">
          <table:table-cell office:value-type="float" office:value="0.999284867" calcext:value-type="float">
            <text:p>0.999284867</text:p>
          </table:table-cell>
          <table:table-cell office:value-type="float" office:value="1585.56618930191" calcext:value-type="float">
            <text:p>1585.5661893019</text:p>
          </table:table-cell>
        </table:table-row>
        <table:table-row table:style-name="ro1">
          <table:table-cell office:value-type="float" office:value="1.03711540499998" calcext:value-type="float">
            <text:p>1.037115405</text:p>
          </table:table-cell>
          <table:table-cell office:value-type="float" office:value="1586.02026754236" calcext:value-type="float">
            <text:p>1586.0202675424</text:p>
          </table:table-cell>
        </table:table-row>
        <table:table-row table:style-name="ro1">
          <table:table-cell office:value-type="float" office:value="1.07445422199999" calcext:value-type="float">
            <text:p>1.074454222</text:p>
          </table:table-cell>
          <table:table-cell office:value-type="float" office:value="1606.90682835482" calcext:value-type="float">
            <text:p>1606.9068283548</text:p>
          </table:table-cell>
        </table:table-row>
        <table:table-row table:style-name="ro1">
          <table:table-cell office:value-type="float" office:value="1.11156767199998" calcext:value-type="float">
            <text:p>1.111567672</text:p>
          </table:table-cell>
          <table:table-cell office:value-type="float" office:value="1616.66457847524" calcext:value-type="float">
            <text:p>1616.6645784753</text:p>
          </table:table-cell>
        </table:table-row>
        <table:table-row table:style-name="ro1">
          <table:table-cell office:value-type="float" office:value="1.148426798" calcext:value-type="float">
            <text:p>1.148426798</text:p>
          </table:table-cell>
          <table:table-cell office:value-type="float" office:value="1627.81938996492" calcext:value-type="float">
            <text:p>1627.8193899649</text:p>
          </table:table-cell>
        </table:table-row>
        <table:table-row table:style-name="ro1">
          <table:table-cell office:value-type="float" office:value="1.184787484" calcext:value-type="float">
            <text:p>1.184787484</text:p>
          </table:table-cell>
          <table:table-cell office:value-type="float" office:value="1650.13388361288" calcext:value-type="float">
            <text:p>1650.1338836129</text:p>
          </table:table-cell>
        </table:table-row>
        <table:table-row table:style-name="ro1">
          <table:table-cell office:value-type="float" office:value="1.22120952399999" calcext:value-type="float">
            <text:p>1.221209524</text:p>
          </table:table-cell>
          <table:table-cell office:value-type="float" office:value="1647.35418444478" calcext:value-type="float">
            <text:p>1647.3541844448</text:p>
          </table:table-cell>
        </table:table-row>
        <table:table-row table:style-name="ro1">
          <table:table-cell office:value-type="float" office:value="1.25751047" calcext:value-type="float">
            <text:p>1.25751047</text:p>
          </table:table-cell>
          <table:table-cell office:value-type="float" office:value="1652.84948772357" calcext:value-type="float">
            <text:p>1652.8494877236</text:p>
          </table:table-cell>
        </table:table-row>
        <table:table-row table:style-name="ro1">
          <table:table-cell office:value-type="float" office:value="1.29388329099999" calcext:value-type="float">
            <text:p>1.293883291</text:p>
          </table:table-cell>
          <table:table-cell office:value-type="float" office:value="1649.58335236144" calcext:value-type="float">
            <text:p>1649.5833523614</text:p>
          </table:table-cell>
        </table:table-row>
        <table:table-row table:style-name="ro1">
          <table:table-cell office:value-type="float" office:value="1.330468561" calcext:value-type="float">
            <text:p>1.330468561</text:p>
          </table:table-cell>
          <table:table-cell office:value-type="float" office:value="1640.00429681047" calcext:value-type="float">
            <text:p>1640.0042968105</text:p>
          </table:table-cell>
        </table:table-row>
        <table:table-row table:style-name="ro1">
          <table:table-cell office:value-type="float" office:value="1.367342114" calcext:value-type="float">
            <text:p>1.367342114</text:p>
          </table:table-cell>
          <table:table-cell office:value-type="float" office:value="1627.18249581244" calcext:value-type="float">
            <text:p>1627.1824958125</text:p>
          </table:table-cell>
        </table:table-row>
        <table:table-row table:style-name="ro1">
          <table:table-cell office:value-type="float" office:value="1.40426707399999" calcext:value-type="float">
            <text:p>1.404267074</text:p>
          </table:table-cell>
          <table:table-cell office:value-type="float" office:value="1624.91712922671" calcext:value-type="float">
            <text:p>1624.9171292267</text:p>
          </table:table-cell>
        </table:table-row>
        <table:table-row table:style-name="ro1">
          <table:table-cell office:value-type="float" office:value="1.441445265" calcext:value-type="float">
            <text:p>1.441445265</text:p>
          </table:table-cell>
          <table:table-cell office:value-type="float" office:value="1613.84936668878" calcext:value-type="float">
            <text:p>1613.8493666888</text:p>
          </table:table-cell>
        </table:table-row>
        <table:table-row table:style-name="ro1">
          <table:table-cell office:value-type="float" office:value="1.47867272599999" calcext:value-type="float">
            <text:p>1.478672726</text:p>
          </table:table-cell>
          <table:table-cell office:value-type="float" office:value="1611.71346066341" calcext:value-type="float">
            <text:p>1611.7134606634</text:p>
          </table:table-cell>
        </table:table-row>
        <table:table-row table:style-name="ro1">
          <table:table-cell office:value-type="float" office:value="1.51629477399999" calcext:value-type="float">
            <text:p>1.516294774</text:p>
          </table:table-cell>
          <table:table-cell office:value-type="float" office:value="1594.80951169897" calcext:value-type="float">
            <text:p>1594.809511699</text:p>
          </table:table-cell>
        </table:table-row>
        <table:table-row table:style-name="ro1">
          <table:table-cell office:value-type="float" office:value="1.55413828099998" calcext:value-type="float">
            <text:p>1.554138281</text:p>
          </table:table-cell>
          <table:table-cell office:value-type="float" office:value="1585.47673713259" calcext:value-type="float">
            <text:p>1585.4767371326</text:p>
          </table:table-cell>
        </table:table-row>
        <table:table-row table:style-name="ro1">
          <table:table-cell office:value-type="float" office:value="1.591894287" calcext:value-type="float">
            <text:p>1.591894287</text:p>
          </table:table-cell>
          <table:table-cell office:value-type="float" office:value="1589.15114061489" calcext:value-type="float">
            <text:p>1589.1511406149</text:p>
          </table:table-cell>
        </table:table-row>
        <table:table-row table:style-name="ro1">
          <table:table-cell office:value-type="float" office:value="1.62954638700001" calcext:value-type="float">
            <text:p>1.629546387</text:p>
          </table:table-cell>
          <table:table-cell office:value-type="float" office:value="1593.53661548748" calcext:value-type="float">
            <text:p>1593.5366154875</text:p>
          </table:table-cell>
        </table:table-row>
        <table:table-row table:style-name="ro1">
          <table:table-cell office:value-type="float" office:value="1.666776973" calcext:value-type="float">
            <text:p>1.666776973</text:p>
          </table:table-cell>
          <table:table-cell office:value-type="float" office:value="1611.57817929623" calcext:value-type="float">
            <text:p>1611.5781792962</text:p>
          </table:table-cell>
        </table:table-row>
        <table:table-row table:style-name="ro1">
          <table:table-cell office:value-type="float" office:value="1.70361813099998" calcext:value-type="float">
            <text:p>1.703618131</text:p>
          </table:table-cell>
          <table:table-cell office:value-type="float" office:value="1628.61330254659" calcext:value-type="float">
            <text:p>1628.6133025466</text:p>
          </table:table-cell>
        </table:table-row>
        <table:table-row table:style-name="ro1">
          <table:table-cell office:value-type="float" office:value="1.74014970299999" calcext:value-type="float">
            <text:p>1.740149703</text:p>
          </table:table-cell>
          <table:table-cell office:value-type="float" office:value="1642.41495000538" calcext:value-type="float">
            <text:p>1642.4149500054</text:p>
          </table:table-cell>
        </table:table-row>
        <table:table-row table:style-name="ro1">
          <table:table-cell office:value-type="float" office:value="1.776087209" calcext:value-type="float">
            <text:p>1.776087209</text:p>
          </table:table-cell>
          <table:table-cell office:value-type="float" office:value="1669.56493864606" calcext:value-type="float">
            <text:p>1669.5649386461</text:p>
          </table:table-cell>
        </table:table-row>
        <table:table-row table:style-name="ro1">
          <table:table-cell office:value-type="float" office:value="1.81199773500001" calcext:value-type="float">
            <text:p>1.811997735</text:p>
          </table:table-cell>
          <table:table-cell office:value-type="float" office:value="1670.81930239575" calcext:value-type="float">
            <text:p>1670.8193023958</text:p>
          </table:table-cell>
        </table:table-row>
        <table:table-row table:style-name="ro1">
          <table:table-cell office:value-type="float" office:value="1.84740846699998" calcext:value-type="float">
            <text:p>1.847408467</text:p>
          </table:table-cell>
          <table:table-cell office:value-type="float" office:value="1694.40157294811" calcext:value-type="float">
            <text:p>1694.4015729481</text:p>
          </table:table-cell>
        </table:table-row>
        <table:table-row table:style-name="ro1">
          <table:table-cell office:value-type="float" office:value="1.88283722" calcext:value-type="float">
            <text:p>1.88283722</text:p>
          </table:table-cell>
          <table:table-cell office:value-type="float" office:value="1693.53970770485" calcext:value-type="float">
            <text:p>1693.5397077049</text:p>
          </table:table-cell>
        </table:table-row>
        <table:table-row table:style-name="ro1">
          <table:table-cell office:value-type="float" office:value="1.91811633699999" calcext:value-type="float">
            <text:p>1.918116337</text:p>
          </table:table-cell>
          <table:table-cell office:value-type="float" office:value="1700.72283838683" calcext:value-type="float">
            <text:p>1700.7228383868</text:p>
          </table:table-cell>
        </table:table-row>
        <table:table-row table:style-name="ro1">
          <table:table-cell office:value-type="float" office:value="1.953278318" calcext:value-type="float">
            <text:p>1.953278318</text:p>
          </table:table-cell>
          <table:table-cell office:value-type="float" office:value="1706.38849955504" calcext:value-type="float">
            <text:p>1706.3884995551</text:p>
          </table:table-cell>
        </table:table-row>
        <table:table-row table:style-name="ro1">
          <table:table-cell office:value-type="float" office:value="1.988429986" calcext:value-type="float">
            <text:p>1.988429986</text:p>
          </table:table-cell>
          <table:table-cell office:value-type="float" office:value="1706.88912969946" calcext:value-type="float">
            <text:p>1706.8891296995</text:p>
          </table:table-cell>
        </table:table-row>
        <table:table-row table:style-name="ro1">
          <table:table-cell office:value-type="float" office:value="2.023729519" calcext:value-type="float">
            <text:p>2.023729519</text:p>
          </table:table-cell>
          <table:table-cell office:value-type="float" office:value="1699.73920051577" calcext:value-type="float">
            <text:p>1699.7392005158</text:p>
          </table:table-cell>
        </table:table-row>
        <table:table-row table:style-name="ro1">
          <table:table-cell office:value-type="float" office:value="2.059116657" calcext:value-type="float">
            <text:p>2.059116657</text:p>
          </table:table-cell>
          <table:table-cell office:value-type="float" office:value="1695.53129727509" calcext:value-type="float">
            <text:p>1695.5312972751</text:p>
          </table:table-cell>
        </table:table-row>
        <table:table-row table:style-name="ro1">
          <table:table-cell office:value-type="float" office:value="2.09470660899998" calcext:value-type="float">
            <text:p>2.094706609</text:p>
          </table:table-cell>
          <table:table-cell office:value-type="float" office:value="1685.869090243" calcext:value-type="float">
            <text:p>1685.869090243</text:p>
          </table:table-cell>
        </table:table-row>
        <table:table-row table:style-name="ro1">
          <table:table-cell office:value-type="float" office:value="2.13043729099999" calcext:value-type="float">
            <text:p>2.130437291</text:p>
          </table:table-cell>
          <table:table-cell office:value-type="float" office:value="1679.2290726493" calcext:value-type="float">
            <text:p>1679.2290726493</text:p>
          </table:table-cell>
        </table:table-row>
        <table:table-row table:style-name="ro1">
          <table:table-cell office:value-type="float" office:value="2.166261359" calcext:value-type="float">
            <text:p>2.166261359</text:p>
          </table:table-cell>
          <table:table-cell office:value-type="float" office:value="1674.85166676163" calcext:value-type="float">
            <text:p>1674.8516667616</text:p>
          </table:table-cell>
        </table:table-row>
        <table:table-row table:style-name="ro1">
          <table:table-cell office:value-type="float" office:value="2.20193448799998" calcext:value-type="float">
            <text:p>2.201934488</text:p>
          </table:table-cell>
          <table:table-cell office:value-type="float" office:value="1681.93824545201" calcext:value-type="float">
            <text:p>1681.938245452</text:p>
          </table:table-cell>
        </table:table-row>
        <table:table-row table:style-name="ro1">
          <table:table-cell office:value-type="float" office:value="2.236741935" calcext:value-type="float">
            <text:p>2.236741935</text:p>
          </table:table-cell>
          <table:table-cell office:value-type="float" office:value="1723.76905436258" calcext:value-type="float">
            <text:p>1723.7690543626</text:p>
          </table:table-cell>
        </table:table-row>
        <table:table-row table:style-name="ro1">
          <table:table-cell office:value-type="float" office:value="2.27027015599998" calcext:value-type="float">
            <text:p>2.270270156</text:p>
          </table:table-cell>
          <table:table-cell office:value-type="float" office:value="1789.53723789968" calcext:value-type="float">
            <text:p>1789.5372378997</text:p>
          </table:table-cell>
        </table:table-row>
        <table:table-row table:style-name="ro1">
          <table:table-cell office:value-type="float" office:value="2.30312050799998" calcext:value-type="float">
            <text:p>2.303120508</text:p>
          </table:table-cell>
          <table:table-cell office:value-type="float" office:value="1826.46444701736" calcext:value-type="float">
            <text:p>1826.4644470174</text:p>
          </table:table-cell>
        </table:table-row>
        <table:table-row table:style-name="ro1">
          <table:table-cell office:value-type="float" office:value="2.33473830099999" calcext:value-type="float">
            <text:p>2.334738301</text:p>
          </table:table-cell>
          <table:table-cell office:value-type="float" office:value="1897.66565933246" calcext:value-type="float">
            <text:p>1897.6656593325</text:p>
          </table:table-cell>
        </table:table-row>
        <table:table-row table:style-name="ro1">
          <table:table-cell office:value-type="float" office:value="2.366151301" calcext:value-type="float">
            <text:p>2.366151301</text:p>
          </table:table-cell>
          <table:table-cell office:value-type="float" office:value="1910.03724572539" calcext:value-type="float">
            <text:p>1910.0372457254</text:p>
          </table:table-cell>
        </table:table-row>
        <table:table-row table:style-name="ro1">
          <table:table-cell office:value-type="float" office:value="2.39675867099999" calcext:value-type="float">
            <text:p>2.396758671</text:p>
          </table:table-cell>
          <table:table-cell office:value-type="float" office:value="1960.31217318021" calcext:value-type="float">
            <text:p>1960.3121731802</text:p>
          </table:table-cell>
        </table:table-row>
        <table:table-row table:style-name="ro1">
          <table:table-cell office:value-type="float" office:value="2.427681251" calcext:value-type="float">
            <text:p>2.427681251</text:p>
          </table:table-cell>
          <table:table-cell office:value-type="float" office:value="1940.32968788445" calcext:value-type="float">
            <text:p>1940.3296878845</text:p>
          </table:table-cell>
        </table:table-row>
        <table:table-row table:style-name="ro1">
          <table:table-cell office:value-type="float" office:value="2.45794346299999" calcext:value-type="float">
            <text:p>2.457943463</text:p>
          </table:table-cell>
          <table:table-cell office:value-type="float" office:value="1982.67066531708" calcext:value-type="float">
            <text:p>1982.6706653171</text:p>
          </table:table-cell>
        </table:table-row>
        <table:table-row table:style-name="ro1">
          <table:table-cell office:value-type="float" office:value="2.487729943" calcext:value-type="float">
            <text:p>2.487729943</text:p>
          </table:table-cell>
          <table:table-cell office:value-type="float" office:value="2014.33670577975" calcext:value-type="float">
            <text:p>2014.3367057798</text:p>
          </table:table-cell>
        </table:table-row>
        <table:table-row table:style-name="ro1">
          <table:table-cell office:value-type="float" office:value="2.51669688600001" calcext:value-type="float">
            <text:p>2.516696886</text:p>
          </table:table-cell>
          <table:table-cell office:value-type="float" office:value="2071.32661530764" calcext:value-type="float">
            <text:p>2071.3266153076</text:p>
          </table:table-cell>
        </table:table-row>
        <table:table-row table:style-name="ro1">
          <table:table-cell office:value-type="float" office:value="2.54515143099999" calcext:value-type="float">
            <text:p>2.545151431</text:p>
          </table:table-cell>
          <table:table-cell office:value-type="float" office:value="2108.62623176806" calcext:value-type="float">
            <text:p>2108.6262317681</text:p>
          </table:table-cell>
        </table:table-row>
        <table:table-row table:style-name="ro1">
          <table:table-cell office:value-type="float" office:value="2.57292571099998" calcext:value-type="float">
            <text:p>2.572925711</text:p>
          </table:table-cell>
          <table:table-cell office:value-type="float" office:value="2160.27202145384" calcext:value-type="float">
            <text:p>2160.2720214538</text:p>
          </table:table-cell>
        </table:table-row>
        <table:table-row table:style-name="ro1">
          <table:table-cell office:value-type="float" office:value="2.60041597999998" calcext:value-type="float">
            <text:p>2.60041598</text:p>
          </table:table-cell>
          <table:table-cell office:value-type="float" office:value="2182.59050138815" calcext:value-type="float">
            <text:p>2182.5905013882</text:p>
          </table:table-cell>
        </table:table-row>
        <table:table-row table:style-name="ro1">
          <table:table-cell office:value-type="float" office:value="2.627482235" calcext:value-type="float">
            <text:p>2.627482235</text:p>
          </table:table-cell>
          <table:table-cell office:value-type="float" office:value="2216.78248431304" calcext:value-type="float">
            <text:p>2216.782484313</text:p>
          </table:table-cell>
        </table:table-row>
        <table:table-row table:style-name="ro1">
          <table:table-cell office:value-type="float" office:value="2.654134425" calcext:value-type="float">
            <text:p>2.654134425</text:p>
          </table:table-cell>
          <table:table-cell office:value-type="float" office:value="2251.22213221562" calcext:value-type="float">
            <text:p>2251.2221322156</text:p>
          </table:table-cell>
        </table:table-row>
        <table:table-row table:style-name="ro1">
          <table:table-cell office:value-type="float" office:value="2.68027494499998" calcext:value-type="float">
            <text:p>2.680274945</text:p>
          </table:table-cell>
          <table:table-cell office:value-type="float" office:value="2295.28716337839" calcext:value-type="float">
            <text:p>2295.2871633784</text:p>
          </table:table-cell>
        </table:table-row>
        <table:table-row table:style-name="ro1">
          <table:table-cell office:value-type="float" office:value="2.706165048" calcext:value-type="float">
            <text:p>2.706165048</text:p>
          </table:table-cell>
          <table:table-cell office:value-type="float" office:value="2317.48788330222" calcext:value-type="float">
            <text:p>2317.4878833022</text:p>
          </table:table-cell>
        </table:table-row>
        <table:table-row table:style-name="ro1">
          <table:table-cell office:value-type="float" office:value="2.73157728299998" calcext:value-type="float">
            <text:p>2.731577283</text:p>
          </table:table-cell>
          <table:table-cell office:value-type="float" office:value="2361.06741496985" calcext:value-type="float">
            <text:p>2361.0674149699</text:p>
          </table:table-cell>
        </table:table-row>
        <table:table-row table:style-name="ro1">
          <table:table-cell office:value-type="float" office:value="2.756892225" calcext:value-type="float">
            <text:p>2.756892225</text:p>
          </table:table-cell>
          <table:table-cell office:value-type="float" office:value="2370.14171314104" calcext:value-type="float">
            <text:p>2370.1417131411</text:p>
          </table:table-cell>
        </table:table-row>
        <table:table-row table:style-name="ro1">
          <table:table-cell office:value-type="float" office:value="2.78190701" calcext:value-type="float">
            <text:p>2.78190701</text:p>
          </table:table-cell>
          <table:table-cell office:value-type="float" office:value="2398.58147891373" calcext:value-type="float">
            <text:p>2398.5814789137</text:p>
          </table:table-cell>
        </table:table-row>
        <table:table-row table:style-name="ro1">
          <table:table-cell office:value-type="float" office:value="2.80689679399998" calcext:value-type="float">
            <text:p>2.806896794</text:p>
          </table:table-cell>
          <table:table-cell office:value-type="float" office:value="2400.98113693327" calcext:value-type="float">
            <text:p>2400.9811369333</text:p>
          </table:table-cell>
        </table:table-row>
        <table:table-row table:style-name="ro1">
          <table:table-cell office:value-type="float" office:value="2.83201725699999" calcext:value-type="float">
            <text:p>2.832017257</text:p>
          </table:table-cell>
          <table:table-cell office:value-type="float" office:value="2388.49100830594" calcext:value-type="float">
            <text:p>2388.491008306</text:p>
          </table:table-cell>
        </table:table-row>
        <table:table-row table:style-name="ro1">
          <table:table-cell office:value-type="float" office:value="2.85779246299998" calcext:value-type="float">
            <text:p>2.857792463</text:p>
          </table:table-cell>
          <table:table-cell office:value-type="float" office:value="2327.81844692219" calcext:value-type="float">
            <text:p>2327.8184469222</text:p>
          </table:table-cell>
        </table:table-row>
        <table:table-row table:style-name="ro1">
          <table:table-cell office:value-type="float" office:value="2.88389912899999" calcext:value-type="float">
            <text:p>2.883899129</text:p>
          </table:table-cell>
          <table:table-cell office:value-type="float" office:value="2298.2635929073" calcext:value-type="float">
            <text:p>2298.2635929073</text:p>
          </table:table-cell>
        </table:table-row>
        <table:table-row table:style-name="ro1">
          <table:table-cell office:value-type="float" office:value="2.90996834699999" calcext:value-type="float">
            <text:p>2.909968347</text:p>
          </table:table-cell>
          <table:table-cell office:value-type="float" office:value="2301.56501050365" calcext:value-type="float">
            <text:p>2301.5650105037</text:p>
          </table:table-cell>
        </table:table-row>
        <table:table-row table:style-name="ro1">
          <table:table-cell office:value-type="float" office:value="2.935885845" calcext:value-type="float">
            <text:p>2.935885845</text:p>
          </table:table-cell>
          <table:table-cell office:value-type="float" office:value="2315.03828031437" calcext:value-type="float">
            <text:p>2315.0382803144</text:p>
          </table:table-cell>
        </table:table-row>
        <table:table-row table:style-name="ro1">
          <table:table-cell office:value-type="float" office:value="2.96194407299998" calcext:value-type="float">
            <text:p>2.961944073</text:p>
          </table:table-cell>
          <table:table-cell office:value-type="float" office:value="2302.53569045603" calcext:value-type="float">
            <text:p>2302.535690456</text:p>
          </table:table-cell>
        </table:table-row>
        <table:table-row table:style-name="ro1">
          <table:table-cell office:value-type="float" office:value="2.98741432899999" calcext:value-type="float">
            <text:p>2.987414329</text:p>
          </table:table-cell>
          <table:table-cell office:value-type="float" office:value="2355.68892593726" calcext:value-type="float">
            <text:p>2355.6889259373</text:p>
          </table:table-cell>
        </table:table-row>
        <table:table-row table:style-name="ro1">
          <table:table-cell office:value-type="float" office:value="3.01261000099998" calcext:value-type="float">
            <text:p>3.012610001</text:p>
          </table:table-cell>
          <table:table-cell office:value-type="float" office:value="2381.36137031833" calcext:value-type="float">
            <text:p>2381.3613703183</text:p>
          </table:table-cell>
        </table:table-row>
        <table:table-row table:style-name="ro1">
          <table:table-cell office:value-type="float" office:value="3.03757066999998" calcext:value-type="float">
            <text:p>3.03757067</text:p>
          </table:table-cell>
          <table:table-cell office:value-type="float" office:value="2403.7817255624" calcext:value-type="float">
            <text:p>2403.7817255624</text:p>
          </table:table-cell>
        </table:table-row>
        <table:table-row table:style-name="ro1">
          <table:table-cell office:value-type="float" office:value="3.06259915299998" calcext:value-type="float">
            <text:p>3.062599153</text:p>
          </table:table-cell>
          <table:table-cell office:value-type="float" office:value="2397.26874377486" calcext:value-type="float">
            <text:p>2397.2687437749</text:p>
          </table:table-cell>
        </table:table-row>
        <table:table-row table:style-name="ro1">
          <table:table-cell office:value-type="float" office:value="3.08747966599998" calcext:value-type="float">
            <text:p>3.087479666</text:p>
          </table:table-cell>
          <table:table-cell office:value-type="float" office:value="2411.52583951953" calcext:value-type="float">
            <text:p>2411.5258395195</text:p>
          </table:table-cell>
        </table:table-row>
        <table:table-row table:style-name="ro1">
          <table:table-cell office:value-type="float" office:value="3.13541281599998" calcext:value-type="float">
            <text:p>3.135412816</text:p>
          </table:table-cell>
          <table:table-cell office:value-type="float" office:value="1251.74331334354" calcext:value-type="float">
            <text:p>1251.7433133435</text:p>
          </table:table-cell>
        </table:table-row>
        <table:table-row table:style-name="ro1">
          <table:table-cell office:value-type="float" office:value="3.15914676" calcext:value-type="float">
            <text:p>3.15914676</text:p>
          </table:table-cell>
          <table:table-cell office:value-type="float" office:value="2528.02484070765" calcext:value-type="float">
            <text:p>2528.0248407077</text:p>
          </table:table-cell>
        </table:table-row>
        <table:table-row table:style-name="ro1">
          <table:table-cell office:value-type="float" office:value="3.182723151" calcext:value-type="float">
            <text:p>3.182723151</text:p>
          </table:table-cell>
          <table:table-cell office:value-type="float" office:value="2544.9187706458" calcext:value-type="float">
            <text:p>2544.9187706458</text:p>
          </table:table-cell>
        </table:table-row>
        <table:table-row table:style-name="ro1">
          <table:table-cell office:value-type="float" office:value="3.20634662499998" calcext:value-type="float">
            <text:p>3.206346625</text:p>
          </table:table-cell>
          <table:table-cell office:value-type="float" office:value="2539.84659496149" calcext:value-type="float">
            <text:p>2539.8465949615</text:p>
          </table:table-cell>
        </table:table-row>
        <table:table-row table:style-name="ro1">
          <table:table-cell office:value-type="float" office:value="3.22969415999998" calcext:value-type="float">
            <text:p>3.22969416</text:p>
          </table:table-cell>
          <table:table-cell office:value-type="float" office:value="2569.86444179234" calcext:value-type="float">
            <text:p>2569.8644417923</text:p>
          </table:table-cell>
        </table:table-row>
        <table:table-row table:style-name="ro1">
          <table:table-cell office:value-type="float" office:value="3.25309888299998" calcext:value-type="float">
            <text:p>3.253098883</text:p>
          </table:table-cell>
          <table:table-cell office:value-type="float" office:value="2563.58513621388" calcext:value-type="float">
            <text:p>2563.5851362139</text:p>
          </table:table-cell>
        </table:table-row>
        <table:table-row table:style-name="ro1">
          <table:table-cell office:value-type="float" office:value="3.276209698" calcext:value-type="float">
            <text:p>3.276209698</text:p>
          </table:table-cell>
          <table:table-cell office:value-type="float" office:value="2596.18710979851" calcext:value-type="float">
            <text:p>2596.1871097985</text:p>
          </table:table-cell>
        </table:table-row>
        <table:table-row table:style-name="ro1">
          <table:table-cell office:value-type="float" office:value="3.29896717699998" calcext:value-type="float">
            <text:p>3.298967177</text:p>
          </table:table-cell>
          <table:table-cell office:value-type="float" office:value="2636.49589658233" calcext:value-type="float">
            <text:p>2636.4958965823</text:p>
          </table:table-cell>
        </table:table-row>
        <table:table-row table:style-name="ro1">
          <table:table-cell office:value-type="float" office:value="3.321485228" calcext:value-type="float">
            <text:p>3.321485228</text:p>
          </table:table-cell>
          <table:table-cell office:value-type="float" office:value="2664.52900386213" calcext:value-type="float">
            <text:p>2664.5290038621</text:p>
          </table:table-cell>
        </table:table-row>
        <table:table-row table:style-name="ro1">
          <table:table-cell office:value-type="float" office:value="3.34390551799999" calcext:value-type="float">
            <text:p>3.343905518</text:p>
          </table:table-cell>
          <table:table-cell office:value-type="float" office:value="2676.14736473255" calcext:value-type="float">
            <text:p>2676.1473647326</text:p>
          </table:table-cell>
        </table:table-row>
        <table:table-row table:style-name="ro1">
          <table:table-cell office:value-type="float" office:value="3.36596325399998" calcext:value-type="float">
            <text:p>3.365963254</text:p>
          </table:table-cell>
          <table:table-cell office:value-type="float" office:value="2720.13410623907" calcext:value-type="float">
            <text:p>2720.1341062391</text:p>
          </table:table-cell>
        </table:table-row>
        <table:table-row table:style-name="ro1">
          <table:table-cell office:value-type="float" office:value="3.38790739499998" calcext:value-type="float">
            <text:p>3.387907395</text:p>
          </table:table-cell>
          <table:table-cell office:value-type="float" office:value="2734.21502349917" calcext:value-type="float">
            <text:p>2734.2150234992</text:p>
          </table:table-cell>
        </table:table-row>
        <table:table-row table:style-name="ro1">
          <table:table-cell office:value-type="float" office:value="3.40952377399998" calcext:value-type="float">
            <text:p>3.409523774</text:p>
          </table:table-cell>
          <table:table-cell office:value-type="float" office:value="2775.67302090775" calcext:value-type="float">
            <text:p>2775.6730209078</text:p>
          </table:table-cell>
        </table:table-row>
        <table:table-row table:style-name="ro1">
          <table:table-cell office:value-type="float" office:value="3.43090442299999" calcext:value-type="float">
            <text:p>3.430904423</text:p>
          </table:table-cell>
          <table:table-cell office:value-type="float" office:value="2806.2758992946" calcext:value-type="float">
            <text:p>2806.2758992946</text:p>
          </table:table-cell>
        </table:table-row>
        <table:table-row table:style-name="ro1">
          <table:table-cell office:value-type="float" office:value="3.452007726" calcext:value-type="float">
            <text:p>3.452007726</text:p>
          </table:table-cell>
          <table:table-cell office:value-type="float" office:value="2843.15682715396" calcext:value-type="float">
            <text:p>2843.156827154</text:p>
          </table:table-cell>
        </table:table-row>
        <table:table-row table:style-name="ro1">
          <table:table-cell office:value-type="float" office:value="3.472841131" calcext:value-type="float">
            <text:p>3.472841131</text:p>
          </table:table-cell>
          <table:table-cell office:value-type="float" office:value="2879.99009283539" calcext:value-type="float">
            <text:p>2879.9900928354</text:p>
          </table:table-cell>
        </table:table-row>
        <table:table-row table:style-name="ro1">
          <table:table-cell office:value-type="float" office:value="3.4934499" calcext:value-type="float">
            <text:p>3.4934499</text:p>
          </table:table-cell>
          <table:table-cell office:value-type="float" office:value="2911.38204324491" calcext:value-type="float">
            <text:p>2911.3820432449</text:p>
          </table:table-cell>
        </table:table-row>
        <table:table-row table:style-name="ro1">
          <table:table-cell office:value-type="float" office:value="3.513859865" calcext:value-type="float">
            <text:p>3.513859865</text:p>
          </table:table-cell>
          <table:table-cell office:value-type="float" office:value="2939.7404650132" calcext:value-type="float">
            <text:p>2939.7404650132</text:p>
          </table:table-cell>
        </table:table-row>
        <table:table-row table:style-name="ro1">
          <table:table-cell office:value-type="float" office:value="3.53407331899999" calcext:value-type="float">
            <text:p>3.534073319</text:p>
          </table:table-cell>
          <table:table-cell office:value-type="float" office:value="2968.32001102045" calcext:value-type="float">
            <text:p>2968.3200110205</text:p>
          </table:table-cell>
        </table:table-row>
        <table:table-row table:style-name="ro1">
          <table:table-cell office:value-type="float" office:value="3.553980886" calcext:value-type="float">
            <text:p>3.553980886</text:p>
          </table:table-cell>
          <table:table-cell office:value-type="float" office:value="3013.9293264689" calcext:value-type="float">
            <text:p>3013.9293264689</text:p>
          </table:table-cell>
        </table:table-row>
        <table:table-row table:style-name="ro1">
          <table:table-cell office:value-type="float" office:value="3.57371251399999" calcext:value-type="float">
            <text:p>3.573712514</text:p>
          </table:table-cell>
          <table:table-cell office:value-type="float" office:value="3040.80332347822" calcext:value-type="float">
            <text:p>3040.8033234782</text:p>
          </table:table-cell>
        </table:table-row>
        <table:table-row table:style-name="ro1">
          <table:table-cell office:value-type="float" office:value="3.59339716299999" calcext:value-type="float">
            <text:p>3.593397163</text:p>
          </table:table-cell>
          <table:table-cell office:value-type="float" office:value="3048.06044547732" calcext:value-type="float">
            <text:p>3048.0604454773</text:p>
          </table:table-cell>
        </table:table-row>
        <table:table-row table:style-name="ro1">
          <table:table-cell office:value-type="float" office:value="3.61273456999999" calcext:value-type="float">
            <text:p>3.61273457</text:p>
          </table:table-cell>
          <table:table-cell office:value-type="float" office:value="3102.79449566409" calcext:value-type="float">
            <text:p>3102.7944956641</text:p>
          </table:table-cell>
        </table:table-row>
        <table:table-row table:style-name="ro1">
          <table:table-cell office:value-type="float" office:value="3.632065987" calcext:value-type="float">
            <text:p>3.632065987</text:p>
          </table:table-cell>
          <table:table-cell office:value-type="float" office:value="3103.75592228674" calcext:value-type="float">
            <text:p>3103.7559222868</text:p>
          </table:table-cell>
        </table:table-row>
        <table:table-row table:style-name="ro1">
          <table:table-cell office:value-type="float" office:value="3.65124917399999" calcext:value-type="float">
            <text:p>3.651249174</text:p>
          </table:table-cell>
          <table:table-cell office:value-type="float" office:value="3127.73888927097" calcext:value-type="float">
            <text:p>3127.738889271</text:p>
          </table:table-cell>
        </table:table-row>
        <table:table-row table:style-name="ro1">
          <table:table-cell office:value-type="float" office:value="3.67026642299999" calcext:value-type="float">
            <text:p>3.670266423</text:p>
          </table:table-cell>
          <table:table-cell office:value-type="float" office:value="3155.03046734032" calcext:value-type="float">
            <text:p>3155.0304673403</text:p>
          </table:table-cell>
        </table:table-row>
        <table:table-row table:style-name="ro1">
          <table:table-cell office:value-type="float" office:value="3.689248359" calcext:value-type="float">
            <text:p>3.689248359</text:p>
          </table:table-cell>
          <table:table-cell office:value-type="float" office:value="3160.8999208482" calcext:value-type="float">
            <text:p>3160.8999208482</text:p>
          </table:table-cell>
        </table:table-row>
        <table:table-row table:style-name="ro1">
          <table:table-cell office:value-type="float" office:value="3.70813716999999" calcext:value-type="float">
            <text:p>3.70813717</text:p>
          </table:table-cell>
          <table:table-cell office:value-type="float" office:value="3176.48368656218" calcext:value-type="float">
            <text:p>3176.4836865622</text:p>
          </table:table-cell>
        </table:table-row>
        <table:table-row table:style-name="ro1">
          <table:table-cell office:value-type="float" office:value="3.72692603199999" calcext:value-type="float">
            <text:p>3.726926032</text:p>
          </table:table-cell>
          <table:table-cell office:value-type="float" office:value="3193.38127024267" calcext:value-type="float">
            <text:p>3193.3812702427</text:p>
          </table:table-cell>
        </table:table-row>
        <table:table-row table:style-name="ro1">
          <table:table-cell office:value-type="float" office:value="3.74577906099998" calcext:value-type="float">
            <text:p>3.745779061</text:p>
          </table:table-cell>
          <table:table-cell office:value-type="float" office:value="3182.51247584931" calcext:value-type="float">
            <text:p>3182.5124758493</text:p>
          </table:table-cell>
        </table:table-row>
        <table:table-row table:style-name="ro1">
          <table:table-cell office:value-type="float" office:value="3.76452510999999" calcext:value-type="float">
            <text:p>3.76452511</text:p>
          </table:table-cell>
          <table:table-cell office:value-type="float" office:value="3200.67444611675" calcext:value-type="float">
            <text:p>3200.6744461168</text:p>
          </table:table-cell>
        </table:table-row>
        <table:table-row table:style-name="ro1">
          <table:table-cell office:value-type="float" office:value="3.78330829499998" calcext:value-type="float">
            <text:p>3.783308295</text:p>
          </table:table-cell>
          <table:table-cell office:value-type="float" office:value="3194.34643272871" calcext:value-type="float">
            <text:p>3194.3464327287</text:p>
          </table:table-cell>
        </table:table-row>
        <table:table-row table:style-name="ro1">
          <table:table-cell office:value-type="float" office:value="3.80219257499999" calcext:value-type="float">
            <text:p>3.802192575</text:p>
          </table:table-cell>
          <table:table-cell office:value-type="float" office:value="3177.24583621784" calcext:value-type="float">
            <text:p>3177.2458362179</text:p>
          </table:table-cell>
        </table:table-row>
        <table:table-row table:style-name="ro1">
          <table:table-cell office:value-type="float" office:value="3.820997947" calcext:value-type="float">
            <text:p>3.820997947</text:p>
          </table:table-cell>
          <table:table-cell office:value-type="float" office:value="3190.5776711033" calcext:value-type="float">
            <text:p>3190.5776711033</text:p>
          </table:table-cell>
        </table:table-row>
        <table:table-row table:style-name="ro1">
          <table:table-cell office:value-type="float" office:value="3.83989608099998" calcext:value-type="float">
            <text:p>3.839896081</text:p>
          </table:table-cell>
          <table:table-cell office:value-type="float" office:value="3174.91663462937" calcext:value-type="float">
            <text:p>3174.9166346294</text:p>
          </table:table-cell>
        </table:table-row>
        <table:table-row table:style-name="ro1">
          <table:table-cell office:value-type="float" office:value="3.85867124499998" calcext:value-type="float">
            <text:p>3.858671245</text:p>
          </table:table-cell>
          <table:table-cell office:value-type="float" office:value="3195.71110004609" calcext:value-type="float">
            <text:p>3195.7111000461</text:p>
          </table:table-cell>
        </table:table-row>
        <table:table-row table:style-name="ro1">
          <table:table-cell office:value-type="float" office:value="3.87752838899999" calcext:value-type="float">
            <text:p>3.877528389</text:p>
          </table:table-cell>
          <table:table-cell office:value-type="float" office:value="3181.81798897922" calcext:value-type="float">
            <text:p>3181.8179889792</text:p>
          </table:table-cell>
        </table:table-row>
        <table:table-row table:style-name="ro1">
          <table:table-cell office:value-type="float" office:value="3.89643235599999" calcext:value-type="float">
            <text:p>3.896432356</text:p>
          </table:table-cell>
          <table:table-cell office:value-type="float" office:value="3173.93698370295" calcext:value-type="float">
            <text:p>3173.936983703</text:p>
          </table:table-cell>
        </table:table-row>
        <table:table-row table:style-name="ro1">
          <table:table-cell office:value-type="float" office:value="3.91533501999999" calcext:value-type="float">
            <text:p>3.91533502</text:p>
          </table:table-cell>
          <table:table-cell office:value-type="float" office:value="3174.15576979072" calcext:value-type="float">
            <text:p>3174.1557697907</text:p>
          </table:table-cell>
        </table:table-row>
        <table:table-row table:style-name="ro1">
          <table:table-cell office:value-type="float" office:value="3.934319561" calcext:value-type="float">
            <text:p>3.934319561</text:p>
          </table:table-cell>
          <table:table-cell office:value-type="float" office:value="3160.46619193858" calcext:value-type="float">
            <text:p>3160.4661919386</text:p>
          </table:table-cell>
        </table:table-row>
        <table:table-row table:style-name="ro1">
          <table:table-cell office:value-type="float" office:value="3.95336514299998" calcext:value-type="float">
            <text:p>3.953365143</text:p>
          </table:table-cell>
          <table:table-cell office:value-type="float" office:value="3150.33691278283" calcext:value-type="float">
            <text:p>3150.3369127828</text:p>
          </table:table-cell>
        </table:table-row>
        <table:table-row table:style-name="ro1">
          <table:table-cell office:value-type="float" office:value="3.97254041399998" calcext:value-type="float">
            <text:p>3.972540414</text:p>
          </table:table-cell>
          <table:table-cell office:value-type="float" office:value="3129.03009297844" calcext:value-type="float">
            <text:p>3129.0300929785</text:p>
          </table:table-cell>
        </table:table-row>
        <table:table-row table:style-name="ro1">
          <table:table-cell office:value-type="float" office:value="3.99170057999999" calcext:value-type="float">
            <text:p>3.99170058</text:p>
          </table:table-cell>
          <table:table-cell office:value-type="float" office:value="3131.4968774269" calcext:value-type="float">
            <text:p>3131.4968774269</text:p>
          </table:table-cell>
        </table:table-row>
        <table:table-row table:style-name="ro1">
          <table:table-cell office:value-type="float" office:value="4.01097131999998" calcext:value-type="float">
            <text:p>4.01097132</text:p>
          </table:table-cell>
          <table:table-cell office:value-type="float" office:value="3113.52859309047" calcext:value-type="float">
            <text:p>3113.5285930905</text:p>
          </table:table-cell>
        </table:table-row>
        <table:table-row table:style-name="ro1">
          <table:table-cell office:value-type="float" office:value="4.03035315399998" calcext:value-type="float">
            <text:p>4.030353154</text:p>
          </table:table-cell>
          <table:table-cell office:value-type="float" office:value="3095.68227650685" calcext:value-type="float">
            <text:p>3095.6822765069</text:p>
          </table:table-cell>
        </table:table-row>
        <table:table-row table:style-name="ro1">
          <table:table-cell office:value-type="float" office:value="4.04973394699999" calcext:value-type="float">
            <text:p>4.049733947</text:p>
          </table:table-cell>
          <table:table-cell office:value-type="float" office:value="3095.84855480204" calcext:value-type="float">
            <text:p>3095.848554802</text:p>
          </table:table-cell>
        </table:table-row>
        <table:table-row table:style-name="ro1">
          <table:table-cell office:value-type="float" office:value="4.06916635499999" calcext:value-type="float">
            <text:p>4.069166355</text:p>
          </table:table-cell>
          <table:table-cell office:value-type="float" office:value="3087.62557887832" calcext:value-type="float">
            <text:p>3087.6255788783</text:p>
          </table:table-cell>
        </table:table-row>
        <table:table-row table:style-name="ro1">
          <table:table-cell office:value-type="float" office:value="4.088565012" calcext:value-type="float">
            <text:p>4.088565012</text:p>
          </table:table-cell>
          <table:table-cell office:value-type="float" office:value="3092.99762349358" calcext:value-type="float">
            <text:p>3092.9976234936</text:p>
          </table:table-cell>
        </table:table-row>
        <table:table-row table:style-name="ro1">
          <table:table-cell office:value-type="float" office:value="4.10803356599999" calcext:value-type="float">
            <text:p>4.108033566</text:p>
          </table:table-cell>
          <table:table-cell office:value-type="float" office:value="3081.8929849667" calcext:value-type="float">
            <text:p>3081.8929849667</text:p>
          </table:table-cell>
        </table:table-row>
        <table:table-row table:style-name="ro1">
          <table:table-cell office:value-type="float" office:value="4.127413265" calcext:value-type="float">
            <text:p>4.127413265</text:p>
          </table:table-cell>
          <table:table-cell office:value-type="float" office:value="3096.02331800725" calcext:value-type="float">
            <text:p>3096.0233180073</text:p>
          </table:table-cell>
        </table:table-row>
        <table:table-row table:style-name="ro1">
          <table:table-cell office:value-type="float" office:value="4.14679942199999" calcext:value-type="float">
            <text:p>4.146799422</text:p>
          </table:table-cell>
          <table:table-cell office:value-type="float" office:value="3094.99195740782" calcext:value-type="float">
            <text:p>3094.9919574078</text:p>
          </table:table-cell>
        </table:table-row>
        <table:table-row table:style-name="ro1">
          <table:table-cell office:value-type="float" office:value="4.16627469399998" calcext:value-type="float">
            <text:p>4.166274694</text:p>
          </table:table-cell>
          <table:table-cell office:value-type="float" office:value="3080.82988520101" calcext:value-type="float">
            <text:p>3080.829885201</text:p>
          </table:table-cell>
        </table:table-row>
        <table:table-row table:style-name="ro1">
          <table:table-cell office:value-type="float" office:value="4.185766269" calcext:value-type="float">
            <text:p>4.185766269</text:p>
          </table:table-cell>
          <table:table-cell office:value-type="float" office:value="3078.25304009273" calcext:value-type="float">
            <text:p>3078.2530400927</text:p>
          </table:table-cell>
        </table:table-row>
        <table:table-row table:style-name="ro1">
          <table:table-cell office:value-type="float" office:value="4.20532607299998" calcext:value-type="float">
            <text:p>4.205326073</text:p>
          </table:table-cell>
          <table:table-cell office:value-type="float" office:value="3067.51540046385" calcext:value-type="float">
            <text:p>3067.5154004639</text:p>
          </table:table-cell>
        </table:table-row>
        <table:table-row table:style-name="ro1">
          <table:table-cell office:value-type="float" office:value="4.22479686599999" calcext:value-type="float">
            <text:p>4.224796866</text:p>
          </table:table-cell>
          <table:table-cell office:value-type="float" office:value="3081.53858961816" calcext:value-type="float">
            <text:p>3081.5385896182</text:p>
          </table:table-cell>
        </table:table-row>
        <table:table-row table:style-name="ro1">
          <table:table-cell office:value-type="float" office:value="4.24415333599998" calcext:value-type="float">
            <text:p>4.244153336</text:p>
          </table:table-cell>
          <table:table-cell office:value-type="float" office:value="3099.73874368765" calcext:value-type="float">
            <text:p>3099.7387436877</text:p>
          </table:table-cell>
        </table:table-row>
        <table:table-row table:style-name="ro1">
          <table:table-cell office:value-type="float" office:value="4.263620379" calcext:value-type="float">
            <text:p>4.263620379</text:p>
          </table:table-cell>
          <table:table-cell office:value-type="float" office:value="3082.13219644802" calcext:value-type="float">
            <text:p>3082.132196448</text:p>
          </table:table-cell>
        </table:table-row>
        <table:table-row table:style-name="ro1">
          <table:table-cell office:value-type="float" office:value="4.28306184899998" calcext:value-type="float">
            <text:p>4.283061849</text:p>
          </table:table-cell>
          <table:table-cell office:value-type="float" office:value="3086.18638405819" calcext:value-type="float">
            <text:p>3086.1863840582</text:p>
          </table:table-cell>
        </table:table-row>
        <table:table-row table:style-name="ro1">
          <table:table-cell office:value-type="float" office:value="4.30253107999999" calcext:value-type="float">
            <text:p>4.30253108</text:p>
          </table:table-cell>
          <table:table-cell office:value-type="float" office:value="3081.78581886205" calcext:value-type="float">
            <text:p>3081.7858188621</text:p>
          </table:table-cell>
        </table:table-row>
        <table:table-row table:style-name="ro1">
          <table:table-cell office:value-type="float" office:value="4.321905727" calcext:value-type="float">
            <text:p>4.321905727</text:p>
          </table:table-cell>
          <table:table-cell office:value-type="float" office:value="3096.83061580322" calcext:value-type="float">
            <text:p>3096.8306158032</text:p>
          </table:table-cell>
        </table:table-row>
        <table:table-row table:style-name="ro1">
          <table:table-cell office:value-type="float" office:value="4.34136198899998" calcext:value-type="float">
            <text:p>4.341361989</text:p>
          </table:table-cell>
          <table:table-cell office:value-type="float" office:value="3083.84005108845" calcext:value-type="float">
            <text:p>3083.8400510885</text:p>
          </table:table-cell>
        </table:table-row>
        <table:table-row table:style-name="ro1">
          <table:table-cell office:value-type="float" office:value="4.36080575" calcext:value-type="float">
            <text:p>4.36080575</text:p>
          </table:table-cell>
          <table:table-cell office:value-type="float" office:value="3085.82274797249" calcext:value-type="float">
            <text:p>3085.8227479725</text:p>
          </table:table-cell>
        </table:table-row>
        <table:table-row table:style-name="ro1">
          <table:table-cell office:value-type="float" office:value="4.38032435599999" calcext:value-type="float">
            <text:p>4.380324356</text:p>
          </table:table-cell>
          <table:table-cell office:value-type="float" office:value="3073.9900175262" calcext:value-type="float">
            <text:p>3073.9900175262</text:p>
          </table:table-cell>
        </table:table-row>
        <table:table-row table:style-name="ro1">
          <table:table-cell office:value-type="float" office:value="4.39970738899999" calcext:value-type="float">
            <text:p>4.399707389</text:p>
          </table:table-cell>
          <table:table-cell office:value-type="float" office:value="3095.4907830993" calcext:value-type="float">
            <text:p>3095.4907830993</text:p>
          </table:table-cell>
        </table:table-row>
        <table:table-row table:style-name="ro1">
          <table:table-cell office:value-type="float" office:value="4.419187921" calcext:value-type="float">
            <text:p>4.419187921</text:p>
          </table:table-cell>
          <table:table-cell office:value-type="float" office:value="3079.99802058524" calcext:value-type="float">
            <text:p>3079.9980205852</text:p>
          </table:table-cell>
        </table:table-row>
        <table:table-row table:style-name="ro1">
          <table:table-cell office:value-type="float" office:value="4.43845433799999" calcext:value-type="float">
            <text:p>4.438454338</text:p>
          </table:table-cell>
          <table:table-cell office:value-type="float" office:value="3114.22720685704" calcext:value-type="float">
            <text:p>3114.227206857</text:p>
          </table:table-cell>
        </table:table-row>
        <table:table-row table:style-name="ro1">
          <table:table-cell office:value-type="float" office:value="4.45786221500001" calcext:value-type="float">
            <text:p>4.457862215</text:p>
          </table:table-cell>
          <table:table-cell office:value-type="float" office:value="3091.528249068" calcext:value-type="float">
            <text:p>3091.528249068</text:p>
          </table:table-cell>
        </table:table-row>
        <table:table-row table:style-name="ro1">
          <table:table-cell office:value-type="float" office:value="4.477107069" calcext:value-type="float">
            <text:p>4.477107069</text:p>
          </table:table-cell>
          <table:table-cell office:value-type="float" office:value="3117.71655945126" calcext:value-type="float">
            <text:p>3117.7165594513</text:p>
          </table:table-cell>
        </table:table-row>
        <table:table-row table:style-name="ro1">
          <table:table-cell office:value-type="float" office:value="4.49653072699999" calcext:value-type="float">
            <text:p>4.496530727</text:p>
          </table:table-cell>
          <table:table-cell office:value-type="float" office:value="3089.01649730546" calcext:value-type="float">
            <text:p>3089.0164973055</text:p>
          </table:table-cell>
        </table:table-row>
        <table:table-row table:style-name="ro1">
          <table:table-cell office:value-type="float" office:value="4.51600860299999" calcext:value-type="float">
            <text:p>4.516008603</text:p>
          </table:table-cell>
          <table:table-cell office:value-type="float" office:value="3080.41800861713" calcext:value-type="float">
            <text:p>3080.4180086171</text:p>
          </table:table-cell>
        </table:table-row>
        <table:table-row table:style-name="ro1">
          <table:table-cell office:value-type="float" office:value="4.53541226100001" calcext:value-type="float">
            <text:p>4.535412261</text:p>
          </table:table-cell>
          <table:table-cell office:value-type="float" office:value="3092.20045003633" calcext:value-type="float">
            <text:p>3092.2004500363</text:p>
          </table:table-cell>
        </table:table-row>
        <table:table-row table:style-name="ro1">
          <table:table-cell office:value-type="float" office:value="4.55487336599998" calcext:value-type="float">
            <text:p>4.554873366</text:p>
          </table:table-cell>
          <table:table-cell office:value-type="float" office:value="3083.07262100855" calcext:value-type="float">
            <text:p>3083.0726210086</text:p>
          </table:table-cell>
        </table:table-row>
        <table:table-row table:style-name="ro1">
          <table:table-cell office:value-type="float" office:value="4.574361243" calcext:value-type="float">
            <text:p>4.574361243</text:p>
          </table:table-cell>
          <table:table-cell office:value-type="float" office:value="3078.83716630327" calcext:value-type="float">
            <text:p>3078.8371663033</text:p>
          </table:table-cell>
        </table:table-row>
        <table:table-row table:style-name="ro1">
          <table:table-cell office:value-type="float" office:value="4.59381250499999" calcext:value-type="float">
            <text:p>4.593812505</text:p>
          </table:table-cell>
          <table:table-cell office:value-type="float" office:value="3084.63276059062" calcext:value-type="float">
            <text:p>3084.6327605906</text:p>
          </table:table-cell>
        </table:table-row>
        <table:table-row table:style-name="ro1">
          <table:table-cell office:value-type="float" office:value="4.613341319" calcext:value-type="float">
            <text:p>4.613341319</text:p>
          </table:table-cell>
          <table:table-cell office:value-type="float" office:value="3072.38319746219" calcext:value-type="float">
            <text:p>3072.3831974622</text:p>
          </table:table-cell>
        </table:table-row>
        <table:table-row table:style-name="ro1">
          <table:table-cell office:value-type="float" office:value="4.632810914" calcext:value-type="float">
            <text:p>4.632810914</text:p>
          </table:table-cell>
          <table:table-cell office:value-type="float" office:value="3081.72820235798" calcext:value-type="float">
            <text:p>3081.728202358</text:p>
          </table:table-cell>
        </table:table-row>
        <table:table-row table:style-name="ro1">
          <table:table-cell office:value-type="float" office:value="4.65244899999999" calcext:value-type="float">
            <text:p>4.652449</text:p>
          </table:table-cell>
          <table:table-cell office:value-type="float" office:value="3055.28756723246" calcext:value-type="float">
            <text:p>3055.2875672325</text:p>
          </table:table-cell>
        </table:table-row>
        <table:table-row table:style-name="ro1">
          <table:table-cell office:value-type="float" office:value="4.67193380399999" calcext:value-type="float">
            <text:p>4.671933804</text:p>
          </table:table-cell>
          <table:table-cell office:value-type="float" office:value="3079.32273786263" calcext:value-type="float">
            <text:p>3079.3227378626</text:p>
          </table:table-cell>
        </table:table-row>
        <table:table-row table:style-name="ro1">
          <table:table-cell office:value-type="float" office:value="4.69148740999998" calcext:value-type="float">
            <text:p>4.69148741</text:p>
          </table:table-cell>
          <table:table-cell office:value-type="float" office:value="3068.48772548841" calcext:value-type="float">
            <text:p>3068.4877254884</text:p>
          </table:table-cell>
        </table:table-row>
        <table:table-row table:style-name="ro1">
          <table:table-cell office:value-type="float" office:value="4.71100111999999" calcext:value-type="float">
            <text:p>4.71100112</text:p>
          </table:table-cell>
          <table:table-cell office:value-type="float" office:value="3074.76128321891" calcext:value-type="float">
            <text:p>3074.7612832189</text:p>
          </table:table-cell>
        </table:table-row>
        <table:table-row table:style-name="ro1">
          <table:table-cell office:value-type="float" office:value="4.73050665299999" calcext:value-type="float">
            <text:p>4.730506653</text:p>
          </table:table-cell>
          <table:table-cell office:value-type="float" office:value="3076.05026737794" calcext:value-type="float">
            <text:p>3076.050267378</text:p>
          </table:table-cell>
        </table:table-row>
        <table:table-row table:style-name="ro1">
          <table:table-cell office:value-type="float" office:value="4.74994072799998" calcext:value-type="float">
            <text:p>4.749940728</text:p>
          </table:table-cell>
          <table:table-cell office:value-type="float" office:value="3087.36073108823" calcext:value-type="float">
            <text:p>3087.3607310882</text:p>
          </table:table-cell>
        </table:table-row>
        <table:table-row table:style-name="ro1">
          <table:table-cell office:value-type="float" office:value="4.76934756199998" calcext:value-type="float">
            <text:p>4.769347562</text:p>
          </table:table-cell>
          <table:table-cell office:value-type="float" office:value="3091.69440002513" calcext:value-type="float">
            <text:p>3091.6944000251</text:p>
          </table:table-cell>
        </table:table-row>
        <table:table-row table:style-name="ro1">
          <table:table-cell office:value-type="float" office:value="4.78884580299999" calcext:value-type="float">
            <text:p>4.788845803</text:p>
          </table:table-cell>
          <table:table-cell office:value-type="float" office:value="3077.20065620153" calcext:value-type="float">
            <text:p>3077.2006562015</text:p>
          </table:table-cell>
        </table:table-row>
        <table:table-row table:style-name="ro1">
          <table:table-cell office:value-type="float" office:value="4.808270607" calcext:value-type="float">
            <text:p>4.808270607</text:p>
          </table:table-cell>
          <table:table-cell office:value-type="float" office:value="3088.83425541734" calcext:value-type="float">
            <text:p>3088.8342554173</text:p>
          </table:table-cell>
        </table:table-row>
        <table:table-row table:style-name="ro1">
          <table:table-cell office:value-type="float" office:value="4.82765322199998" calcext:value-type="float">
            <text:p>4.827653222</text:p>
          </table:table-cell>
          <table:table-cell office:value-type="float" office:value="3095.55753958125" calcext:value-type="float">
            <text:p>3095.5575395813</text:p>
          </table:table-cell>
        </table:table-row>
        <table:table-row table:style-name="ro1">
          <table:table-cell office:value-type="float" office:value="4.847108859" calcext:value-type="float">
            <text:p>4.847108859</text:p>
          </table:table-cell>
          <table:table-cell office:value-type="float" office:value="3083.93911748734" calcext:value-type="float">
            <text:p>3083.9391174873</text:p>
          </table:table-cell>
        </table:table-row>
        <table:table-row table:style-name="ro1">
          <table:table-cell office:value-type="float" office:value="4.866513454" calcext:value-type="float">
            <text:p>4.866513454</text:p>
          </table:table-cell>
          <table:table-cell office:value-type="float" office:value="3092.05113531139" calcext:value-type="float">
            <text:p>3092.0511353114</text:p>
          </table:table-cell>
        </table:table-row>
        <table:table-row table:style-name="ro1">
          <table:table-cell office:value-type="float" office:value="4.886015289" calcext:value-type="float">
            <text:p>4.886015289</text:p>
          </table:table-cell>
          <table:table-cell office:value-type="float" office:value="3076.63355781651" calcext:value-type="float">
            <text:p>3076.6335578165</text:p>
          </table:table-cell>
        </table:table-row>
        <table:table-row table:style-name="ro1">
          <table:table-cell office:value-type="float" office:value="4.905471968" calcext:value-type="float">
            <text:p>4.905471968</text:p>
          </table:table-cell>
          <table:table-cell office:value-type="float" office:value="3083.77395751849" calcext:value-type="float">
            <text:p>3083.7739575185</text:p>
          </table:table-cell>
        </table:table-row>
        <table:table-row table:style-name="ro1">
          <table:table-cell office:value-type="float" office:value="4.92506442799999" calcext:value-type="float">
            <text:p>4.925064428</text:p>
          </table:table-cell>
          <table:table-cell office:value-type="float" office:value="3062.40257732049" calcext:value-type="float">
            <text:p>3062.4025773205</text:p>
          </table:table-cell>
        </table:table-row>
        <table:table-row table:style-name="ro1">
          <table:table-cell office:value-type="float" office:value="4.944483034" calcext:value-type="float">
            <text:p>4.944483034</text:p>
          </table:table-cell>
          <table:table-cell office:value-type="float" office:value="3089.8201446566" calcext:value-type="float">
            <text:p>3089.8201446566</text:p>
          </table:table-cell>
        </table:table-row>
        <table:table-row table:style-name="ro1">
          <table:table-cell office:value-type="float" office:value="4.963953202" calcext:value-type="float">
            <text:p>4.963953202</text:p>
          </table:table-cell>
          <table:table-cell office:value-type="float" office:value="3081.63750821288" calcext:value-type="float">
            <text:p>3081.6375082129</text:p>
          </table:table-cell>
        </table:table-row>
        <table:table-row table:style-name="ro1">
          <table:table-cell office:value-type="float" office:value="4.983405766" calcext:value-type="float">
            <text:p>4.983405766</text:p>
          </table:table-cell>
          <table:table-cell office:value-type="float" office:value="3084.42629979185" calcext:value-type="float">
            <text:p>3084.4262997919</text:p>
          </table:table-cell>
        </table:table-row>
        <table:table-row table:style-name="ro1">
          <table:table-cell office:value-type="float" office:value="5.00284046499999" calcext:value-type="float">
            <text:p>5.002840465</text:p>
          </table:table-cell>
          <table:table-cell office:value-type="float" office:value="3087.26160359055" calcext:value-type="float">
            <text:p>3087.2616035906</text:p>
          </table:table-cell>
        </table:table-row>
        <table:table-row table:style-name="ro1">
          <table:table-cell office:value-type="float" office:value="5.02241339399998" calcext:value-type="float">
            <text:p>5.022413394</text:p>
          </table:table-cell>
          <table:table-cell office:value-type="float" office:value="3065.45841963792" calcext:value-type="float">
            <text:p>3065.4584196379</text:p>
          </table:table-cell>
        </table:table-row>
        <table:table-row table:style-name="ro1">
          <table:table-cell office:value-type="float" office:value="5.04197679199999" calcext:value-type="float">
            <text:p>5.041976792</text:p>
          </table:table-cell>
          <table:table-cell office:value-type="float" office:value="3066.95186592801" calcext:value-type="float">
            <text:p>3066.951865928</text:p>
          </table:table-cell>
        </table:table-row>
        <table:table-row table:style-name="ro1">
          <table:table-cell office:value-type="float" office:value="5.06154524199999" calcext:value-type="float">
            <text:p>5.061545242</text:p>
          </table:table-cell>
          <table:table-cell office:value-type="float" office:value="3066.16006888508" calcext:value-type="float">
            <text:p>3066.1600688851</text:p>
          </table:table-cell>
        </table:table-row>
        <table:table-row table:style-name="ro1">
          <table:table-cell office:value-type="float" office:value="5.08109463" calcext:value-type="float">
            <text:p>5.08109463</text:p>
          </table:table-cell>
          <table:table-cell office:value-type="float" office:value="3069.1497861721" calcext:value-type="float">
            <text:p>3069.1497861721</text:p>
          </table:table-cell>
        </table:table-row>
        <table:table-row table:style-name="ro1">
          <table:table-cell office:value-type="float" office:value="5.100638288" calcext:value-type="float">
            <text:p>5.100638288</text:p>
          </table:table-cell>
          <table:table-cell office:value-type="float" office:value="3070.04962939842" calcext:value-type="float">
            <text:p>3070.0496293984</text:p>
          </table:table-cell>
        </table:table-row>
        <table:table-row table:style-name="ro1">
          <table:table-cell office:value-type="float" office:value="5.12013975899998" calcext:value-type="float">
            <text:p>5.120139759</text:p>
          </table:table-cell>
          <table:table-cell office:value-type="float" office:value="3076.69098398011" calcext:value-type="float">
            <text:p>3076.6909839801</text:p>
          </table:table-cell>
        </table:table-row>
        <table:table-row table:style-name="ro1">
          <table:table-cell office:value-type="float" office:value="5.13968268799999" calcext:value-type="float">
            <text:p>5.139682688</text:p>
          </table:table-cell>
          <table:table-cell office:value-type="float" office:value="3070.16414990646" calcext:value-type="float">
            <text:p>3070.1641499065</text:p>
          </table:table-cell>
        </table:table-row>
        <table:table-row table:style-name="ro1">
          <table:table-cell office:value-type="float" office:value="5.15925827299998" calcext:value-type="float">
            <text:p>5.159258273</text:p>
          </table:table-cell>
          <table:table-cell office:value-type="float" office:value="3065.04250064806" calcext:value-type="float">
            <text:p>3065.0425006481</text:p>
          </table:table-cell>
        </table:table-row>
        <table:table-row table:style-name="ro1">
          <table:table-cell office:value-type="float" office:value="5.17875484799998" calcext:value-type="float">
            <text:p>5.178754848</text:p>
          </table:table-cell>
          <table:table-cell office:value-type="float" office:value="3077.46360578636" calcext:value-type="float">
            <text:p>3077.4636057864</text:p>
          </table:table-cell>
        </table:table-row>
        <table:table-row table:style-name="ro1">
          <table:table-cell office:value-type="float" office:value="5.19823678699999" calcext:value-type="float">
            <text:p>5.198236787</text:p>
          </table:table-cell>
          <table:table-cell office:value-type="float" office:value="3079.77558085946" calcext:value-type="float">
            <text:p>3079.7755808595</text:p>
          </table:table-cell>
        </table:table-row>
        <table:table-row table:style-name="ro1">
          <table:table-cell office:value-type="float" office:value="5.217734143" calcext:value-type="float">
            <text:p>5.217734143</text:p>
          </table:table-cell>
          <table:table-cell office:value-type="float" office:value="3077.34033270713" calcext:value-type="float">
            <text:p>3077.3403327071</text:p>
          </table:table-cell>
        </table:table-row>
        <table:table-row table:style-name="ro1">
          <table:table-cell office:value-type="float" office:value="5.237123217" calcext:value-type="float">
            <text:p>5.237123217</text:p>
          </table:table-cell>
          <table:table-cell office:value-type="float" office:value="3094.52632962209" calcext:value-type="float">
            <text:p>3094.5263296221</text:p>
          </table:table-cell>
        </table:table-row>
        <table:table-row table:style-name="ro1">
          <table:table-cell office:value-type="float" office:value="5.25652505099998" calcext:value-type="float">
            <text:p>5.256525051</text:p>
          </table:table-cell>
          <table:table-cell office:value-type="float" office:value="3092.49115315934" calcext:value-type="float">
            <text:p>3092.4911531593</text:p>
          </table:table-cell>
        </table:table-row>
        <table:table-row table:style-name="ro1">
          <table:table-cell office:value-type="float" office:value="5.27587292699999" calcext:value-type="float">
            <text:p>5.275872927</text:p>
          </table:table-cell>
          <table:table-cell office:value-type="float" office:value="3101.11559532236" calcext:value-type="float">
            <text:p>3101.1155953224</text:p>
          </table:table-cell>
        </table:table-row>
        <table:table-row table:style-name="ro1">
          <table:table-cell office:value-type="float" office:value="5.29517127099999" calcext:value-type="float">
            <text:p>5.295171271</text:p>
          </table:table-cell>
          <table:table-cell office:value-type="float" office:value="3109.07505846225" calcext:value-type="float">
            <text:p>3109.0750584623</text:p>
          </table:table-cell>
        </table:table-row>
        <table:table-row table:style-name="ro1">
          <table:table-cell office:value-type="float" office:value="5.31462919999998" calcext:value-type="float">
            <text:p>5.3146292</text:p>
          </table:table-cell>
          <table:table-cell office:value-type="float" office:value="3083.57585229171" calcext:value-type="float">
            <text:p>3083.5758522917</text:p>
          </table:table-cell>
        </table:table-row>
        <table:table-row table:style-name="ro1">
          <table:table-cell office:value-type="float" office:value="5.333952805" calcext:value-type="float">
            <text:p>5.333952805</text:p>
          </table:table-cell>
          <table:table-cell office:value-type="float" office:value="3105.01068511626" calcext:value-type="float">
            <text:p>3105.0106851163</text:p>
          </table:table-cell>
        </table:table-row>
        <table:table-row table:style-name="ro1">
          <table:table-cell office:value-type="float" office:value="5.35330646199998" calcext:value-type="float">
            <text:p>5.353306462</text:p>
          </table:table-cell>
          <table:table-cell office:value-type="float" office:value="3100.18928205948" calcext:value-type="float">
            <text:p>3100.1892820595</text:p>
          </table:table-cell>
        </table:table-row>
        <table:table-row table:style-name="ro1">
          <table:table-cell office:value-type="float" office:value="5.372693244" calcext:value-type="float">
            <text:p>5.372693244</text:p>
          </table:table-cell>
          <table:table-cell office:value-type="float" office:value="3094.89217962621" calcext:value-type="float">
            <text:p>3094.8921796262</text:p>
          </table:table-cell>
        </table:table-row>
        <table:table-row table:style-name="ro1">
          <table:table-cell office:value-type="float" office:value="5.39191137999998" calcext:value-type="float">
            <text:p>5.39191138</text:p>
          </table:table-cell>
          <table:table-cell office:value-type="float" office:value="3122.05096269841" calcext:value-type="float">
            <text:p>3122.0509626984</text:p>
          </table:table-cell>
        </table:table-row>
        <table:table-row table:style-name="ro1">
          <table:table-cell office:value-type="float" office:value="5.41134878699998" calcext:value-type="float">
            <text:p>5.411348787</text:p>
          </table:table-cell>
          <table:table-cell office:value-type="float" office:value="3086.83148940627" calcext:value-type="float">
            <text:p>3086.8314894063</text:p>
          </table:table-cell>
        </table:table-row>
        <table:table-row table:style-name="ro1">
          <table:table-cell office:value-type="float" office:value="5.430562235" calcext:value-type="float">
            <text:p>5.430562235</text:p>
          </table:table-cell>
          <table:table-cell office:value-type="float" office:value="3122.81272991443" calcext:value-type="float">
            <text:p>3122.8127299144</text:p>
          </table:table-cell>
        </table:table-row>
        <table:table-row table:style-name="ro1">
          <table:table-cell office:value-type="float" office:value="5.449994799" calcext:value-type="float">
            <text:p>5.449994799</text:p>
          </table:table-cell>
          <table:table-cell office:value-type="float" office:value="3087.60079215505" calcext:value-type="float">
            <text:p>3087.6007921551</text:p>
          </table:table-cell>
        </table:table-row>
        <table:table-row table:style-name="ro1">
          <table:table-cell office:value-type="float" office:value="5.469464655" calcext:value-type="float">
            <text:p>5.469464655</text:p>
          </table:table-cell>
          <table:table-cell office:value-type="float" office:value="3081.6868907504" calcext:value-type="float">
            <text:p>3081.6868907504</text:p>
          </table:table-cell>
        </table:table-row>
        <table:table-row table:style-name="ro1">
          <table:table-cell office:value-type="float" office:value="5.48887560399999" calcext:value-type="float">
            <text:p>5.488875604</text:p>
          </table:table-cell>
          <table:table-cell office:value-type="float" office:value="3091.03898011529" calcext:value-type="float">
            <text:p>3091.0389801153</text:p>
          </table:table-cell>
        </table:table-row>
        <table:table-row table:style-name="ro1">
          <table:table-cell office:value-type="float" office:value="5.508343376" calcext:value-type="float">
            <text:p>5.508343376</text:p>
          </table:table-cell>
          <table:table-cell office:value-type="float" office:value="3082.01678137386" calcext:value-type="float">
            <text:p>3082.0167813739</text:p>
          </table:table-cell>
        </table:table-row>
        <table:table-row table:style-name="ro1">
          <table:table-cell office:value-type="float" office:value="5.52771515799998" calcext:value-type="float">
            <text:p>5.527715158</text:p>
          </table:table-cell>
          <table:table-cell office:value-type="float" office:value="3097.2886232183" calcext:value-type="float">
            <text:p>3097.2886232183</text:p>
          </table:table-cell>
        </table:table-row>
        <table:table-row table:style-name="ro1">
          <table:table-cell office:value-type="float" office:value="5.54722376399999" calcext:value-type="float">
            <text:p>5.547223764</text:p>
          </table:table-cell>
          <table:table-cell office:value-type="float" office:value="3075.56572724619" calcext:value-type="float">
            <text:p>3075.5657272462</text:p>
          </table:table-cell>
        </table:table-row>
        <table:table-row table:style-name="ro1">
          <table:table-cell office:value-type="float" office:value="5.56659627599998" calcext:value-type="float">
            <text:p>5.566596276</text:p>
          </table:table-cell>
          <table:table-cell office:value-type="float" office:value="3097.17191038684" calcext:value-type="float">
            <text:p>3097.1719103868</text:p>
          </table:table-cell>
        </table:table-row>
        <table:table-row table:style-name="ro1">
          <table:table-cell office:value-type="float" office:value="5.58603831899998" calcext:value-type="float">
            <text:p>5.586038319</text:p>
          </table:table-cell>
          <table:table-cell office:value-type="float" office:value="3086.0954273173" calcext:value-type="float">
            <text:p>3086.0954273173</text:p>
          </table:table-cell>
        </table:table-row>
        <table:table-row table:style-name="ro1">
          <table:table-cell office:value-type="float" office:value="5.60539244499998" calcext:value-type="float">
            <text:p>5.605392445</text:p>
          </table:table-cell>
          <table:table-cell office:value-type="float" office:value="3100.11415653758" calcext:value-type="float">
            <text:p>3100.1141565376</text:p>
          </table:table-cell>
        </table:table-row>
        <table:table-row table:style-name="ro1">
          <table:table-cell office:value-type="float" office:value="5.62477532099999" calcext:value-type="float">
            <text:p>5.624775321</text:p>
          </table:table-cell>
          <table:table-cell office:value-type="float" office:value="3095.51585636584" calcext:value-type="float">
            <text:p>3095.5158563658</text:p>
          </table:table-cell>
        </table:table-row>
        <table:table-row table:style-name="ro1">
          <table:table-cell office:value-type="float" office:value="5.64400132099999" calcext:value-type="float">
            <text:p>5.644001321</text:p>
          </table:table-cell>
          <table:table-cell office:value-type="float" office:value="3120.77395193955" calcext:value-type="float">
            <text:p>3120.7739519396</text:p>
          </table:table-cell>
        </table:table-row>
        <table:table-row table:style-name="ro1">
          <table:table-cell office:value-type="float" office:value="5.66321190399998" calcext:value-type="float">
            <text:p>5.663211904</text:p>
          </table:table-cell>
          <table:table-cell office:value-type="float" office:value="3123.27845542401" calcext:value-type="float">
            <text:p>3123.278455424</text:p>
          </table:table-cell>
        </table:table-row>
        <table:table-row table:style-name="ro1">
          <table:table-cell office:value-type="float" office:value="5.68252493599999" calcext:value-type="float">
            <text:p>5.682524936</text:p>
          </table:table-cell>
          <table:table-cell office:value-type="float" office:value="3106.71053617876" calcext:value-type="float">
            <text:p>3106.7105361788</text:p>
          </table:table-cell>
        </table:table-row>
        <table:table-row table:style-name="ro1">
          <table:table-cell office:value-type="float" office:value="5.701711821" calcext:value-type="float">
            <text:p>5.701711821</text:p>
          </table:table-cell>
          <table:table-cell office:value-type="float" office:value="3127.13606194893" calcext:value-type="float">
            <text:p>3127.1360619489</text:p>
          </table:table-cell>
        </table:table-row>
        <table:table-row table:style-name="ro1">
          <table:table-cell office:value-type="float" office:value="5.72097125899998" calcext:value-type="float">
            <text:p>5.720971259</text:p>
          </table:table-cell>
          <table:table-cell office:value-type="float" office:value="3115.3557024909" calcext:value-type="float">
            <text:p>3115.3557024909</text:p>
          </table:table-cell>
        </table:table-row>
        <table:table-row table:style-name="ro1">
          <table:table-cell office:value-type="float" office:value="5.74032751999999" calcext:value-type="float">
            <text:p>5.74032752</text:p>
          </table:table-cell>
          <table:table-cell office:value-type="float" office:value="3099.77221323685" calcext:value-type="float">
            <text:p>3099.7722132369</text:p>
          </table:table-cell>
        </table:table-row>
        <table:table-row table:style-name="ro1">
          <table:table-cell office:value-type="float" office:value="5.759559145" calcext:value-type="float">
            <text:p>5.759559145</text:p>
          </table:table-cell>
          <table:table-cell office:value-type="float" office:value="3119.86116617757" calcext:value-type="float">
            <text:p>3119.8611661776</text:p>
          </table:table-cell>
        </table:table-row>
        <table:table-row table:style-name="ro1">
          <table:table-cell office:value-type="float" office:value="5.77890436499999" calcext:value-type="float">
            <text:p>5.778904365</text:p>
          </table:table-cell>
          <table:table-cell office:value-type="float" office:value="3101.54136267397" calcext:value-type="float">
            <text:p>3101.541362674</text:p>
          </table:table-cell>
        </table:table-row>
        <table:table-row table:style-name="ro1">
          <table:table-cell office:value-type="float" office:value="5.79812520900001" calcext:value-type="float">
            <text:p>5.798125209</text:p>
          </table:table-cell>
          <table:table-cell office:value-type="float" office:value="3121.61110094574" calcext:value-type="float">
            <text:p>3121.6111009457</text:p>
          </table:table-cell>
        </table:table-row>
        <table:table-row table:style-name="ro1">
          <table:table-cell office:value-type="float" office:value="5.817456626" calcext:value-type="float">
            <text:p>5.817456626</text:p>
          </table:table-cell>
          <table:table-cell office:value-type="float" office:value="3103.75592229131" calcext:value-type="float">
            <text:p>3103.7559222913</text:p>
          </table:table-cell>
        </table:table-row>
        <table:table-row table:style-name="ro1">
          <table:table-cell office:value-type="float" office:value="5.836780804" calcext:value-type="float">
            <text:p>5.836780804</text:p>
          </table:table-cell>
          <table:table-cell office:value-type="float" office:value="3104.9186154249" calcext:value-type="float">
            <text:p>3104.9186154249</text:p>
          </table:table-cell>
        </table:table-row>
        <table:table-row table:style-name="ro1">
          <table:table-cell office:value-type="float" office:value="5.85606821099998" calcext:value-type="float">
            <text:p>5.856068211</text:p>
          </table:table-cell>
          <table:table-cell office:value-type="float" office:value="3110.8380717048" calcext:value-type="float">
            <text:p>3110.8380717048</text:p>
          </table:table-cell>
        </table:table-row>
        <table:table-row table:style-name="ro1">
          <table:table-cell office:value-type="float" office:value="5.87528999199998" calcext:value-type="float">
            <text:p>5.875289992</text:p>
          </table:table-cell>
          <table:table-cell office:value-type="float" office:value="3121.45893244771" calcext:value-type="float">
            <text:p>3121.4589324477</text:p>
          </table:table-cell>
        </table:table-row>
        <table:table-row table:style-name="ro1">
          <table:table-cell office:value-type="float" office:value="5.89452599199998" calcext:value-type="float">
            <text:p>5.894525992</text:p>
          </table:table-cell>
          <table:table-cell office:value-type="float" office:value="3119.15159076626" calcext:value-type="float">
            <text:p>3119.1515907663</text:p>
          </table:table-cell>
        </table:table-row>
        <table:table-row table:style-name="ro1">
          <table:table-cell office:value-type="float" office:value="5.91374668" calcext:value-type="float">
            <text:p>5.91374668</text:p>
          </table:table-cell>
          <table:table-cell office:value-type="float" office:value="3121.6364367364" calcext:value-type="float">
            <text:p>3121.6364367364</text:p>
          </table:table-cell>
        </table:table-row>
        <table:table-row table:style-name="ro1">
          <table:table-cell office:value-type="float" office:value="5.93306320099998" calcext:value-type="float">
            <text:p>5.933063201</text:p>
          </table:table-cell>
          <table:table-cell office:value-type="float" office:value="3106.1493940894" calcext:value-type="float">
            <text:p>3106.1493940894</text:p>
          </table:table-cell>
        </table:table-row>
        <table:table-row table:style-name="ro1">
          <table:table-cell office:value-type="float" office:value="5.95228769099998" calcext:value-type="float">
            <text:p>5.952287691</text:p>
          </table:table-cell>
          <table:table-cell office:value-type="float" office:value="3121.01907514856" calcext:value-type="float">
            <text:p>3121.0190751486</text:p>
          </table:table-cell>
        </table:table-row>
        <table:table-row table:style-name="ro1">
          <table:table-cell office:value-type="float" office:value="5.971570566" calcext:value-type="float">
            <text:p>5.971570566</text:p>
          </table:table-cell>
          <table:table-cell office:value-type="float" office:value="3111.56920324123" calcext:value-type="float">
            <text:p>3111.5692032412</text:p>
          </table:table-cell>
        </table:table-row>
        <table:table-row table:style-name="ro1">
          <table:table-cell office:value-type="float" office:value="6.06739999199999" calcext:value-type="float">
            <text:p>6.067399992</text:p>
          </table:table-cell>
          <table:table-cell office:value-type="float" office:value="626.112484488881" calcext:value-type="float">
            <text:p>626.1124844889</text:p>
          </table:table-cell>
        </table:table-row>
        <table:table-row table:style-name="ro1">
          <table:table-cell office:value-type="float" office:value="6.0865537" calcext:value-type="float">
            <text:p>6.0865537</text:p>
          </table:table-cell>
          <table:table-cell office:value-type="float" office:value="3132.55271511843" calcext:value-type="float">
            <text:p>3132.5527151184</text:p>
          </table:table-cell>
        </table:table-row>
        <table:table-row table:style-name="ro1">
          <table:table-cell office:value-type="float" office:value="6.10557006299999" calcext:value-type="float">
            <text:p>6.105570063</text:p>
          </table:table-cell>
          <table:table-cell office:value-type="float" office:value="3155.17746479843" calcext:value-type="float">
            <text:p>3155.1774647984</text:p>
          </table:table-cell>
        </table:table-row>
        <table:table-row table:style-name="ro1">
          <table:table-cell office:value-type="float" office:value="6.12456850999999" calcext:value-type="float">
            <text:p>6.12456851</text:p>
          </table:table-cell>
          <table:table-cell office:value-type="float" office:value="3158.15287428472" calcext:value-type="float">
            <text:p>3158.1528742847</text:p>
          </table:table-cell>
        </table:table-row>
        <table:table-row table:style-name="ro1">
          <table:table-cell office:value-type="float" office:value="6.14367456099998" calcext:value-type="float">
            <text:p>6.143674561</text:p>
          </table:table-cell>
          <table:table-cell office:value-type="float" office:value="3140.36636874977" calcext:value-type="float">
            <text:p>3140.3663687498</text:p>
          </table:table-cell>
        </table:table-row>
        <table:table-row table:style-name="ro1">
          <table:table-cell office:value-type="float" office:value="6.162859572" calcext:value-type="float">
            <text:p>6.162859572</text:p>
          </table:table-cell>
          <table:table-cell office:value-type="float" office:value="3127.44152192255" calcext:value-type="float">
            <text:p>3127.4415219226</text:p>
          </table:table-cell>
        </table:table-row>
        <table:table-row table:style-name="ro1">
          <table:table-cell office:value-type="float" office:value="6.181945154" calcext:value-type="float">
            <text:p>6.181945154</text:p>
          </table:table-cell>
          <table:table-cell office:value-type="float" office:value="3143.73436450575" calcext:value-type="float">
            <text:p>3143.7343645058</text:p>
          </table:table-cell>
        </table:table-row>
        <table:table-row table:style-name="ro1">
          <table:table-cell office:value-type="float" office:value="6.20125849900001" calcext:value-type="float">
            <text:p>6.201258499</text:p>
          </table:table-cell>
          <table:table-cell office:value-type="float" office:value="3106.66018755418" calcext:value-type="float">
            <text:p>3106.6601875542</text:p>
          </table:table-cell>
        </table:table-row>
        <table:table-row table:style-name="ro1">
          <table:table-cell office:value-type="float" office:value="6.22045059199999" calcext:value-type="float">
            <text:p>6.220450592</text:p>
          </table:table-cell>
          <table:table-cell office:value-type="float" office:value="3126.28747682921" calcext:value-type="float">
            <text:p>3126.2874768292</text:p>
          </table:table-cell>
        </table:table-row>
        <table:table-row table:style-name="ro1">
          <table:table-cell office:value-type="float" office:value="6.23961393599998" calcext:value-type="float">
            <text:p>6.239613936</text:p>
          </table:table-cell>
          <table:table-cell office:value-type="float" office:value="3130.97755798912" calcext:value-type="float">
            <text:p>3130.9775579891</text:p>
          </table:table-cell>
        </table:table-row>
        <table:table-row table:style-name="ro1">
          <table:table-cell office:value-type="float" office:value="6.25877311299999" calcext:value-type="float">
            <text:p>6.258773113</text:p>
          </table:table-cell>
          <table:table-cell office:value-type="float" office:value="3131.65852583237" calcext:value-type="float">
            <text:p>3131.6585258324</text:p>
          </table:table-cell>
        </table:table-row>
        <table:table-row table:style-name="ro1">
          <table:table-cell office:value-type="float" office:value="6.27801041499998" calcext:value-type="float">
            <text:p>6.278010415</text:p>
          </table:table-cell>
          <table:table-cell office:value-type="float" office:value="3118.94048344308" calcext:value-type="float">
            <text:p>3118.9404834431</text:p>
          </table:table-cell>
        </table:table-row>
        <table:table-row table:style-name="ro1">
          <table:table-cell office:value-type="float" office:value="6.29707677899998" calcext:value-type="float">
            <text:p>6.297076779</text:p>
          </table:table-cell>
          <table:table-cell office:value-type="float" office:value="3146.90310118961" calcext:value-type="float">
            <text:p>3146.9031011896</text:p>
          </table:table-cell>
        </table:table-row>
        <table:table-row table:style-name="ro1">
          <table:table-cell office:value-type="float" office:value="6.31616449699999" calcext:value-type="float">
            <text:p>6.316164497</text:p>
          </table:table-cell>
          <table:table-cell office:value-type="float" office:value="3143.382566736" calcext:value-type="float">
            <text:p>3143.382566736</text:p>
          </table:table-cell>
        </table:table-row>
        <table:table-row table:style-name="ro1">
          <table:table-cell office:value-type="float" office:value="6.335222319" calcext:value-type="float">
            <text:p>6.335222319</text:p>
          </table:table-cell>
          <table:table-cell office:value-type="float" office:value="3148.31359008263" calcext:value-type="float">
            <text:p>3148.3135900826</text:p>
          </table:table-cell>
        </table:table-row>
        <table:table-row table:style-name="ro1">
          <table:table-cell office:value-type="float" office:value="6.35425420299998" calcext:value-type="float">
            <text:p>6.354254203</text:p>
          </table:table-cell>
          <table:table-cell office:value-type="float" office:value="3152.60433491733" calcext:value-type="float">
            <text:p>3152.6043349173</text:p>
          </table:table-cell>
        </table:table-row>
        <table:table-row table:style-name="ro1">
          <table:table-cell office:value-type="float" office:value="6.37343181699998" calcext:value-type="float">
            <text:p>6.373431817</text:p>
          </table:table-cell>
          <table:table-cell office:value-type="float" office:value="3128.64780780338" calcext:value-type="float">
            <text:p>3128.6478078034</text:p>
          </table:table-cell>
        </table:table-row>
        <table:table-row table:style-name="ro1">
          <table:table-cell office:value-type="float" office:value="6.39250604599999" calcext:value-type="float">
            <text:p>6.392506046</text:p>
          </table:table-cell>
          <table:table-cell office:value-type="float" office:value="3145.60551831287" calcext:value-type="float">
            <text:p>3145.6055183129</text:p>
          </table:table-cell>
        </table:table-row>
        <table:table-row table:style-name="ro1">
          <table:table-cell office:value-type="float" office:value="6.411698191" calcext:value-type="float">
            <text:p>6.411698191</text:p>
          </table:table-cell>
          <table:table-cell office:value-type="float" office:value="3126.27900633221" calcext:value-type="float">
            <text:p>3126.2790063322</text:p>
          </table:table-cell>
        </table:table-row>
        <table:table-row table:style-name="ro1">
          <table:table-cell office:value-type="float" office:value="6.43092840999998" calcext:value-type="float">
            <text:p>6.43092841</text:p>
          </table:table-cell>
          <table:table-cell office:value-type="float" office:value="3120.0892719976" calcext:value-type="float">
            <text:p>3120.0892719976</text:p>
          </table:table-cell>
        </table:table-row>
        <table:table-row table:style-name="ro1">
          <table:table-cell office:value-type="float" office:value="6.45003118" calcext:value-type="float">
            <text:p>6.45003118</text:p>
          </table:table-cell>
          <table:table-cell office:value-type="float" office:value="3140.9057429862" calcext:value-type="float">
            <text:p>3140.9057429862</text:p>
          </table:table-cell>
        </table:table-row>
        <table:table-row table:style-name="ro1">
          <table:table-cell office:value-type="float" office:value="6.46902269999998" calcext:value-type="float">
            <text:p>6.4690227</text:p>
          </table:table-cell>
          <table:table-cell office:value-type="float" office:value="3159.3047844535" calcext:value-type="float">
            <text:p>3159.3047844535</text:p>
          </table:table-cell>
        </table:table-row>
        <table:table-row table:style-name="ro1">
          <table:table-cell office:value-type="float" office:value="6.488060418" calcext:value-type="float">
            <text:p>6.488060418</text:p>
          </table:table-cell>
          <table:table-cell office:value-type="float" office:value="3151.63823731044" calcext:value-type="float">
            <text:p>3151.6382373104</text:p>
          </table:table-cell>
        </table:table-row>
        <table:table-row table:style-name="ro1">
          <table:table-cell office:value-type="float" office:value="6.50711948999998" calcext:value-type="float">
            <text:p>6.50711949</text:p>
          </table:table-cell>
          <table:table-cell office:value-type="float" office:value="3148.10710616315" calcext:value-type="float">
            <text:p>3148.1071061632</text:p>
          </table:table-cell>
        </table:table-row>
        <table:table-row table:style-name="ro1">
          <table:table-cell office:value-type="float" office:value="6.52602658199999" calcext:value-type="float">
            <text:p>6.526026582</text:p>
          </table:table-cell>
          <table:table-cell office:value-type="float" office:value="3173.41238938172" calcext:value-type="float">
            <text:p>3173.4123893817</text:p>
          </table:table-cell>
        </table:table-row>
        <table:table-row table:style-name="ro1">
          <table:table-cell office:value-type="float" office:value="6.54514190399999" calcext:value-type="float">
            <text:p>6.545141904</text:p>
          </table:table-cell>
          <table:table-cell office:value-type="float" office:value="3138.84327975147" calcext:value-type="float">
            <text:p>3138.8432797515</text:p>
          </table:table-cell>
        </table:table-row>
        <table:table-row table:style-name="ro1">
          <table:table-cell office:value-type="float" office:value="6.564206966" calcext:value-type="float">
            <text:p>6.564206966</text:p>
          </table:table-cell>
          <table:table-cell office:value-type="float" office:value="3147.11801094425" calcext:value-type="float">
            <text:p>3147.1180109443</text:p>
          </table:table-cell>
        </table:table-row>
        <table:table-row table:style-name="ro1">
          <table:table-cell office:value-type="float" office:value="6.583300673" calcext:value-type="float">
            <text:p>6.583300673</text:p>
          </table:table-cell>
          <table:table-cell office:value-type="float" office:value="3142.39660219004" calcext:value-type="float">
            <text:p>3142.39660219</text:p>
          </table:table-cell>
        </table:table-row>
        <table:table-row table:style-name="ro1">
          <table:table-cell office:value-type="float" office:value="6.60242057899998" calcext:value-type="float">
            <text:p>6.602420579</text:p>
          </table:table-cell>
          <table:table-cell office:value-type="float" office:value="3138.0907416618" calcext:value-type="float">
            <text:p>3138.0907416618</text:p>
          </table:table-cell>
        </table:table-row>
        <table:table-row table:style-name="ro1">
          <table:table-cell office:value-type="float" office:value="6.621640017" calcext:value-type="float">
            <text:p>6.621640017</text:p>
          </table:table-cell>
          <table:table-cell office:value-type="float" office:value="3121.83946273207" calcext:value-type="float">
            <text:p>3121.8394627321</text:p>
          </table:table-cell>
        </table:table-row>
        <table:table-row table:style-name="ro1">
          <table:table-cell office:value-type="float" office:value="6.64072414099999" calcext:value-type="float">
            <text:p>6.640724141</text:p>
          </table:table-cell>
          <table:table-cell office:value-type="float" office:value="3143.97454135367" calcext:value-type="float">
            <text:p>3143.9745413537</text:p>
          </table:table-cell>
        </table:table-row>
        <table:table-row table:style-name="ro1">
          <table:table-cell office:value-type="float" office:value="6.659907589" calcext:value-type="float">
            <text:p>6.659907589</text:p>
          </table:table-cell>
          <table:table-cell office:value-type="float" office:value="3127.69633488092" calcext:value-type="float">
            <text:p>3127.6963348809</text:p>
          </table:table-cell>
        </table:table-row>
        <table:table-row table:style-name="ro1">
          <table:table-cell office:value-type="float" office:value="6.678893848" calcext:value-type="float">
            <text:p>6.678893848</text:p>
          </table:table-cell>
          <table:table-cell office:value-type="float" office:value="3160.18021243649" calcext:value-type="float">
            <text:p>3160.1802124365</text:p>
          </table:table-cell>
        </table:table-row>
        <table:table-row table:style-name="ro1">
          <table:table-cell office:value-type="float" office:value="6.697871096" calcext:value-type="float">
            <text:p>6.697871096</text:p>
          </table:table-cell>
          <table:table-cell office:value-type="float" office:value="3161.6807663579" calcext:value-type="float">
            <text:p>3161.6807663579</text:p>
          </table:table-cell>
        </table:table-row>
        <table:table-row table:style-name="ro1">
          <table:table-cell office:value-type="float" office:value="6.71685563699998" calcext:value-type="float">
            <text:p>6.716855637</text:p>
          </table:table-cell>
          <table:table-cell office:value-type="float" office:value="3160.46619194331" calcext:value-type="float">
            <text:p>3160.4661919433</text:p>
          </table:table-cell>
        </table:table-row>
        <table:table-row table:style-name="ro1">
          <table:table-cell office:value-type="float" office:value="6.735864187" calcext:value-type="float">
            <text:p>6.735864187</text:p>
          </table:table-cell>
          <table:table-cell office:value-type="float" office:value="3156.47432339265" calcext:value-type="float">
            <text:p>3156.4743233927</text:p>
          </table:table-cell>
        </table:table-row>
        <table:table-row table:style-name="ro1">
          <table:table-cell office:value-type="float" office:value="6.75492622799999" calcext:value-type="float">
            <text:p>6.754926228</text:p>
          </table:table-cell>
          <table:table-cell office:value-type="float" office:value="3147.61677409314" calcext:value-type="float">
            <text:p>3147.6167740931</text:p>
          </table:table-cell>
        </table:table-row>
        <table:table-row table:style-name="ro1">
          <table:table-cell office:value-type="float" office:value="6.77397639399999" calcext:value-type="float">
            <text:p>6.773976394</text:p>
          </table:table-cell>
          <table:table-cell office:value-type="float" office:value="3149.57885406361" calcext:value-type="float">
            <text:p>3149.5788540636</text:p>
          </table:table-cell>
        </table:table-row>
        <table:table-row table:style-name="ro1">
          <table:table-cell office:value-type="float" office:value="6.79295968399998" calcext:value-type="float">
            <text:p>6.792959684</text:p>
          </table:table-cell>
          <table:table-cell office:value-type="float" office:value="3160.67446686103" calcext:value-type="float">
            <text:p>3160.674466861</text:p>
          </table:table-cell>
        </table:table-row>
        <table:table-row table:style-name="ro1">
          <table:table-cell office:value-type="float" office:value="6.81200719399999" calcext:value-type="float">
            <text:p>6.812007194</text:p>
          </table:table-cell>
          <table:table-cell office:value-type="float" office:value="3150.01803385206" calcext:value-type="float">
            <text:p>3150.0180338521</text:p>
          </table:table-cell>
        </table:table-row>
        <table:table-row table:style-name="ro1">
          <table:table-cell office:value-type="float" office:value="6.83088423299998" calcext:value-type="float">
            <text:p>6.830884233</text:p>
          </table:table-cell>
          <table:table-cell office:value-type="float" office:value="3178.46458864844" calcext:value-type="float">
            <text:p>3178.4645886484</text:p>
          </table:table-cell>
        </table:table-row>
        <table:table-row table:style-name="ro1">
          <table:table-cell office:value-type="float" office:value="6.849858617" calcext:value-type="float">
            <text:p>6.849858617</text:p>
          </table:table-cell>
          <table:table-cell office:value-type="float" office:value="3162.15799152923" calcext:value-type="float">
            <text:p>3162.1579915292</text:p>
          </table:table-cell>
        </table:table-row>
        <table:table-row table:style-name="ro1">
          <table:table-cell office:value-type="float" office:value="6.86872008399999" calcext:value-type="float">
            <text:p>6.868720084</text:p>
          </table:table-cell>
          <table:table-cell office:value-type="float" office:value="3181.08872443593" calcext:value-type="float">
            <text:p>3181.0887244359</text:p>
          </table:table-cell>
        </table:table-row>
        <table:table-row table:style-name="ro1">
          <table:table-cell office:value-type="float" office:value="6.88771681199998" calcext:value-type="float">
            <text:p>6.887716812</text:p>
          </table:table-cell>
          <table:table-cell office:value-type="float" office:value="3158.43865322649" calcext:value-type="float">
            <text:p>3158.4386532265</text:p>
          </table:table-cell>
        </table:table-row>
        <table:table-row table:style-name="ro1">
          <table:table-cell office:value-type="float" office:value="6.906702029" calcext:value-type="float">
            <text:p>6.906702029</text:p>
          </table:table-cell>
          <table:table-cell office:value-type="float" office:value="3160.35365831899" calcext:value-type="float">
            <text:p>3160.353658319</text:p>
          </table:table-cell>
        </table:table-row>
        <table:table-row table:style-name="ro1">
          <table:table-cell office:value-type="float" office:value="6.92580313299999" calcext:value-type="float">
            <text:p>6.925803133</text:p>
          </table:table-cell>
          <table:table-cell office:value-type="float" office:value="3141.17969307128" calcext:value-type="float">
            <text:p>3141.1796930713</text:p>
          </table:table-cell>
        </table:table-row>
        <table:table-row table:style-name="ro1">
          <table:table-cell office:value-type="float" office:value="6.944810069" calcext:value-type="float">
            <text:p>6.944810069</text:p>
          </table:table-cell>
          <table:table-cell office:value-type="float" office:value="3156.74235973465" calcext:value-type="float">
            <text:p>3156.7423597347</text:p>
          </table:table-cell>
        </table:table-row>
        <table:table-row table:style-name="ro1">
          <table:table-cell office:value-type="float" office:value="6.96393825600001" calcext:value-type="float">
            <text:p>6.963938256</text:p>
          </table:table-cell>
          <table:table-cell office:value-type="float" office:value="3136.73219526652" calcext:value-type="float">
            <text:p>3136.7321952665</text:p>
          </table:table-cell>
        </table:table-row>
        <table:table-row table:style-name="ro1">
          <table:table-cell office:value-type="float" office:value="6.98291066100001" calcext:value-type="float">
            <text:p>6.982910661</text:p>
          </table:table-cell>
          <table:table-cell office:value-type="float" office:value="3162.48783430469" calcext:value-type="float">
            <text:p>3162.4878343047</text:p>
          </table:table-cell>
        </table:table-row>
        <table:table-row table:style-name="ro1">
          <table:table-cell office:value-type="float" office:value="7.00187316999998" calcext:value-type="float">
            <text:p>7.00187317</text:p>
          </table:table-cell>
          <table:table-cell office:value-type="float" office:value="3164.13824774318" calcext:value-type="float">
            <text:p>3164.1382477432</text:p>
          </table:table-cell>
        </table:table-row>
        <table:table-row table:style-name="ro1">
          <table:table-cell office:value-type="float" office:value="7.02082614699998" calcext:value-type="float">
            <text:p>7.020826147</text:p>
          </table:table-cell>
          <table:table-cell office:value-type="float" office:value="3165.72958432898" calcext:value-type="float">
            <text:p>3165.729584329</text:p>
          </table:table-cell>
        </table:table-row>
        <table:table-row table:style-name="ro1">
          <table:table-cell office:value-type="float" office:value="7.03968740599998" calcext:value-type="float">
            <text:p>7.039687406</text:p>
          </table:table-cell>
          <table:table-cell office:value-type="float" office:value="3181.12380514921" calcext:value-type="float">
            <text:p>3181.1238051492</text:p>
          </table:table-cell>
        </table:table-row>
        <table:table-row table:style-name="ro1">
          <table:table-cell office:value-type="float" office:value="7.058519289" calcext:value-type="float">
            <text:p>7.058519289</text:p>
          </table:table-cell>
          <table:table-cell office:value-type="float" office:value="3186.08606478392" calcext:value-type="float">
            <text:p>3186.0860647839</text:p>
          </table:table-cell>
        </table:table-row>
        <table:table-row table:style-name="ro1">
          <table:table-cell office:value-type="float" office:value="7.07734929699998" calcext:value-type="float">
            <text:p>7.077349297</text:p>
          </table:table-cell>
          <table:table-cell office:value-type="float" office:value="3186.40331964075" calcext:value-type="float">
            <text:p>3186.4033196408</text:p>
          </table:table-cell>
        </table:table-row>
        <table:table-row table:style-name="ro1">
          <table:table-cell office:value-type="float" office:value="7.096197795" calcext:value-type="float">
            <text:p>7.096197795</text:p>
          </table:table-cell>
          <table:table-cell office:value-type="float" office:value="3183.27752163405" calcext:value-type="float">
            <text:p>3183.2775216341</text:p>
          </table:table-cell>
        </table:table-row>
        <table:table-row table:style-name="ro1">
          <table:table-cell office:value-type="float" office:value="7.115012022" calcext:value-type="float">
            <text:p>7.115012022</text:p>
          </table:table-cell>
          <table:table-cell office:value-type="float" office:value="3189.07601146607" calcext:value-type="float">
            <text:p>3189.0760114661</text:p>
          </table:table-cell>
        </table:table-row>
        <table:table-row table:style-name="ro1">
          <table:table-cell office:value-type="float" office:value="7.133958124" calcext:value-type="float">
            <text:p>7.133958124</text:p>
          </table:table-cell>
          <table:table-cell office:value-type="float" office:value="3166.87833729581" calcext:value-type="float">
            <text:p>3166.8783372958</text:p>
          </table:table-cell>
        </table:table-row>
        <table:table-row table:style-name="ro1">
          <table:table-cell office:value-type="float" office:value="7.152911571" calcext:value-type="float">
            <text:p>7.152911571</text:p>
          </table:table-cell>
          <table:table-cell office:value-type="float" office:value="3165.65108183203" calcext:value-type="float">
            <text:p>3165.651081832</text:p>
          </table:table-cell>
        </table:table-row>
        <table:table-row table:style-name="ro1">
          <table:table-cell office:value-type="float" office:value="7.17170611" calcext:value-type="float">
            <text:p>7.17170611</text:p>
          </table:table-cell>
          <table:table-cell office:value-type="float" office:value="3192.41669082737" calcext:value-type="float">
            <text:p>3192.4166908274</text:p>
          </table:table-cell>
        </table:table-row>
        <table:table-row table:style-name="ro1">
          <table:table-cell office:value-type="float" office:value="7.19068117099999" calcext:value-type="float">
            <text:p>7.190681171</text:p>
          </table:table-cell>
          <table:table-cell office:value-type="float" office:value="3162.04517076523" calcext:value-type="float">
            <text:p>3162.0451707652</text:p>
          </table:table-cell>
        </table:table-row>
        <table:table-row table:style-name="ro1">
          <table:table-cell office:value-type="float" office:value="7.20948310599999" calcext:value-type="float">
            <text:p>7.209483106</text:p>
          </table:table-cell>
          <table:table-cell office:value-type="float" office:value="3191.16090976823" calcext:value-type="float">
            <text:p>3191.1609097682</text:p>
          </table:table-cell>
        </table:table-row>
        <table:table-row table:style-name="ro1">
          <table:table-cell office:value-type="float" office:value="7.22843431299998" calcext:value-type="float">
            <text:p>7.228434313</text:p>
          </table:table-cell>
          <table:table-cell office:value-type="float" office:value="3166.02525633554" calcext:value-type="float">
            <text:p>3166.0252563356</text:p>
          </table:table-cell>
        </table:table-row>
        <table:table-row table:style-name="ro1">
          <table:table-cell office:value-type="float" office:value="7.24715708099998" calcext:value-type="float">
            <text:p>7.247157081</text:p>
          </table:table-cell>
          <table:table-cell office:value-type="float" office:value="3204.65435452647" calcext:value-type="float">
            <text:p>3204.6543545265</text:p>
          </table:table-cell>
        </table:table-row>
        <table:table-row table:style-name="ro1">
          <table:table-cell office:value-type="float" office:value="7.266025579" calcext:value-type="float">
            <text:p>7.266025579</text:p>
          </table:table-cell>
          <table:table-cell office:value-type="float" office:value="3179.90335001462" calcext:value-type="float">
            <text:p>3179.9033500146</text:p>
          </table:table-cell>
        </table:table-row>
        <table:table-row table:style-name="ro1">
          <table:table-cell office:value-type="float" office:value="7.28500517099999" calcext:value-type="float">
            <text:p>7.285005171</text:p>
          </table:table-cell>
          <table:table-cell office:value-type="float" office:value="3161.29029538779" calcext:value-type="float">
            <text:p>3161.2902953878</text:p>
          </table:table-cell>
        </table:table-row>
        <table:table-row table:style-name="ro1">
          <table:table-cell office:value-type="float" office:value="7.303931847" calcext:value-type="float">
            <text:p>7.303931847</text:p>
          </table:table-cell>
          <table:table-cell office:value-type="float" office:value="3170.12876428904" calcext:value-type="float">
            <text:p>3170.128764289</text:p>
          </table:table-cell>
        </table:table-row>
        <table:table-row table:style-name="ro1">
          <table:table-cell office:value-type="float" office:value="7.32302617899998" calcext:value-type="float">
            <text:p>7.323026179</text:p>
          </table:table-cell>
          <table:table-cell office:value-type="float" office:value="3142.29374455528" calcext:value-type="float">
            <text:p>3142.2937445553</text:p>
          </table:table-cell>
        </table:table-row>
        <table:table-row table:style-name="ro1">
          <table:table-cell office:value-type="float" office:value="7.34200061499999" calcext:value-type="float">
            <text:p>7.342000615</text:p>
          </table:table-cell>
          <table:table-cell office:value-type="float" office:value="3162.14932554389" calcext:value-type="float">
            <text:p>3162.1493255439</text:p>
          </table:table-cell>
        </table:table-row>
        <table:table-row table:style-name="ro1">
          <table:table-cell office:value-type="float" office:value="7.36100364499998" calcext:value-type="float">
            <text:p>7.361003645</text:p>
          </table:table-cell>
          <table:table-cell office:value-type="float" office:value="3157.39121603351" calcext:value-type="float">
            <text:p>3157.3912160335</text:p>
          </table:table-cell>
        </table:table-row>
        <table:table-row table:style-name="ro1">
          <table:table-cell office:value-type="float" office:value="7.379987508" calcext:value-type="float">
            <text:p>7.379987508</text:p>
          </table:table-cell>
          <table:table-cell office:value-type="float" office:value="3160.57906654441" calcext:value-type="float">
            <text:p>3160.5790665444</text:p>
          </table:table-cell>
        </table:table-row>
        <table:table-row table:style-name="ro1">
          <table:table-cell office:value-type="float" office:value="7.39882897499999" calcext:value-type="float">
            <text:p>7.398828975</text:p>
          </table:table-cell>
          <table:table-cell office:value-type="float" office:value="3184.46541344369" calcext:value-type="float">
            <text:p>3184.4654134437</text:p>
          </table:table-cell>
        </table:table-row>
        <table:table-row table:style-name="ro1">
          <table:table-cell office:value-type="float" office:value="7.41768439999998" calcext:value-type="float">
            <text:p>7.4176844</text:p>
          </table:table-cell>
          <table:table-cell office:value-type="float" office:value="3182.10806704203" calcext:value-type="float">
            <text:p>3182.108067042</text:p>
          </table:table-cell>
        </table:table-row>
        <table:table-row table:style-name="ro1">
          <table:table-cell office:value-type="float" office:value="7.436500814" calcext:value-type="float">
            <text:p>7.436500814</text:p>
          </table:table-cell>
          <table:table-cell office:value-type="float" office:value="3188.70535054955" calcext:value-type="float">
            <text:p>3188.7053505496</text:p>
          </table:table-cell>
        </table:table-row>
        <table:table-row table:style-name="ro1">
          <table:table-cell office:value-type="float" office:value="7.45541082299999" calcext:value-type="float">
            <text:p>7.455410823</text:p>
          </table:table-cell>
          <table:table-cell office:value-type="float" office:value="3172.92286851977" calcext:value-type="float">
            <text:p>3172.9228685198</text:p>
          </table:table-cell>
        </table:table-row>
        <table:table-row table:style-name="ro1">
          <table:table-cell office:value-type="float" office:value="7.47422650799999" calcext:value-type="float">
            <text:p>7.474226508</text:p>
          </table:table-cell>
          <table:table-cell office:value-type="float" office:value="3188.82889461761" calcext:value-type="float">
            <text:p>3188.8288946176</text:p>
          </table:table-cell>
        </table:table-row>
        <table:table-row table:style-name="ro1">
          <table:table-cell office:value-type="float" office:value="7.49306297499999" calcext:value-type="float">
            <text:p>7.493062975</text:p>
          </table:table-cell>
          <table:table-cell office:value-type="float" office:value="3185.31070608944" calcext:value-type="float">
            <text:p>3185.3107060895</text:p>
          </table:table-cell>
        </table:table-row>
        <table:table-row table:style-name="ro1">
          <table:table-cell office:value-type="float" office:value="7.511830691" calcext:value-type="float">
            <text:p>7.511830691</text:p>
          </table:table-cell>
          <table:table-cell office:value-type="float" office:value="3196.97932342736" calcext:value-type="float">
            <text:p>3196.9793234274</text:p>
          </table:table-cell>
        </table:table-row>
        <table:table-row table:style-name="ro1">
          <table:table-cell office:value-type="float" office:value="7.530716533" calcext:value-type="float">
            <text:p>7.530716533</text:p>
          </table:table-cell>
          <table:table-cell office:value-type="float" office:value="3176.98305428957" calcext:value-type="float">
            <text:p>3176.9830542896</text:p>
          </table:table-cell>
        </table:table-row>
        <table:table-row table:style-name="ro1">
          <table:table-cell office:value-type="float" office:value="7.54945877999998" calcext:value-type="float">
            <text:p>7.54945878</text:p>
          </table:table-cell>
          <table:table-cell office:value-type="float" office:value="3201.32372602241" calcext:value-type="float">
            <text:p>3201.3237260224</text:p>
          </table:table-cell>
        </table:table-row>
        <table:table-row table:style-name="ro1">
          <table:table-cell office:value-type="float" office:value="7.56826561099999" calcext:value-type="float">
            <text:p>7.568265611</text:p>
          </table:table-cell>
          <table:table-cell office:value-type="float" office:value="3190.33015184643" calcext:value-type="float">
            <text:p>3190.3301518464</text:p>
          </table:table-cell>
        </table:table-row>
        <table:table-row table:style-name="ro1">
          <table:table-cell office:value-type="float" office:value="7.587045254" calcext:value-type="float">
            <text:p>7.587045254</text:p>
          </table:table-cell>
          <table:table-cell office:value-type="float" office:value="3194.94891356285" calcext:value-type="float">
            <text:p>3194.9489135629</text:p>
          </table:table-cell>
        </table:table-row>
        <table:table-row table:style-name="ro1">
          <table:table-cell office:value-type="float" office:value="7.60590297099998" calcext:value-type="float">
            <text:p>7.605902971</text:p>
          </table:table-cell>
          <table:table-cell office:value-type="float" office:value="3181.72130805021" calcext:value-type="float">
            <text:p>3181.7213080502</text:p>
          </table:table-cell>
        </table:table-row>
        <table:table-row table:style-name="ro1">
          <table:table-cell office:value-type="float" office:value="7.62476016599999" calcext:value-type="float">
            <text:p>7.624760166</text:p>
          </table:table-cell>
          <table:table-cell office:value-type="float" office:value="3181.80938363152" calcext:value-type="float">
            <text:p>3181.8093836315</text:p>
          </table:table-cell>
        </table:table-row>
        <table:table-row table:style-name="ro1">
          <table:table-cell office:value-type="float" office:value="7.64364480999998" calcext:value-type="float">
            <text:p>7.64364481</text:p>
          </table:table-cell>
          <table:table-cell office:value-type="float" office:value="3177.18459506103" calcext:value-type="float">
            <text:p>3177.184595061</text:p>
          </table:table-cell>
        </table:table-row>
        <table:table-row table:style-name="ro1">
          <table:table-cell office:value-type="float" office:value="7.66254299599999" calcext:value-type="float">
            <text:p>7.662542996</text:p>
          </table:table-cell>
          <table:table-cell office:value-type="float" office:value="3174.90789856741" calcext:value-type="float">
            <text:p>3174.9078985674</text:p>
          </table:table-cell>
        </table:table-row>
        <table:table-row table:style-name="ro1">
          <table:table-cell office:value-type="float" office:value="7.68140253499999" calcext:value-type="float">
            <text:p>7.681402535</text:p>
          </table:table-cell>
          <table:table-cell office:value-type="float" office:value="3181.4139253343" calcext:value-type="float">
            <text:p>3181.4139253343</text:p>
          </table:table-cell>
        </table:table-row>
        <table:table-row table:style-name="ro1">
          <table:table-cell office:value-type="float" office:value="7.70002795899998" calcext:value-type="float">
            <text:p>7.700027959</text:p>
          </table:table-cell>
          <table:table-cell office:value-type="float" office:value="3221.40317450083" calcext:value-type="float">
            <text:p>3221.4031745008</text:p>
          </table:table-cell>
        </table:table-row>
        <table:table-row table:style-name="ro1">
          <table:table-cell office:value-type="float" office:value="7.71884562299999" calcext:value-type="float">
            <text:p>7.718845623</text:p>
          </table:table-cell>
          <table:table-cell office:value-type="float" office:value="3188.49353458354" calcext:value-type="float">
            <text:p>3188.4935345835</text:p>
          </table:table-cell>
        </table:table-row>
        <table:table-row table:style-name="ro1">
          <table:table-cell office:value-type="float" office:value="7.737509276" calcext:value-type="float">
            <text:p>7.737509276</text:p>
          </table:table-cell>
          <table:table-cell office:value-type="float" office:value="3214.80473302766" calcext:value-type="float">
            <text:p>3214.8047330277</text:p>
          </table:table-cell>
        </table:table-row>
        <table:table-row table:style-name="ro1">
          <table:table-cell office:value-type="float" office:value="7.75621740899999" calcext:value-type="float">
            <text:p>7.756217409</text:p>
          </table:table-cell>
          <table:table-cell office:value-type="float" office:value="3207.16129183134" calcext:value-type="float">
            <text:p>3207.1612918313</text:p>
          </table:table-cell>
        </table:table-row>
        <table:table-row table:style-name="ro1">
          <table:table-cell office:value-type="float" office:value="7.77507762499999" calcext:value-type="float">
            <text:p>7.775077625</text:p>
          </table:table-cell>
          <table:table-cell office:value-type="float" office:value="3181.29972636457" calcext:value-type="float">
            <text:p>3181.2997263646</text:p>
          </table:table-cell>
        </table:table-row>
        <table:table-row table:style-name="ro1">
          <table:table-cell office:value-type="float" office:value="7.79397690499999" calcext:value-type="float">
            <text:p>7.793976905</text:p>
          </table:table-cell>
          <table:table-cell office:value-type="float" office:value="3174.72411647438" calcext:value-type="float">
            <text:p>3174.7241164744</text:p>
          </table:table-cell>
        </table:table-row>
        <table:table-row table:style-name="ro1">
          <table:table-cell office:value-type="float" office:value="7.81297373699999" calcext:value-type="float">
            <text:p>7.812973737</text:p>
          </table:table-cell>
          <table:table-cell office:value-type="float" office:value="3158.42136204619" calcext:value-type="float">
            <text:p>3158.4213620462</text:p>
          </table:table-cell>
        </table:table-row>
        <table:table-row table:style-name="ro1">
          <table:table-cell office:value-type="float" office:value="7.83196786099998" calcext:value-type="float">
            <text:p>7.831967861</text:p>
          </table:table-cell>
          <table:table-cell office:value-type="float" office:value="3158.87165946885" calcext:value-type="float">
            <text:p>3158.8716594689</text:p>
          </table:table-cell>
        </table:table-row>
        <table:table-row table:style-name="ro1">
          <table:table-cell office:value-type="float" office:value="7.85081724399998" calcext:value-type="float">
            <text:p>7.850817244</text:p>
          </table:table-cell>
          <table:table-cell office:value-type="float" office:value="3183.12806313031" calcext:value-type="float">
            <text:p>3183.1280631303</text:p>
          </table:table-cell>
        </table:table-row>
        <table:table-row table:style-name="ro1">
          <table:table-cell office:value-type="float" office:value="7.86972173199999" calcext:value-type="float">
            <text:p>7.869721732</text:p>
          </table:table-cell>
          <table:table-cell office:value-type="float" office:value="3173.84951128998" calcext:value-type="float">
            <text:p>3173.84951129</text:p>
          </table:table-cell>
        </table:table-row>
        <table:table-row table:style-name="ro1">
          <table:table-cell office:value-type="float" office:value="7.888516635" calcext:value-type="float">
            <text:p>7.888516635</text:p>
          </table:table-cell>
          <table:table-cell office:value-type="float" office:value="3192.35486344117" calcext:value-type="float">
            <text:p>3192.3548634412</text:p>
          </table:table-cell>
        </table:table-row>
        <table:table-row table:style-name="ro1">
          <table:table-cell office:value-type="float" office:value="7.907288362" calcext:value-type="float">
            <text:p>7.907288362</text:p>
          </table:table-cell>
          <table:table-cell office:value-type="float" office:value="3196.29621717797" calcext:value-type="float">
            <text:p>3196.296217178</text:p>
          </table:table-cell>
        </table:table-row>
        <table:table-row table:style-name="ro1">
          <table:table-cell office:value-type="float" office:value="7.92604883799999" calcext:value-type="float">
            <text:p>7.926048838</text:p>
          </table:table-cell>
          <table:table-cell office:value-type="float" office:value="3198.21309438283" calcext:value-type="float">
            <text:p>3198.2130943828</text:p>
          </table:table-cell>
        </table:table-row>
        <table:table-row table:style-name="ro1">
          <table:table-cell office:value-type="float" office:value="7.94493384699999" calcext:value-type="float">
            <text:p>7.944933847</text:p>
          </table:table-cell>
          <table:table-cell office:value-type="float" office:value="3177.12318802679" calcext:value-type="float">
            <text:p>3177.1231880268</text:p>
          </table:table-cell>
        </table:table-row>
        <table:table-row table:style-name="ro1">
          <table:table-cell office:value-type="float" office:value="7.96368796900001" calcext:value-type="float">
            <text:p>7.963687969</text:p>
          </table:table-cell>
          <table:table-cell office:value-type="float" office:value="3199.29666661766" calcext:value-type="float">
            <text:p>3199.2966666177</text:p>
          </table:table-cell>
        </table:table-row>
        <table:table-row table:style-name="ro1">
          <table:table-cell office:value-type="float" office:value="7.98266704099999" calcext:value-type="float">
            <text:p>7.982667041</text:p>
          </table:table-cell>
          <table:table-cell office:value-type="float" office:value="3161.37691031816" calcext:value-type="float">
            <text:p>3161.3769103182</text:p>
          </table:table-cell>
        </table:table-row>
        <table:table-row table:style-name="ro1">
          <table:table-cell office:value-type="float" office:value="8.00142918399999" calcext:value-type="float">
            <text:p>8.001429184</text:p>
          </table:table-cell>
          <table:table-cell office:value-type="float" office:value="3197.92893594237" calcext:value-type="float">
            <text:p>3197.9289359424</text:p>
          </table:table-cell>
        </table:table-row>
        <table:table-row table:style-name="ro1">
          <table:table-cell office:value-type="float" office:value="8.020323099" calcext:value-type="float">
            <text:p>8.020323099</text:p>
          </table:table-cell>
          <table:table-cell office:value-type="float" office:value="3175.62559162454" calcext:value-type="float">
            <text:p>3175.6255916245</text:p>
          </table:table-cell>
        </table:table-row>
        <table:table-row table:style-name="ro1">
          <table:table-cell office:value-type="float" office:value="8.03908821099998" calcext:value-type="float">
            <text:p>8.039088211</text:p>
          </table:table-cell>
          <table:table-cell office:value-type="float" office:value="3197.42296235989" calcext:value-type="float">
            <text:p>3197.4229623599</text:p>
          </table:table-cell>
        </table:table-row>
        <table:table-row table:style-name="ro1">
          <table:table-cell office:value-type="float" office:value="8.057823947" calcext:value-type="float">
            <text:p>8.057823947</text:p>
          </table:table-cell>
          <table:table-cell office:value-type="float" office:value="3202.43624269259" calcext:value-type="float">
            <text:p>3202.4362426926</text:p>
          </table:table-cell>
        </table:table-row>
        <table:table-row table:style-name="ro1">
          <table:table-cell office:value-type="float" office:value="8.07657614299998" calcext:value-type="float">
            <text:p>8.076576143</text:p>
          </table:table-cell>
          <table:table-cell office:value-type="float" office:value="3199.62525989299" calcext:value-type="float">
            <text:p>3199.625259893</text:p>
          </table:table-cell>
        </table:table-row>
        <table:table-row table:style-name="ro1">
          <table:table-cell office:value-type="float" office:value="8.09525463899999" calcext:value-type="float">
            <text:p>8.095254639</text:p>
          </table:table-cell>
          <table:table-cell office:value-type="float" office:value="3212.25006552873" calcext:value-type="float">
            <text:p>3212.2500655287</text:p>
          </table:table-cell>
        </table:table-row>
        <table:table-row table:style-name="ro1">
          <table:table-cell office:value-type="float" office:value="8.114074647" calcext:value-type="float">
            <text:p>8.114074647</text:p>
          </table:table-cell>
          <table:table-cell office:value-type="float" office:value="3188.0964131355" calcext:value-type="float">
            <text:p>3188.0964131355</text:p>
          </table:table-cell>
        </table:table-row>
        <table:table-row table:style-name="ro1">
          <table:table-cell office:value-type="float" office:value="8.132912312" calcext:value-type="float">
            <text:p>8.132912312</text:p>
          </table:table-cell>
          <table:table-cell office:value-type="float" office:value="3185.10813309287" calcext:value-type="float">
            <text:p>3185.1081330929</text:p>
          </table:table-cell>
        </table:table-row>
        <table:table-row table:style-name="ro1">
          <table:table-cell office:value-type="float" office:value="8.151869404" calcext:value-type="float">
            <text:p>8.151869404</text:p>
          </table:table-cell>
          <table:table-cell office:value-type="float" office:value="3165.04240207411" calcext:value-type="float">
            <text:p>3165.0424020741</text:p>
          </table:table-cell>
        </table:table-row>
        <table:table-row table:style-name="ro1">
          <table:table-cell office:value-type="float" office:value="8.170774725" calcext:value-type="float">
            <text:p>8.170774725</text:p>
          </table:table-cell>
          <table:table-cell office:value-type="float" office:value="3173.70966618249" calcext:value-type="float">
            <text:p>3173.7096661825</text:p>
          </table:table-cell>
        </table:table-row>
        <table:table-row table:style-name="ro1">
          <table:table-cell office:value-type="float" office:value="8.189619733" calcext:value-type="float">
            <text:p>8.189619733</text:p>
          </table:table-cell>
          <table:table-cell office:value-type="float" office:value="3183.86704850438" calcext:value-type="float">
            <text:p>3183.8670485044</text:p>
          </table:table-cell>
        </table:table-row>
        <table:table-row table:style-name="ro1">
          <table:table-cell office:value-type="float" office:value="8.20840390799998" calcext:value-type="float">
            <text:p>8.208403908</text:p>
          </table:table-cell>
          <table:table-cell office:value-type="float" office:value="3194.17807809322" calcext:value-type="float">
            <text:p>3194.1780780932</text:p>
          </table:table-cell>
        </table:table-row>
        <table:table-row table:style-name="ro1">
          <table:table-cell office:value-type="float" office:value="8.227198343" calcext:value-type="float">
            <text:p>8.227198343</text:p>
          </table:table-cell>
          <table:table-cell office:value-type="float" office:value="3192.43435623059" calcext:value-type="float">
            <text:p>3192.4343562306</text:p>
          </table:table-cell>
        </table:table-row>
        <table:table-row table:style-name="ro1">
          <table:table-cell office:value-type="float" office:value="8.24602611199998" calcext:value-type="float">
            <text:p>8.246026112</text:p>
          </table:table-cell>
          <table:table-cell office:value-type="float" office:value="3186.7822470125" calcext:value-type="float">
            <text:p>3186.7822470125</text:p>
          </table:table-cell>
        </table:table-row>
        <table:table-row table:style-name="ro1">
          <table:table-cell office:value-type="float" office:value="8.26481403599999" calcext:value-type="float">
            <text:p>8.264814036</text:p>
          </table:table-cell>
          <table:table-cell office:value-type="float" office:value="3193.54070199414" calcext:value-type="float">
            <text:p>3193.5407019941</text:p>
          </table:table-cell>
        </table:table-row>
        <table:table-row table:style-name="ro1">
          <table:table-cell office:value-type="float" office:value="8.28361633599999" calcext:value-type="float">
            <text:p>8.283616336</text:p>
          </table:table-cell>
          <table:table-cell office:value-type="float" office:value="3191.09896129654" calcext:value-type="float">
            <text:p>3191.0989612966</text:p>
          </table:table-cell>
        </table:table-row>
        <table:table-row table:style-name="ro1">
          <table:table-cell office:value-type="float" office:value="8.302538844" calcext:value-type="float">
            <text:p>8.302538844</text:p>
          </table:table-cell>
          <table:table-cell office:value-type="float" office:value="3170.8270383604" calcext:value-type="float">
            <text:p>3170.8270383604</text:p>
          </table:table-cell>
        </table:table-row>
        <table:table-row table:style-name="ro1">
          <table:table-cell office:value-type="float" office:value="8.321339634" calcext:value-type="float">
            <text:p>8.321339634</text:p>
          </table:table-cell>
          <table:table-cell office:value-type="float" office:value="3191.35525688012" calcext:value-type="float">
            <text:p>3191.3552568801</text:p>
          </table:table-cell>
        </table:table-row>
        <table:table-row table:style-name="ro1">
          <table:table-cell office:value-type="float" office:value="8.34017057899999" calcext:value-type="float">
            <text:p>8.340170579</text:p>
          </table:table-cell>
          <table:table-cell office:value-type="float" office:value="3186.24476891786" calcext:value-type="float">
            <text:p>3186.2447689179</text:p>
          </table:table-cell>
        </table:table-row>
        <table:table-row table:style-name="ro1">
          <table:table-cell office:value-type="float" office:value="8.35882287799998" calcext:value-type="float">
            <text:p>8.358822878</text:p>
          </table:table-cell>
          <table:table-cell office:value-type="float" office:value="3216.76164423558" calcext:value-type="float">
            <text:p>3216.7616442356</text:p>
          </table:table-cell>
        </table:table-row>
        <table:table-row table:style-name="ro1">
          <table:table-cell office:value-type="float" office:value="8.37751153099998" calcext:value-type="float">
            <text:p>8.377511531</text:p>
          </table:table-cell>
          <table:table-cell office:value-type="float" office:value="3210.50425624608" calcext:value-type="float">
            <text:p>3210.5042562461</text:p>
          </table:table-cell>
        </table:table-row>
        <table:table-row table:style-name="ro1">
          <table:table-cell office:value-type="float" office:value="8.39614518400001" calcext:value-type="float">
            <text:p>8.396145184</text:p>
          </table:table-cell>
          <table:table-cell office:value-type="float" office:value="3219.98053736028" calcext:value-type="float">
            <text:p>3219.9805373603</text:p>
          </table:table-cell>
        </table:table-row>
        <table:table-row table:style-name="ro1">
          <table:table-cell office:value-type="float" office:value="8.41496691099999" calcext:value-type="float">
            <text:p>8.414966911</text:p>
          </table:table-cell>
          <table:table-cell office:value-type="float" office:value="3187.80524231584" calcext:value-type="float">
            <text:p>3187.8052423159</text:p>
          </table:table-cell>
        </table:table-row>
        <table:table-row table:style-name="ro1">
          <table:table-cell office:value-type="float" office:value="8.43369764799999" calcext:value-type="float">
            <text:p>8.433697648</text:p>
          </table:table-cell>
          <table:table-cell office:value-type="float" office:value="3203.29093297316" calcext:value-type="float">
            <text:p>3203.2909329732</text:p>
          </table:table-cell>
        </table:table-row>
        <table:table-row table:style-name="ro1">
          <table:table-cell office:value-type="float" office:value="8.45246161399999" calcext:value-type="float">
            <text:p>8.452461614</text:p>
          </table:table-cell>
          <table:table-cell office:value-type="float" office:value="3197.61824339361" calcext:value-type="float">
            <text:p>3197.6182433936</text:p>
          </table:table-cell>
        </table:table-row>
        <table:table-row table:style-name="ro1">
          <table:table-cell office:value-type="float" office:value="8.47132542399999" calcext:value-type="float">
            <text:p>8.471325424</text:p>
          </table:table-cell>
          <table:table-cell office:value-type="float" office:value="3180.69361385652" calcext:value-type="float">
            <text:p>3180.6936138565</text:p>
          </table:table-cell>
        </table:table-row>
        <table:table-row table:style-name="ro1">
          <table:table-cell office:value-type="float" office:value="8.490115328" calcext:value-type="float">
            <text:p>8.490115328</text:p>
          </table:table-cell>
          <table:table-cell office:value-type="float" office:value="3193.20418028472" calcext:value-type="float">
            <text:p>3193.2041802847</text:p>
          </table:table-cell>
        </table:table-row>
        <table:table-row table:style-name="ro1">
          <table:table-cell office:value-type="float" office:value="8.508968982" calcext:value-type="float">
            <text:p>8.508968982</text:p>
          </table:table-cell>
          <table:table-cell office:value-type="float" office:value="3182.40697532736" calcext:value-type="float">
            <text:p>3182.4069753274</text:p>
          </table:table-cell>
        </table:table-row>
        <table:table-row table:style-name="ro1">
          <table:table-cell office:value-type="float" office:value="8.52762206199998" calcext:value-type="float">
            <text:p>8.527622062</text:p>
          </table:table-cell>
          <table:table-cell office:value-type="float" office:value="3216.62695919755" calcext:value-type="float">
            <text:p>3216.6269591976</text:p>
          </table:table-cell>
        </table:table-row>
        <table:table-row table:style-name="ro1">
          <table:table-cell office:value-type="float" office:value="8.54643785099998" calcext:value-type="float">
            <text:p>8.546437851</text:p>
          </table:table-cell>
          <table:table-cell office:value-type="float" office:value="3188.81126908872" calcext:value-type="float">
            <text:p>3188.8112690887</text:p>
          </table:table-cell>
        </table:table-row>
        <table:table-row table:style-name="ro1">
          <table:table-cell office:value-type="float" office:value="8.565180567" calcext:value-type="float">
            <text:p>8.565180567</text:p>
          </table:table-cell>
          <table:table-cell office:value-type="float" office:value="3201.24361911778" calcext:value-type="float">
            <text:p>3201.2436191178</text:p>
          </table:table-cell>
        </table:table-row>
        <table:table-row table:style-name="ro1">
          <table:table-cell office:value-type="float" office:value="8.58394588799999" calcext:value-type="float">
            <text:p>8.583945888</text:p>
          </table:table-cell>
          <table:table-cell office:value-type="float" office:value="3197.38735084968" calcext:value-type="float">
            <text:p>3197.3873508497</text:p>
          </table:table-cell>
        </table:table-row>
        <table:table-row table:style-name="ro1">
          <table:table-cell office:value-type="float" office:value="8.60279308299999" calcext:value-type="float">
            <text:p>8.602793083</text:p>
          </table:table-cell>
          <table:table-cell office:value-type="float" office:value="3183.49759738675" calcext:value-type="float">
            <text:p>3183.4975973868</text:p>
          </table:table-cell>
        </table:table-row>
        <table:table-row table:style-name="ro1">
          <table:table-cell office:value-type="float" office:value="8.621615018" calcext:value-type="float">
            <text:p>8.621615018</text:p>
          </table:table-cell>
          <table:table-cell office:value-type="float" office:value="3187.77001408106" calcext:value-type="float">
            <text:p>3187.7700140811</text:p>
          </table:table-cell>
        </table:table-row>
        <table:table-row table:style-name="ro1">
          <table:table-cell office:value-type="float" office:value="8.640383985" calcext:value-type="float">
            <text:p>8.640383985</text:p>
          </table:table-cell>
          <table:table-cell office:value-type="float" office:value="3196.76623652228" calcext:value-type="float">
            <text:p>3196.7662365223</text:p>
          </table:table-cell>
        </table:table-row>
        <table:table-row table:style-name="ro1">
          <table:table-cell office:value-type="float" office:value="8.65901320999998" calcext:value-type="float">
            <text:p>8.65901321</text:p>
          </table:table-cell>
          <table:table-cell office:value-type="float" office:value="3220.74589791321" calcext:value-type="float">
            <text:p>3220.7458979132</text:p>
          </table:table-cell>
        </table:table-row>
        <table:table-row table:style-name="ro1">
          <table:table-cell office:value-type="float" office:value="8.67774092599998" calcext:value-type="float">
            <text:p>8.677740926</text:p>
          </table:table-cell>
          <table:table-cell office:value-type="float" office:value="3203.8076613292" calcext:value-type="float">
            <text:p>3203.8076613292</text:p>
          </table:table-cell>
        </table:table-row>
        <table:table-row table:style-name="ro1">
          <table:table-cell office:value-type="float" office:value="8.69632186999999" calcext:value-type="float">
            <text:p>8.69632187</text:p>
          </table:table-cell>
          <table:table-cell office:value-type="float" office:value="3229.11473173683" calcext:value-type="float">
            <text:p>3229.1147317368</text:p>
          </table:table-cell>
        </table:table-row>
        <table:table-row table:style-name="ro1">
          <table:table-cell office:value-type="float" office:value="8.71492604399998" calcext:value-type="float">
            <text:p>8.714926044</text:p>
          </table:table-cell>
          <table:table-cell office:value-type="float" office:value="3225.08271531078" calcext:value-type="float">
            <text:p>3225.0827153108</text:p>
          </table:table-cell>
        </table:table-row>
        <table:table-row table:style-name="ro1">
          <table:table-cell office:value-type="float" office:value="8.733775479" calcext:value-type="float">
            <text:p>8.733775479</text:p>
          </table:table-cell>
          <table:table-cell office:value-type="float" office:value="3183.11928182104" calcext:value-type="float">
            <text:p>3183.1192818211</text:p>
          </table:table-cell>
        </table:table-row>
        <table:table-row table:style-name="ro1">
          <table:table-cell office:value-type="float" office:value="8.75242819499999" calcext:value-type="float">
            <text:p>8.752428195</text:p>
          </table:table-cell>
          <table:table-cell office:value-type="float" office:value="3216.68973033355" calcext:value-type="float">
            <text:p>3216.6897303336</text:p>
          </table:table-cell>
        </table:table-row>
        <table:table-row table:style-name="ro1">
          <table:table-cell office:value-type="float" office:value="8.77117283799998" calcext:value-type="float">
            <text:p>8.771172838</text:p>
          </table:table-cell>
          <table:table-cell office:value-type="float" office:value="3200.9145226201" calcext:value-type="float">
            <text:p>3200.9145226201</text:p>
          </table:table-cell>
        </table:table-row>
        <table:table-row table:style-name="ro1">
          <table:table-cell office:value-type="float" office:value="8.789923679" calcext:value-type="float">
            <text:p>8.789923679</text:p>
          </table:table-cell>
          <table:table-cell office:value-type="float" office:value="3199.85647576858" calcext:value-type="float">
            <text:p>3199.8564757686</text:p>
          </table:table-cell>
        </table:table-row>
        <table:table-row table:style-name="ro1">
          <table:table-cell office:value-type="float" office:value="8.808618061" calcext:value-type="float">
            <text:p>8.808618061</text:p>
          </table:table-cell>
          <table:table-cell office:value-type="float" office:value="3209.52037890198" calcext:value-type="float">
            <text:p>3209.520378902</text:p>
          </table:table-cell>
        </table:table-row>
        <table:table-row table:style-name="ro1">
          <table:table-cell office:value-type="float" office:value="8.82727848499999" calcext:value-type="float">
            <text:p>8.827278485</text:p>
          </table:table-cell>
          <table:table-cell office:value-type="float" office:value="3215.36102288104" calcext:value-type="float">
            <text:p>3215.361022881</text:p>
          </table:table-cell>
        </table:table-row>
        <table:table-row table:style-name="ro1">
          <table:table-cell office:value-type="float" office:value="8.84590448099999" calcext:value-type="float">
            <text:p>8.845904481</text:p>
          </table:table-cell>
          <table:table-cell office:value-type="float" office:value="3221.30424595865" calcext:value-type="float">
            <text:p>3221.3042459587</text:p>
          </table:table-cell>
        </table:table-row>
        <table:table-row table:style-name="ro1">
          <table:table-cell office:value-type="float" office:value="8.86455454" calcext:value-type="float">
            <text:p>8.86455454</text:p>
          </table:table-cell>
          <table:table-cell office:value-type="float" office:value="3217.14799936932" calcext:value-type="float">
            <text:p>3217.1479993693</text:p>
          </table:table-cell>
        </table:table-row>
        <table:table-row table:style-name="ro1">
          <table:table-cell office:value-type="float" office:value="8.88321975599999" calcext:value-type="float">
            <text:p>8.883219756</text:p>
          </table:table-cell>
          <table:table-cell office:value-type="float" office:value="3214.53552962036" calcext:value-type="float">
            <text:p>3214.5355296204</text:p>
          </table:table-cell>
        </table:table-row>
        <table:table-row table:style-name="ro1">
          <table:table-cell office:value-type="float" office:value="8.90191236699999" calcext:value-type="float">
            <text:p>8.901912367</text:p>
          </table:table-cell>
          <table:table-cell office:value-type="float" office:value="3209.82445951404" calcext:value-type="float">
            <text:p>3209.824459514</text:p>
          </table:table-cell>
        </table:table-row>
        <table:table-row table:style-name="ro1">
          <table:table-cell office:value-type="float" office:value="8.92074065699998" calcext:value-type="float">
            <text:p>8.920740657</text:p>
          </table:table-cell>
          <table:table-cell office:value-type="float" office:value="3186.69406515618" calcext:value-type="float">
            <text:p>3186.6940651562</text:p>
          </table:table-cell>
        </table:table-row>
        <table:table-row table:style-name="ro1">
          <table:table-cell office:value-type="float" office:value="8.93943394499999" calcext:value-type="float">
            <text:p>8.939433945</text:p>
          </table:table-cell>
          <table:table-cell office:value-type="float" office:value="3209.7082118444" calcext:value-type="float">
            <text:p>3209.7082118444</text:p>
          </table:table-cell>
        </table:table-row>
        <table:table-row table:style-name="ro1">
          <table:table-cell office:value-type="float" office:value="8.95810858799999" calcext:value-type="float">
            <text:p>8.958108588</text:p>
          </table:table-cell>
          <table:table-cell office:value-type="float" office:value="3212.91282516133" calcext:value-type="float">
            <text:p>3212.9128251613</text:p>
          </table:table-cell>
        </table:table-row>
        <table:table-row table:style-name="ro1">
          <table:table-cell office:value-type="float" office:value="8.97669380299999" calcext:value-type="float">
            <text:p>8.976693803</text:p>
          </table:table-cell>
          <table:table-cell office:value-type="float" office:value="3228.37266074106" calcext:value-type="float">
            <text:p>3228.3726607411</text:p>
          </table:table-cell>
        </table:table-row>
        <table:table-row table:style-name="ro1">
          <table:table-cell office:value-type="float" office:value="8.995392404" calcext:value-type="float">
            <text:p>8.995392404</text:p>
          </table:table-cell>
          <table:table-cell office:value-type="float" office:value="3208.79620886953" calcext:value-type="float">
            <text:p>3208.7962088695</text:p>
          </table:table-cell>
        </table:table-row>
        <table:table-row table:style-name="ro1">
          <table:table-cell office:value-type="float" office:value="9.01403584899998" calcext:value-type="float">
            <text:p>9.014035849</text:p>
          </table:table-cell>
          <table:table-cell office:value-type="float" office:value="3218.28932367713" calcext:value-type="float">
            <text:p>3218.2893236771</text:p>
          </table:table-cell>
        </table:table-row>
        <table:table-row table:style-name="ro1">
          <table:table-cell office:value-type="float" office:value="9.03264439699998" calcext:value-type="float">
            <text:p>9.032644397</text:p>
          </table:table-cell>
          <table:table-cell office:value-type="float" office:value="3224.32464908009" calcext:value-type="float">
            <text:p>3224.3246490801</text:p>
          </table:table-cell>
        </table:table-row>
        <table:table-row table:style-name="ro1">
          <table:table-cell office:value-type="float" office:value="9.051335811" calcext:value-type="float">
            <text:p>9.051335811</text:p>
          </table:table-cell>
          <table:table-cell office:value-type="float" office:value="3210.03001698778" calcext:value-type="float">
            <text:p>3210.0300169878</text:p>
          </table:table-cell>
        </table:table-row>
        <table:table-row table:style-name="ro1">
          <table:table-cell office:value-type="float" office:value="9.070086027" calcext:value-type="float">
            <text:p>9.070086027</text:p>
          </table:table-cell>
          <table:table-cell office:value-type="float" office:value="3199.96313642453" calcext:value-type="float">
            <text:p>3199.9631364245</text:p>
          </table:table-cell>
        </table:table-row>
        <table:table-row table:style-name="ro1">
          <table:table-cell office:value-type="float" office:value="9.08883817" calcext:value-type="float">
            <text:p>9.08883817</text:p>
          </table:table-cell>
          <table:table-cell office:value-type="float" office:value="3199.63430312998" calcext:value-type="float">
            <text:p>3199.63430313</text:p>
          </table:table-cell>
        </table:table-row>
        <table:table-row table:style-name="ro1">
          <table:table-cell office:value-type="float" office:value="9.10757526099999" calcext:value-type="float">
            <text:p>9.107575261</text:p>
          </table:table-cell>
          <table:table-cell office:value-type="float" office:value="3202.20465386157" calcext:value-type="float">
            <text:p>3202.2046538616</text:p>
          </table:table-cell>
        </table:table-row>
        <table:table-row table:style-name="ro1">
          <table:table-cell office:value-type="float" office:value="9.12614391299999" calcext:value-type="float">
            <text:p>9.126143913</text:p>
          </table:table-cell>
          <table:table-cell office:value-type="float" office:value="3231.2523278482" calcext:value-type="float">
            <text:p>3231.2523278482</text:p>
          </table:table-cell>
        </table:table-row>
        <table:table-row table:style-name="ro1">
          <table:table-cell office:value-type="float" office:value="9.14475428500001" calcext:value-type="float">
            <text:p>9.144754285</text:p>
          </table:table-cell>
          <table:table-cell office:value-type="float" office:value="3224.00863346319" calcext:value-type="float">
            <text:p>3224.0086334632</text:p>
          </table:table-cell>
        </table:table-row>
        <table:table-row table:style-name="ro1">
          <table:table-cell office:value-type="float" office:value="9.16334939499998" calcext:value-type="float">
            <text:p>9.163349395</text:p>
          </table:table-cell>
          <table:table-cell office:value-type="float" office:value="3226.65474955888" calcext:value-type="float">
            <text:p>3226.6547495589</text:p>
          </table:table-cell>
        </table:table-row>
        <table:table-row table:style-name="ro1">
          <table:table-cell office:value-type="float" office:value="9.181945808" calcext:value-type="float">
            <text:p>9.181945808</text:p>
          </table:table-cell>
          <table:table-cell office:value-type="float" office:value="3226.42866664462" calcext:value-type="float">
            <text:p>3226.4286666446</text:p>
          </table:table-cell>
        </table:table-row>
        <table:table-row table:style-name="ro1">
          <table:table-cell office:value-type="float" office:value="9.20059894099998" calcext:value-type="float">
            <text:p>9.200598941</text:p>
          </table:table-cell>
          <table:table-cell office:value-type="float" office:value="3216.61781964687" calcext:value-type="float">
            <text:p>3216.6178196469</text:p>
          </table:table-cell>
        </table:table-row>
        <table:table-row table:style-name="ro1">
          <table:table-cell office:value-type="float" office:value="9.21929551" calcext:value-type="float">
            <text:p>9.21929551</text:p>
          </table:table-cell>
          <table:table-cell office:value-type="float" office:value="3209.14495060331" calcext:value-type="float">
            <text:p>3209.1449506033</text:p>
          </table:table-cell>
        </table:table-row>
        <table:table-row table:style-name="ro1">
          <table:table-cell office:value-type="float" office:value="9.23801447599999" calcext:value-type="float">
            <text:p>9.238014476</text:p>
          </table:table-cell>
          <table:table-cell office:value-type="float" office:value="3205.30525030163" calcext:value-type="float">
            <text:p>3205.3052503016</text:p>
          </table:table-cell>
        </table:table-row>
        <table:table-row table:style-name="ro1">
          <table:table-cell office:value-type="float" office:value="9.25681000500001" calcext:value-type="float">
            <text:p>9.256810005</text:p>
          </table:table-cell>
          <table:table-cell office:value-type="float" office:value="3192.24853953025" calcext:value-type="float">
            <text:p>3192.2485395303</text:p>
          </table:table-cell>
        </table:table-row>
        <table:table-row table:style-name="ro1">
          <table:table-cell office:value-type="float" office:value="9.27549391899998" calcext:value-type="float">
            <text:p>9.275493919</text:p>
          </table:table-cell>
          <table:table-cell office:value-type="float" office:value="3211.31857062002" calcext:value-type="float">
            <text:p>3211.31857062</text:p>
          </table:table-cell>
        </table:table-row>
        <table:table-row table:style-name="ro1">
          <table:table-cell office:value-type="float" office:value="9.294241895" calcext:value-type="float">
            <text:p>9.294241895</text:p>
          </table:table-cell>
          <table:table-cell office:value-type="float" office:value="3200.34546662284" calcext:value-type="float">
            <text:p>3200.3454666228</text:p>
          </table:table-cell>
        </table:table-row>
        <table:table-row table:style-name="ro1">
          <table:table-cell office:value-type="float" office:value="9.312830652" calcext:value-type="float">
            <text:p>9.312830652</text:p>
          </table:table-cell>
          <table:table-cell office:value-type="float" office:value="3227.75750955209" calcext:value-type="float">
            <text:p>3227.7575095521</text:p>
          </table:table-cell>
        </table:table-row>
        <table:table-row table:style-name="ro1">
          <table:table-cell office:value-type="float" office:value="9.33148118" calcext:value-type="float">
            <text:p>9.33148118</text:p>
          </table:table-cell>
          <table:table-cell office:value-type="float" office:value="3217.06709858383" calcext:value-type="float">
            <text:p>3217.0670985838</text:p>
          </table:table-cell>
        </table:table-row>
        <table:table-row table:style-name="ro1">
          <table:table-cell office:value-type="float" office:value="9.35007608199999" calcext:value-type="float">
            <text:p>9.350076082</text:p>
          </table:table-cell>
          <table:table-cell office:value-type="float" office:value="3226.69084247035" calcext:value-type="float">
            <text:p>3226.6908424704</text:p>
          </table:table-cell>
        </table:table-row>
        <table:table-row table:style-name="ro1">
          <table:table-cell office:value-type="float" office:value="9.36879676699999" calcext:value-type="float">
            <text:p>9.368796767</text:p>
          </table:table-cell>
          <table:table-cell office:value-type="float" office:value="3205.01092775095" calcext:value-type="float">
            <text:p>3205.010927751</text:p>
          </table:table-cell>
        </table:table-row>
        <table:table-row table:style-name="ro1">
          <table:table-cell office:value-type="float" office:value="9.38745416999998" calcext:value-type="float">
            <text:p>9.38745417</text:p>
          </table:table-cell>
          <table:table-cell office:value-type="float" office:value="3215.88165298389" calcext:value-type="float">
            <text:p>3215.8816529839</text:p>
          </table:table-cell>
        </table:table-row>
        <table:table-row table:style-name="ro1">
          <table:table-cell office:value-type="float" office:value="9.406034906" calcext:value-type="float">
            <text:p>9.406034906</text:p>
          </table:table-cell>
          <table:table-cell office:value-type="float" office:value="3229.15087970363" calcext:value-type="float">
            <text:p>3229.1508797036</text:p>
          </table:table-cell>
        </table:table-row>
        <table:table-row table:style-name="ro1">
          <table:table-cell office:value-type="float" office:value="9.42469496499999" calcext:value-type="float">
            <text:p>9.424694965</text:p>
          </table:table-cell>
          <table:table-cell office:value-type="float" office:value="3215.42391693676" calcext:value-type="float">
            <text:p>3215.4239169368</text:p>
          </table:table-cell>
        </table:table-row>
        <table:table-row table:style-name="ro1">
          <table:table-cell office:value-type="float" office:value="9.443232263" calcext:value-type="float">
            <text:p>9.443232263</text:p>
          </table:table-cell>
          <table:table-cell office:value-type="float" office:value="3236.71767050191" calcext:value-type="float">
            <text:p>3236.7176705019</text:p>
          </table:table-cell>
        </table:table-row>
        <table:table-row table:style-name="ro1">
          <table:table-cell office:value-type="float" office:value="9.46175554999999" calcext:value-type="float">
            <text:p>9.46175555</text:p>
          </table:table-cell>
          <table:table-cell office:value-type="float" office:value="3239.16592125473" calcext:value-type="float">
            <text:p>3239.1659212547</text:p>
          </table:table-cell>
        </table:table-row>
        <table:table-row table:style-name="ro1">
          <table:table-cell office:value-type="float" office:value="9.48050685999999" calcext:value-type="float">
            <text:p>9.48050686</text:p>
          </table:table-cell>
          <table:table-cell office:value-type="float" office:value="3199.77644228608" calcext:value-type="float">
            <text:p>3199.7764422861</text:p>
          </table:table-cell>
        </table:table-row>
        <table:table-row table:style-name="ro1">
          <table:table-cell office:value-type="float" office:value="9.499102284" calcext:value-type="float">
            <text:p>9.499102284</text:p>
          </table:table-cell>
          <table:table-cell office:value-type="float" office:value="3226.60026466528" calcext:value-type="float">
            <text:p>3226.6002646653</text:p>
          </table:table-cell>
        </table:table-row>
        <table:table-row table:style-name="ro1">
          <table:table-cell office:value-type="float" office:value="9.51785593699998" calcext:value-type="float">
            <text:p>9.517855937</text:p>
          </table:table-cell>
          <table:table-cell office:value-type="float" office:value="3199.37667611086" calcext:value-type="float">
            <text:p>3199.3766761109</text:p>
          </table:table-cell>
        </table:table-row>
        <table:table-row table:style-name="ro1">
          <table:table-cell office:value-type="float" office:value="9.53660459099999" calcext:value-type="float">
            <text:p>9.536604591</text:p>
          </table:table-cell>
          <table:table-cell office:value-type="float" office:value="3200.22973382404" calcext:value-type="float">
            <text:p>3200.229733824</text:p>
          </table:table-cell>
        </table:table-row>
        <table:table-row table:style-name="ro1">
          <table:table-cell office:value-type="float" office:value="9.55531241" calcext:value-type="float">
            <text:p>9.55531241</text:p>
          </table:table-cell>
          <table:table-cell office:value-type="float" office:value="3207.21512218802" calcext:value-type="float">
            <text:p>3207.215122188</text:p>
          </table:table-cell>
        </table:table-row>
        <table:table-row table:style-name="ro1">
          <table:table-cell office:value-type="float" office:value="9.57401929299999" calcext:value-type="float">
            <text:p>9.574019293</text:p>
          </table:table-cell>
          <table:table-cell office:value-type="float" office:value="3207.37559539034" calcext:value-type="float">
            <text:p>3207.3755953903</text:p>
          </table:table-cell>
        </table:table-row>
        <table:table-row table:style-name="ro1">
          <table:table-cell office:value-type="float" office:value="9.59273508199999" calcext:value-type="float">
            <text:p>9.592735082</text:p>
          </table:table-cell>
          <table:table-cell office:value-type="float" office:value="3205.84934997965" calcext:value-type="float">
            <text:p>3205.8493499797</text:p>
          </table:table-cell>
        </table:table-row>
        <table:table-row table:style-name="ro1">
          <table:table-cell office:value-type="float" office:value="9.611363786" calcext:value-type="float">
            <text:p>9.611363786</text:p>
          </table:table-cell>
          <table:table-cell office:value-type="float" office:value="3220.83597441742" calcext:value-type="float">
            <text:p>3220.8359744174</text:p>
          </table:table-cell>
        </table:table-row>
        <table:table-row table:style-name="ro1">
          <table:table-cell office:value-type="float" office:value="9.62989847999998" calcext:value-type="float">
            <text:p>9.62989848</text:p>
          </table:table-cell>
          <table:table-cell office:value-type="float" office:value="3237.17240759729" calcext:value-type="float">
            <text:p>3237.1724075973</text:p>
          </table:table-cell>
        </table:table-row>
        <table:table-row table:style-name="ro1">
          <table:table-cell office:value-type="float" office:value="9.648587706" calcext:value-type="float">
            <text:p>9.648587706</text:p>
          </table:table-cell>
          <table:table-cell office:value-type="float" office:value="3210.40582418628" calcext:value-type="float">
            <text:p>3210.4058241863</text:p>
          </table:table-cell>
        </table:table-row>
        <table:table-row table:style-name="ro1">
          <table:table-cell office:value-type="float" office:value="9.66728787" calcext:value-type="float">
            <text:p>9.66728787</text:p>
          </table:table-cell>
          <table:table-cell office:value-type="float" office:value="3208.52801077127" calcext:value-type="float">
            <text:p>3208.5280107713</text:p>
          </table:table-cell>
        </table:table-row>
        <table:table-row table:style-name="ro1">
          <table:table-cell office:value-type="float" office:value="9.686037513" calcext:value-type="float">
            <text:p>9.686037513</text:p>
          </table:table-cell>
          <table:table-cell office:value-type="float" office:value="3200.06092915895" calcext:value-type="float">
            <text:p>3200.060929159</text:p>
          </table:table-cell>
        </table:table-row>
        <table:table-row table:style-name="ro1">
          <table:table-cell office:value-type="float" office:value="9.70463970699998" calcext:value-type="float">
            <text:p>9.704639707</text:p>
          </table:table-cell>
          <table:table-cell office:value-type="float" office:value="3225.42599007722" calcext:value-type="float">
            <text:p>3225.4259900772</text:p>
          </table:table-cell>
        </table:table-row>
        <table:table-row table:style-name="ro1">
          <table:table-cell office:value-type="float" office:value="9.72331534" calcext:value-type="float">
            <text:p>9.72331534</text:p>
          </table:table-cell>
          <table:table-cell office:value-type="float" office:value="3212.74250784172" calcext:value-type="float">
            <text:p>3212.7425078417</text:p>
          </table:table-cell>
        </table:table-row>
        <table:table-row table:style-name="ro1">
          <table:table-cell office:value-type="float" office:value="9.741849565" calcext:value-type="float">
            <text:p>9.741849565</text:p>
          </table:table-cell>
          <table:table-cell office:value-type="float" office:value="3237.25432274682" calcext:value-type="float">
            <text:p>3237.2543227468</text:p>
          </table:table-cell>
        </table:table-row>
        <table:table-row table:style-name="ro1">
          <table:table-cell office:value-type="float" office:value="9.76036915399999" calcext:value-type="float">
            <text:p>9.760369154</text:p>
          </table:table-cell>
          <table:table-cell office:value-type="float" office:value="3239.81271938714" calcext:value-type="float">
            <text:p>3239.8127193871</text:p>
          </table:table-cell>
        </table:table-row>
        <table:table-row table:style-name="ro1">
          <table:table-cell office:value-type="float" office:value="9.77897478599999" calcext:value-type="float">
            <text:p>9.778974786</text:p>
          </table:table-cell>
          <table:table-cell office:value-type="float" office:value="3224.82998696249" calcext:value-type="float">
            <text:p>3224.8299869625</text:p>
          </table:table-cell>
        </table:table-row>
        <table:table-row table:style-name="ro1">
          <table:table-cell office:value-type="float" office:value="9.79754953200001" calcext:value-type="float">
            <text:p>9.797549532</text:p>
          </table:table-cell>
          <table:table-cell office:value-type="float" office:value="3230.19221904612" calcext:value-type="float">
            <text:p>3230.1922190461</text:p>
          </table:table-cell>
        </table:table-row>
        <table:table-row table:style-name="ro1">
          <table:table-cell office:value-type="float" office:value="9.816207612" calcext:value-type="float">
            <text:p>9.816207612</text:p>
          </table:table-cell>
          <table:table-cell office:value-type="float" office:value="3215.76496617111" calcext:value-type="float">
            <text:p>3215.7649661711</text:p>
          </table:table-cell>
        </table:table-row>
        <table:table-row table:style-name="ro1">
          <table:table-cell office:value-type="float" office:value="9.83497418299999" calcext:value-type="float">
            <text:p>9.834974183</text:p>
          </table:table-cell>
          <table:table-cell office:value-type="float" office:value="3197.17437991437" calcext:value-type="float">
            <text:p>3197.1743799144</text:p>
          </table:table-cell>
        </table:table-row>
        <table:table-row table:style-name="ro1">
          <table:table-cell office:value-type="float" office:value="9.85353543899998" calcext:value-type="float">
            <text:p>9.853535439</text:p>
          </table:table-cell>
          <table:table-cell office:value-type="float" office:value="3232.5398669145" calcext:value-type="float">
            <text:p>3232.5398669145</text:p>
          </table:table-cell>
        </table:table-row>
        <table:table-row table:style-name="ro1">
          <table:table-cell office:value-type="float" office:value="9.872135394" calcext:value-type="float">
            <text:p>9.872135394</text:p>
          </table:table-cell>
          <table:table-cell office:value-type="float" office:value="3225.81425599992" calcext:value-type="float">
            <text:p>3225.8142559999</text:p>
          </table:table-cell>
        </table:table-row>
        <table:table-row table:style-name="ro1">
          <table:table-cell office:value-type="float" office:value="9.890707276" calcext:value-type="float">
            <text:p>9.890707276</text:p>
          </table:table-cell>
          <table:table-cell office:value-type="float" office:value="3230.69035222112" calcext:value-type="float">
            <text:p>3230.6903522211</text:p>
          </table:table-cell>
        </table:table-row>
        <table:table-row table:style-name="ro1">
          <table:table-cell office:value-type="float" office:value="9.909116969" calcext:value-type="float">
            <text:p>9.909116969</text:p>
          </table:table-cell>
          <table:table-cell office:value-type="float" office:value="3259.15266484973" calcext:value-type="float">
            <text:p>3259.1526648497</text:p>
          </table:table-cell>
        </table:table-row>
        <table:table-row table:style-name="ro1">
          <table:table-cell office:value-type="float" office:value="9.927707392" calcext:value-type="float">
            <text:p>9.927707392</text:p>
          </table:table-cell>
          <table:table-cell office:value-type="float" office:value="3227.46825072134" calcext:value-type="float">
            <text:p>3227.4682507214</text:p>
          </table:table-cell>
        </table:table-row>
        <table:table-row table:style-name="ro1">
          <table:table-cell office:value-type="float" office:value="9.94635026399999" calcext:value-type="float">
            <text:p>9.946350264</text:p>
          </table:table-cell>
          <table:table-cell office:value-type="float" office:value="3218.3882397542" calcext:value-type="float">
            <text:p>3218.3882397542</text:p>
          </table:table-cell>
        </table:table-row>
        <table:table-row table:style-name="ro1">
          <table:table-cell office:value-type="float" office:value="9.96498256199999" calcext:value-type="float">
            <text:p>9.964982562</text:p>
          </table:table-cell>
          <table:table-cell office:value-type="float" office:value="3220.21470459522" calcext:value-type="float">
            <text:p>3220.2147045952</text:p>
          </table:table-cell>
        </table:table-row>
        <table:table-row table:style-name="ro1">
          <table:table-cell office:value-type="float" office:value="9.98351126699998" calcext:value-type="float">
            <text:p>9.983511267</text:p>
          </table:table-cell>
          <table:table-cell office:value-type="float" office:value="3238.21875301153" calcext:value-type="float">
            <text:p>3238.2187530115</text:p>
          </table:table-cell>
        </table:table-row>
        <table:table-row table:style-name="ro1">
          <table:table-cell office:value-type="float" office:value="10.002209555" calcext:value-type="float">
            <text:p>10.002209555</text:p>
          </table:table-cell>
          <table:table-cell office:value-type="float" office:value="3208.84992251766" calcext:value-type="float">
            <text:p>3208.8499225177</text:p>
          </table:table-cell>
        </table:table-row>
        <table:table-row table:style-name="ro1">
          <table:table-cell office:value-type="float" office:value="10.020893312" calcext:value-type="float">
            <text:p>10.020893312</text:p>
          </table:table-cell>
          <table:table-cell office:value-type="float" office:value="3211.34555539006" calcext:value-type="float">
            <text:p>3211.3455553901</text:p>
          </table:table-cell>
        </table:table-row>
        <table:table-row table:style-name="ro1">
          <table:table-cell office:value-type="float" office:value="10.039470663" calcext:value-type="float">
            <text:p>10.039470663</text:p>
          </table:table-cell>
          <table:table-cell office:value-type="float" office:value="3229.7392669162" calcext:value-type="float">
            <text:p>3229.7392669162</text:p>
          </table:table-cell>
        </table:table-row>
        <table:table-row table:style-name="ro1">
          <table:table-cell office:value-type="float" office:value="10.058045878" calcext:value-type="float">
            <text:p>10.058045878</text:p>
          </table:table-cell>
          <table:table-cell office:value-type="float" office:value="3230.11066089975" calcext:value-type="float">
            <text:p>3230.1106608998</text:p>
          </table:table-cell>
        </table:table-row>
        <table:table-row table:style-name="ro1">
          <table:table-cell office:value-type="float" office:value="10.076723229" calcext:value-type="float">
            <text:p>10.076723229</text:p>
          </table:table-cell>
          <table:table-cell office:value-type="float" office:value="3212.44698994336" calcext:value-type="float">
            <text:p>3212.4469899434</text:p>
          </table:table-cell>
        </table:table-row>
        <table:table-row table:style-name="ro1">
          <table:table-cell office:value-type="float" office:value="10.09535485" calcext:value-type="float">
            <text:p>10.09535485</text:p>
          </table:table-cell>
          <table:table-cell office:value-type="float" office:value="3220.33171456251" calcext:value-type="float">
            <text:p>3220.3317145625</text:p>
          </table:table-cell>
        </table:table-row>
        <table:table-row table:style-name="ro1">
          <table:table-cell office:value-type="float" office:value="10.113924336" calcext:value-type="float">
            <text:p>10.113924336</text:p>
          </table:table-cell>
          <table:table-cell office:value-type="float" office:value="3231.10720457965" calcext:value-type="float">
            <text:p>3231.1072045797</text:p>
          </table:table-cell>
        </table:table-row>
        <table:table-row table:style-name="ro1">
          <table:table-cell office:value-type="float" office:value="10.132504082" calcext:value-type="float">
            <text:p>10.132504082</text:p>
          </table:table-cell>
          <table:table-cell office:value-type="float" office:value="3229.32294122852" calcext:value-type="float">
            <text:p>3229.3229412285</text:p>
          </table:table-cell>
        </table:table-row>
        <table:table-row table:style-name="ro1">
          <table:table-cell office:value-type="float" office:value="10.150967786" calcext:value-type="float">
            <text:p>10.150967786</text:p>
          </table:table-cell>
          <table:table-cell office:value-type="float" office:value="3249.61881971273" calcext:value-type="float">
            <text:p>3249.6188197127</text:p>
          </table:table-cell>
        </table:table-row>
        <table:table-row table:style-name="ro1">
          <table:table-cell office:value-type="float" office:value="10.169505501" calcext:value-type="float">
            <text:p>10.169505501</text:p>
          </table:table-cell>
          <table:table-cell office:value-type="float" office:value="3236.64486156867" calcext:value-type="float">
            <text:p>3236.6448615687</text:p>
          </table:table-cell>
        </table:table-row>
        <table:table-row table:style-name="ro1">
          <table:table-cell office:value-type="float" office:value="10.188055664" calcext:value-type="float">
            <text:p>10.188055664</text:p>
          </table:table-cell>
          <table:table-cell office:value-type="float" office:value="3234.47292619717" calcext:value-type="float">
            <text:p>3234.4729261972</text:p>
          </table:table-cell>
        </table:table-row>
        <table:table-row table:style-name="ro1">
          <table:table-cell office:value-type="float" office:value="10.206428325" calcext:value-type="float">
            <text:p>10.206428325</text:p>
          </table:table-cell>
          <table:table-cell office:value-type="float" office:value="3265.72182439971" calcext:value-type="float">
            <text:p>3265.7218243997</text:p>
          </table:table-cell>
        </table:table-row>
        <table:table-row table:style-name="ro1">
          <table:table-cell office:value-type="float" office:value="10.22502052" calcext:value-type="float">
            <text:p>10.22502052</text:p>
          </table:table-cell>
          <table:table-cell office:value-type="float" office:value="3227.1606445614" calcext:value-type="float">
            <text:p>3227.1606445614</text:p>
          </table:table-cell>
        </table:table-row>
        <table:table-row table:style-name="ro1">
          <table:table-cell office:value-type="float" office:value="10.24361787" calcext:value-type="float">
            <text:p>10.24361787</text:p>
          </table:table-cell>
          <table:table-cell office:value-type="float" office:value="3226.26610780686" calcext:value-type="float">
            <text:p>3226.2661078069</text:p>
          </table:table-cell>
        </table:table-row>
        <table:table-row table:style-name="ro1">
          <table:table-cell office:value-type="float" office:value="10.262249387" calcext:value-type="float">
            <text:p>10.262249387</text:p>
          </table:table-cell>
          <table:table-cell office:value-type="float" office:value="3220.34969025576" calcext:value-type="float">
            <text:p>3220.3496902558</text:p>
          </table:table-cell>
        </table:table-row>
        <table:table-row table:style-name="ro1">
          <table:table-cell office:value-type="float" office:value="10.28093903" calcext:value-type="float">
            <text:p>10.28093903</text:p>
          </table:table-cell>
          <table:table-cell office:value-type="float" office:value="3210.33419418657" calcext:value-type="float">
            <text:p>3210.3341941866</text:p>
          </table:table-cell>
        </table:table-row>
        <table:table-row table:style-name="ro1">
          <table:table-cell office:value-type="float" office:value="10.299594141" calcext:value-type="float">
            <text:p>10.299594141</text:p>
          </table:table-cell>
          <table:table-cell office:value-type="float" office:value="3216.27676189924" calcext:value-type="float">
            <text:p>3216.2767618992</text:p>
          </table:table-cell>
        </table:table-row>
        <table:table-row table:style-name="ro1">
          <table:table-cell office:value-type="float" office:value="10.318077377" calcext:value-type="float">
            <text:p>10.318077377</text:p>
          </table:table-cell>
          <table:table-cell office:value-type="float" office:value="3246.18481309572" calcext:value-type="float">
            <text:p>3246.1848130957</text:p>
          </table:table-cell>
        </table:table-row>
        <table:table-row table:style-name="ro1">
          <table:table-cell office:value-type="float" office:value="10.336769832" calcext:value-type="float">
            <text:p>10.336769832</text:p>
          </table:table-cell>
          <table:table-cell office:value-type="float" office:value="3209.85124746733" calcext:value-type="float">
            <text:p>3209.8512474673</text:p>
          </table:table-cell>
        </table:table-row>
        <table:table-row table:style-name="ro1">
          <table:table-cell office:value-type="float" office:value="10.355283015" calcext:value-type="float">
            <text:p>10.355283015</text:p>
          </table:table-cell>
          <table:table-cell office:value-type="float" office:value="3240.93377135454" calcext:value-type="float">
            <text:p>3240.9337713545</text:p>
          </table:table-cell>
        </table:table-row>
        <table:table-row table:style-name="ro1">
          <table:table-cell office:value-type="float" office:value="10.3739787" calcext:value-type="float">
            <text:p>10.3739787</text:p>
          </table:table-cell>
          <table:table-cell office:value-type="float" office:value="3209.29669065639" calcext:value-type="float">
            <text:p>3209.2966906564</text:p>
          </table:table-cell>
        </table:table-row>
        <table:table-row table:style-name="ro1">
          <table:table-cell office:value-type="float" office:value="10.392624696" calcext:value-type="float">
            <text:p>10.392624696</text:p>
          </table:table-cell>
          <table:table-cell office:value-type="float" office:value="3217.84902238467" calcext:value-type="float">
            <text:p>3217.8490223847</text:p>
          </table:table-cell>
        </table:table-row>
        <table:table-row table:style-name="ro1">
          <table:table-cell office:value-type="float" office:value="10.41133861" calcext:value-type="float">
            <text:p>10.41133861</text:p>
          </table:table-cell>
          <table:table-cell office:value-type="float" office:value="3206.17055309464" calcext:value-type="float">
            <text:p>3206.1705530947</text:p>
          </table:table-cell>
        </table:table-row>
        <table:table-row table:style-name="ro1">
          <table:table-cell office:value-type="float" office:value="10.42994169" calcext:value-type="float">
            <text:p>10.42994169</text:p>
          </table:table-cell>
          <table:table-cell office:value-type="float" office:value="3225.27237425353" calcext:value-type="float">
            <text:p>3225.2723742535</text:p>
          </table:table-cell>
        </table:table-row>
        <table:table-row table:style-name="ro1">
          <table:table-cell office:value-type="float" office:value="10.448561436" calcext:value-type="float">
            <text:p>10.448561436</text:p>
          </table:table-cell>
          <table:table-cell office:value-type="float" office:value="3222.38552555754" calcext:value-type="float">
            <text:p>3222.3855255576</text:p>
          </table:table-cell>
        </table:table-row>
        <table:table-row table:style-name="ro1">
          <table:table-cell office:value-type="float" office:value="10.467245975" calcext:value-type="float">
            <text:p>10.467245975</text:p>
          </table:table-cell>
          <table:table-cell office:value-type="float" office:value="3211.21115163862" calcext:value-type="float">
            <text:p>3211.2111516386</text:p>
          </table:table-cell>
        </table:table-row>
        <table:table-row table:style-name="ro1">
          <table:table-cell office:value-type="float" office:value="10.485874732" calcext:value-type="float">
            <text:p>10.485874732</text:p>
          </table:table-cell>
          <table:table-cell office:value-type="float" office:value="3220.8268109375" calcext:value-type="float">
            <text:p>3220.8268109375</text:p>
          </table:table-cell>
        </table:table-row>
        <table:table-row table:style-name="ro1">
          <table:table-cell office:value-type="float" office:value="10.504390155" calcext:value-type="float">
            <text:p>10.504390155</text:p>
          </table:table-cell>
          <table:table-cell office:value-type="float" office:value="3240.54168246715" calcext:value-type="float">
            <text:p>3240.5416824672</text:p>
          </table:table-cell>
        </table:table-row>
        <table:table-row table:style-name="ro1">
          <table:table-cell office:value-type="float" office:value="10.52301037" calcext:value-type="float">
            <text:p>10.52301037</text:p>
          </table:table-cell>
          <table:table-cell office:value-type="float" office:value="3222.30436114753" calcext:value-type="float">
            <text:p>3222.3043611475</text:p>
          </table:table-cell>
        </table:table-row>
        <table:table-row table:style-name="ro1">
          <table:table-cell office:value-type="float" office:value="10.541597408" calcext:value-type="float">
            <text:p>10.541597408</text:p>
          </table:table-cell>
          <table:table-cell office:value-type="float" office:value="3228.05602484549" calcext:value-type="float">
            <text:p>3228.0560248455</text:p>
          </table:table-cell>
        </table:table-row>
        <table:table-row table:style-name="ro1">
          <table:table-cell office:value-type="float" office:value="10.560228509" calcext:value-type="float">
            <text:p>10.560228509</text:p>
          </table:table-cell>
          <table:table-cell office:value-type="float" office:value="3220.42159505527" calcext:value-type="float">
            <text:p>3220.4215950553</text:p>
          </table:table-cell>
        </table:table-row>
        <table:table-row table:style-name="ro1">
          <table:table-cell office:value-type="float" office:value="10.578815286" calcext:value-type="float">
            <text:p>10.578815286</text:p>
          </table:table-cell>
          <table:table-cell office:value-type="float" office:value="3228.10135399017" calcext:value-type="float">
            <text:p>3228.1013539902</text:p>
          </table:table-cell>
        </table:table-row>
        <table:table-row table:style-name="ro1">
          <table:table-cell office:value-type="float" office:value="10.597322219" calcext:value-type="float">
            <text:p>10.597322219</text:p>
          </table:table-cell>
          <table:table-cell office:value-type="float" office:value="3242.02827123844" calcext:value-type="float">
            <text:p>3242.0282712384</text:p>
          </table:table-cell>
        </table:table-row>
        <table:table-row table:style-name="ro1">
          <table:table-cell office:value-type="float" office:value="10.61590082" calcext:value-type="float">
            <text:p>10.61590082</text:p>
          </table:table-cell>
          <table:table-cell office:value-type="float" office:value="3229.52196454872" calcext:value-type="float">
            <text:p>3229.5219645487</text:p>
          </table:table-cell>
        </table:table-row>
        <table:table-row table:style-name="ro1">
          <table:table-cell office:value-type="float" office:value="10.634429107" calcext:value-type="float">
            <text:p>10.634429107</text:p>
          </table:table-cell>
          <table:table-cell office:value-type="float" office:value="3238.29180754646" calcext:value-type="float">
            <text:p>3238.2918075465</text:p>
          </table:table-cell>
        </table:table-row>
        <table:table-row table:style-name="ro1">
          <table:table-cell office:value-type="float" office:value="10.652900624" calcext:value-type="float">
            <text:p>10.652900624</text:p>
          </table:table-cell>
          <table:table-cell office:value-type="float" office:value="3248.2443104168" calcext:value-type="float">
            <text:p>3248.2443104168</text:p>
          </table:table-cell>
        </table:table-row>
        <table:table-row table:style-name="ro1">
          <table:table-cell office:value-type="float" office:value="10.671556412" calcext:value-type="float">
            <text:p>10.671556412</text:p>
          </table:table-cell>
          <table:table-cell office:value-type="float" office:value="3216.16004641252" calcext:value-type="float">
            <text:p>3216.1600464125</text:p>
          </table:table-cell>
        </table:table-row>
        <table:table-row table:style-name="ro1">
          <table:table-cell office:value-type="float" office:value="10.690175221" calcext:value-type="float">
            <text:p>10.690175221</text:p>
          </table:table-cell>
          <table:table-cell office:value-type="float" office:value="3222.54769357107" calcext:value-type="float">
            <text:p>3222.5476935711</text:p>
          </table:table-cell>
        </table:table-row>
        <table:table-row table:style-name="ro1">
          <table:table-cell office:value-type="float" office:value="10.708813978" calcext:value-type="float">
            <text:p>10.708813978</text:p>
          </table:table-cell>
          <table:table-cell office:value-type="float" office:value="3219.09878432502" calcext:value-type="float">
            <text:p>3219.098784325</text:p>
          </table:table-cell>
        </table:table-row>
        <table:table-row table:style-name="ro1">
          <table:table-cell office:value-type="float" office:value="10.72745336" calcext:value-type="float">
            <text:p>10.72745336</text:p>
          </table:table-cell>
          <table:table-cell office:value-type="float" office:value="3218.99084422374" calcext:value-type="float">
            <text:p>3218.9908442238</text:p>
          </table:table-cell>
        </table:table-row>
        <table:table-row table:style-name="ro1">
          <table:table-cell office:value-type="float" office:value="10.746009981" calcext:value-type="float">
            <text:p>10.746009981</text:p>
          </table:table-cell>
          <table:table-cell office:value-type="float" office:value="3233.34727804377" calcext:value-type="float">
            <text:p>3233.3472780438</text:p>
          </table:table-cell>
        </table:table-row>
        <table:table-row table:style-name="ro1">
          <table:table-cell office:value-type="float" office:value="10.764589415" calcext:value-type="float">
            <text:p>10.764589415</text:p>
          </table:table-cell>
          <table:table-cell office:value-type="float" office:value="3229.37717047734" calcext:value-type="float">
            <text:p>3229.3771704773</text:p>
          </table:table-cell>
        </table:table-row>
        <table:table-row table:style-name="ro1">
          <table:table-cell office:value-type="float" office:value="10.783277704" calcext:value-type="float">
            <text:p>10.783277704</text:p>
          </table:table-cell>
          <table:table-cell office:value-type="float" office:value="3210.56678864319" calcext:value-type="float">
            <text:p>3210.5667886432</text:p>
          </table:table-cell>
        </table:table-row>
        <table:table-row table:style-name="ro1">
          <table:table-cell office:value-type="float" office:value="10.801873492" calcext:value-type="float">
            <text:p>10.801873492</text:p>
          </table:table-cell>
          <table:table-cell office:value-type="float" office:value="3226.53710614486" calcext:value-type="float">
            <text:p>3226.5371061449</text:p>
          </table:table-cell>
        </table:table-row>
        <table:table-row table:style-name="ro1">
          <table:table-cell office:value-type="float" office:value="10.820517144" calcext:value-type="float">
            <text:p>10.820517144</text:p>
          </table:table-cell>
          <table:table-cell office:value-type="float" office:value="3218.25359109169" calcext:value-type="float">
            <text:p>3218.2535910917</text:p>
          </table:table-cell>
        </table:table-row>
        <table:table-row table:style-name="ro1">
          <table:table-cell office:value-type="float" office:value="10.839061265" calcext:value-type="float">
            <text:p>10.839061265</text:p>
          </table:table-cell>
          <table:table-cell office:value-type="float" office:value="3235.52677422337" calcext:value-type="float">
            <text:p>3235.5267742234</text:p>
          </table:table-cell>
        </table:table-row>
        <table:table-row table:style-name="ro1">
          <table:table-cell office:value-type="float" office:value="10.857745439" calcext:value-type="float">
            <text:p>10.857745439</text:p>
          </table:table-cell>
          <table:table-cell office:value-type="float" office:value="3211.27388345045" calcext:value-type="float">
            <text:p>3211.2738834505</text:p>
          </table:table-cell>
        </table:table-row>
        <table:table-row table:style-name="ro1">
          <table:table-cell office:value-type="float" office:value="10.876140705" calcext:value-type="float">
            <text:p>10.876140705</text:p>
          </table:table-cell>
          <table:table-cell office:value-type="float" office:value="3261.70874615261" calcext:value-type="float">
            <text:p>3261.7087461526</text:p>
          </table:table-cell>
        </table:table-row>
        <table:table-row table:style-name="ro1">
          <table:table-cell office:value-type="float" office:value="10.894707639" calcext:value-type="float">
            <text:p>10.894707639</text:p>
          </table:table-cell>
          <table:table-cell office:value-type="float" office:value="3231.55131590279" calcext:value-type="float">
            <text:p>3231.5513159028</text:p>
          </table:table-cell>
        </table:table-row>
        <table:table-row table:style-name="ro1">
          <table:table-cell office:value-type="float" office:value="10.913382855" calcext:value-type="float">
            <text:p>10.913382855</text:p>
          </table:table-cell>
          <table:table-cell office:value-type="float" office:value="3212.81424536285" calcext:value-type="float">
            <text:p>3212.8142453629</text:p>
          </table:table-cell>
        </table:table-row>
        <table:table-row table:style-name="ro1">
          <table:table-cell office:value-type="float" office:value="10.931965934" calcext:value-type="float">
            <text:p>10.931965934</text:p>
          </table:table-cell>
          <table:table-cell office:value-type="float" office:value="3228.74374047072" calcext:value-type="float">
            <text:p>3228.7437404707</text:p>
          </table:table-cell>
        </table:table-row>
        <table:table-row table:style-name="ro1">
          <table:table-cell office:value-type="float" office:value="10.950747817" calcext:value-type="float">
            <text:p>10.950747817</text:p>
          </table:table-cell>
          <table:table-cell office:value-type="float" office:value="3194.56787160704" calcext:value-type="float">
            <text:p>3194.567871607</text:p>
          </table:table-cell>
        </table:table-row>
        <table:table-row table:style-name="ro1">
          <table:table-cell office:value-type="float" office:value="10.969540429" calcext:value-type="float">
            <text:p>10.969540429</text:p>
          </table:table-cell>
          <table:table-cell office:value-type="float" office:value="3192.74404217539" calcext:value-type="float">
            <text:p>3192.7440421754</text:p>
          </table:table-cell>
        </table:table-row>
        <table:table-row table:style-name="ro1">
          <table:table-cell office:value-type="float" office:value="10.988235332" calcext:value-type="float">
            <text:p>10.988235332</text:p>
          </table:table-cell>
          <table:table-cell office:value-type="float" office:value="3209.43093419938" calcext:value-type="float">
            <text:p>3209.4309341994</text:p>
          </table:table-cell>
        </table:table-row>
        <table:table-row table:style-name="ro1">
          <table:table-cell office:value-type="float" office:value="11.007027788" calcext:value-type="float">
            <text:p>11.007027788</text:p>
          </table:table-cell>
          <table:table-cell office:value-type="float" office:value="3192.77054579776" calcext:value-type="float">
            <text:p>3192.7705457978</text:p>
          </table:table-cell>
        </table:table-row>
        <table:table-row table:style-name="ro1">
          <table:table-cell office:value-type="float" office:value="11.025751494" calcext:value-type="float">
            <text:p>11.025751494</text:p>
          </table:table-cell>
          <table:table-cell office:value-type="float" office:value="3204.49381121401" calcext:value-type="float">
            <text:p>3204.493811214</text:p>
          </table:table-cell>
        </table:table-row>
        <table:table-row table:style-name="ro1">
          <table:table-cell office:value-type="float" office:value="11.044501553" calcext:value-type="float">
            <text:p>11.044501553</text:p>
          </table:table-cell>
          <table:table-cell office:value-type="float" office:value="3199.98993069618" calcext:value-type="float">
            <text:p>3199.9899306962</text:p>
          </table:table-cell>
        </table:table-row>
        <table:table-row table:style-name="ro1">
          <table:table-cell office:value-type="float" office:value="11.063192134" calcext:value-type="float">
            <text:p>11.063192134</text:p>
          </table:table-cell>
          <table:table-cell office:value-type="float" office:value="3210.17308129915" calcext:value-type="float">
            <text:p>3210.1730812992</text:p>
          </table:table-cell>
        </table:table-row>
        <table:table-row table:style-name="ro1">
          <table:table-cell office:value-type="float" office:value="11.082010006" calcext:value-type="float">
            <text:p>11.082010006</text:p>
          </table:table-cell>
          <table:table-cell office:value-type="float" office:value="3188.45829113947" calcext:value-type="float">
            <text:p>3188.4582911395</text:p>
          </table:table-cell>
        </table:table-row>
        <table:table-row table:style-name="ro1">
          <table:table-cell office:value-type="float" office:value="11.119611064" calcext:value-type="float">
            <text:p>11.119611064</text:p>
          </table:table-cell>
          <table:table-cell office:value-type="float" office:value="1595.69978057503" calcext:value-type="float">
            <text:p>1595.699780575</text:p>
          </table:table-cell>
        </table:table-row>
        <table:table-row table:style-name="ro1">
          <table:table-cell office:value-type="float" office:value="11.138296384" calcext:value-type="float">
            <text:p>11.138296384</text:p>
          </table:table-cell>
          <table:table-cell office:value-type="float" office:value="3211.0769309806" calcext:value-type="float">
            <text:p>3211.0769309806</text:p>
          </table:table-cell>
        </table:table-row>
        <table:table-row table:style-name="ro1">
          <table:table-cell office:value-type="float" office:value="11.156930766" calcext:value-type="float">
            <text:p>11.156930766</text:p>
          </table:table-cell>
          <table:table-cell office:value-type="float" office:value="3219.85456775758" calcext:value-type="float">
            <text:p>3219.8545677576</text:p>
          </table:table-cell>
        </table:table-row>
        <table:table-row table:style-name="ro1">
          <table:table-cell office:value-type="float" office:value="11.175680617" calcext:value-type="float">
            <text:p>11.175680617</text:p>
          </table:table-cell>
          <table:table-cell office:value-type="float" office:value="3200.02542953618" calcext:value-type="float">
            <text:p>3200.0254295362</text:p>
          </table:table-cell>
        </table:table-row>
        <table:table-row table:style-name="ro1">
          <table:table-cell office:value-type="float" office:value="11.194338749" calcext:value-type="float">
            <text:p>11.194338749</text:p>
          </table:table-cell>
          <table:table-cell office:value-type="float" office:value="3215.75600386782" calcext:value-type="float">
            <text:p>3215.7560038678</text:p>
          </table:table-cell>
        </table:table-row>
        <table:table-row table:style-name="ro1">
          <table:table-cell office:value-type="float" office:value="11.213126049" calcext:value-type="float">
            <text:p>11.213126049</text:p>
          </table:table-cell>
          <table:table-cell office:value-type="float" office:value="3193.64677202401" calcext:value-type="float">
            <text:p>3193.646772024</text:p>
          </table:table-cell>
        </table:table-row>
        <table:table-row table:style-name="ro1">
          <table:table-cell office:value-type="float" office:value="11.231929911" calcext:value-type="float">
            <text:p>11.231929911</text:p>
          </table:table-cell>
          <table:table-cell office:value-type="float" office:value="3190.8338829547" calcext:value-type="float">
            <text:p>3190.8338829547</text:p>
          </table:table-cell>
        </table:table-row>
        <table:table-row table:style-name="ro1">
          <table:table-cell office:value-type="float" office:value="11.250552261" calcext:value-type="float">
            <text:p>11.250552261</text:p>
          </table:table-cell>
          <table:table-cell office:value-type="float" office:value="3221.93493302137" calcext:value-type="float">
            <text:p>3221.9349330214</text:p>
          </table:table-cell>
        </table:table-row>
        <table:table-row table:style-name="ro1">
          <table:table-cell office:value-type="float" office:value="11.269310498" calcext:value-type="float">
            <text:p>11.269310498</text:p>
          </table:table-cell>
          <table:table-cell office:value-type="float" office:value="3198.594835967" calcext:value-type="float">
            <text:p>3198.594835967</text:p>
          </table:table-cell>
        </table:table-row>
        <table:table-row table:style-name="ro1">
          <table:table-cell office:value-type="float" office:value="11.287979099" calcext:value-type="float">
            <text:p>11.287979099</text:p>
          </table:table-cell>
          <table:table-cell office:value-type="float" office:value="3213.95266844016" calcext:value-type="float">
            <text:p>3213.9526684402</text:p>
          </table:table-cell>
        </table:table-row>
        <table:table-row table:style-name="ro1">
          <table:table-cell office:value-type="float" office:value="11.306658586" calcext:value-type="float">
            <text:p>11.306658586</text:p>
          </table:table-cell>
          <table:table-cell office:value-type="float" office:value="3212.07964651033" calcext:value-type="float">
            <text:p>3212.0796465103</text:p>
          </table:table-cell>
        </table:table-row>
        <table:table-row table:style-name="ro1">
          <table:table-cell office:value-type="float" office:value="11.32527078" calcext:value-type="float">
            <text:p>11.32527078</text:p>
          </table:table-cell>
          <table:table-cell office:value-type="float" office:value="3223.69302619821" calcext:value-type="float">
            <text:p>3223.6930261982</text:p>
          </table:table-cell>
        </table:table-row>
        <table:table-row table:style-name="ro1">
          <table:table-cell office:value-type="float" office:value="11.343972246" calcext:value-type="float">
            <text:p>11.343972246</text:p>
          </table:table-cell>
          <table:table-cell office:value-type="float" office:value="3208.30463237306" calcext:value-type="float">
            <text:p>3208.3046323731</text:p>
          </table:table-cell>
        </table:table-row>
        <table:table-row table:style-name="ro1">
          <table:table-cell office:value-type="float" office:value="11.362553346" calcext:value-type="float">
            <text:p>11.362553346</text:p>
          </table:table-cell>
          <table:table-cell office:value-type="float" office:value="3229.0876212916" calcext:value-type="float">
            <text:p>3229.0876212916</text:p>
          </table:table-cell>
        </table:table-row>
        <table:table-row table:style-name="ro1">
          <table:table-cell office:value-type="float" office:value="11.38128627" calcext:value-type="float">
            <text:p>11.38128627</text:p>
          </table:table-cell>
          <table:table-cell office:value-type="float" office:value="3202.91696053338" calcext:value-type="float">
            <text:p>3202.9169605334</text:p>
          </table:table-cell>
        </table:table-row>
        <table:table-row table:style-name="ro1">
          <table:table-cell office:value-type="float" office:value="11.399931121" calcext:value-type="float">
            <text:p>11.399931121</text:p>
          </table:table-cell>
          <table:table-cell office:value-type="float" office:value="3218.0466338978" calcext:value-type="float">
            <text:p>3218.0466338978</text:p>
          </table:table-cell>
        </table:table-row>
        <table:table-row table:style-name="ro1">
          <table:table-cell office:value-type="float" office:value="11.418508107" calcext:value-type="float">
            <text:p>11.418508107</text:p>
          </table:table-cell>
          <table:table-cell office:value-type="float" office:value="3229.80272472629" calcext:value-type="float">
            <text:p>3229.8027247263</text:p>
          </table:table-cell>
        </table:table-row>
        <table:table-row table:style-name="ro1">
          <table:table-cell office:value-type="float" office:value="11.437026082" calcext:value-type="float">
            <text:p>11.437026082</text:p>
          </table:table-cell>
          <table:table-cell office:value-type="float" office:value="3240.09509678954" calcext:value-type="float">
            <text:p>3240.0950967896</text:p>
          </table:table-cell>
        </table:table-row>
        <table:table-row table:style-name="ro1">
          <table:table-cell office:value-type="float" office:value="11.455668172" calcext:value-type="float">
            <text:p>11.455668172</text:p>
          </table:table-cell>
          <table:table-cell office:value-type="float" office:value="3218.52324497702" calcext:value-type="float">
            <text:p>3218.523244977</text:p>
          </table:table-cell>
        </table:table-row>
        <table:table-row table:style-name="ro1">
          <table:table-cell office:value-type="float" office:value="11.474200575" calcext:value-type="float">
            <text:p>11.474200575</text:p>
          </table:table-cell>
          <table:table-cell office:value-type="float" office:value="3237.57259109988" calcext:value-type="float">
            <text:p>3237.5725910999</text:p>
          </table:table-cell>
        </table:table-row>
        <table:table-row table:style-name="ro1">
          <table:table-cell office:value-type="float" office:value="11.492861623" calcext:value-type="float">
            <text:p>11.492861623</text:p>
          </table:table-cell>
          <table:table-cell office:value-type="float" office:value="3215.25350559361" calcext:value-type="float">
            <text:p>3215.2535055936</text:p>
          </table:table-cell>
        </table:table-row>
        <table:table-row table:style-name="ro1">
          <table:table-cell office:value-type="float" office:value="11.511452568" calcext:value-type="float">
            <text:p>11.511452568</text:p>
          </table:table-cell>
          <table:table-cell office:value-type="float" office:value="3227.37762927065" calcext:value-type="float">
            <text:p>3227.3776292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dc:date>2017-07-08T16:51:03.648662574</dc:date>
    <meta:editing-duration>PT1M9S</meta:editing-duration>
    <meta:editing-cycles>1</meta:editing-cycles>
    <meta:document-statistic meta:table-count="1" meta:cell-count="10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1cm" style:legend-expansion="high" chart:style-name="ch2"/>
        <chart:plot-area chart:style-name="ch3" table:cell-range-address="Sheet1.A1:Sheet1.B527" svg:x="0.32cm" svg:y="0.18cm" svg:width="12.965cm" svg:height="8.64cm">
          <chartooo:coordinate-region svg:x="1.418cm" svg:y="0.38cm" svg:width="11.65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27" chart:class="chart:scatter">
            <chart:domain table:cell-range-address="Sheet1.A1:Sheet1.A527"/>
            <chart:data-point chart:repeated="5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5497599999806">
                <text:p>0.0295497599999806</text:p>
                <draw:g>
                  <svg:desc>Sheet1.A1:Sheet1.A527</svg:desc>
                </draw:g>
              </table:table-cell>
              <table:table-cell office:value-type="float" office:value="2030.47334394728">
                <text:p>2030.47334394728</text:p>
                <draw:g>
                  <svg:desc>Sheet1.B1:Sheet1.B5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065429999776">
                <text:p>0.0666065429999776</text:p>
              </table:table-cell>
              <table:table-cell office:value-type="float" office:value="1619.13677180247">
                <text:p>1619.13677180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3910619999994">
                <text:p>0.103910619999994</text:p>
              </table:table-cell>
              <table:table-cell office:value-type="float" office:value="1608.40328524881">
                <text:p>1608.40328524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1251415999989">
                <text:p>0.141251415999989</text:p>
              </table:table-cell>
              <table:table-cell office:value-type="float" office:value="1606.82166496953">
                <text:p>1606.82166496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8867733999994">
                <text:p>0.178867733999994</text:p>
              </table:table-cell>
              <table:table-cell office:value-type="float" office:value="1595.05244505835">
                <text:p>1595.05244505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543739999992">
                <text:p>0.216543739999992</text:p>
              </table:table-cell>
              <table:table-cell office:value-type="float" office:value="1592.52549221919">
                <text:p>1592.52549221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4307558999983">
                <text:p>0.254307558999983</text:p>
              </table:table-cell>
              <table:table-cell office:value-type="float" office:value="1588.82235930677">
                <text:p>1588.82235930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1761584">
                <text:p>0.291761584</text:p>
              </table:table-cell>
              <table:table-cell office:value-type="float" office:value="1601.96400787294">
                <text:p>1601.96400787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9310819">
                <text:p>0.329310819</text:p>
              </table:table-cell>
              <table:table-cell office:value-type="float" office:value="1597.90206112055">
                <text:p>1597.90206112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6404633999991">
                <text:p>0.366404633999991</text:p>
              </table:table-cell>
              <table:table-cell office:value-type="float" office:value="1617.52033324191">
                <text:p>1617.52033324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3475635999996">
                <text:p>0.403475635999996</text:p>
              </table:table-cell>
              <table:table-cell office:value-type="float" office:value="1618.51573367217">
                <text:p>1618.51573367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0382314999994">
                <text:p>0.440382314999994</text:p>
              </table:table-cell>
              <table:table-cell office:value-type="float" office:value="1625.72200007494">
                <text:p>1625.72200007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740826499998">
                <text:p>0.47740826499998</text:p>
              </table:table-cell>
              <table:table-cell office:value-type="float" office:value="1620.48509221296">
                <text:p>1620.48509221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4328275999986">
                <text:p>0.514328275999986</text:p>
              </table:table-cell>
              <table:table-cell office:value-type="float" office:value="1625.13494375691">
                <text:p>1625.13494375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1266986000002">
                <text:p>0.551266986000002</text:p>
              </table:table-cell>
              <table:table-cell office:value-type="float" office:value="1624.31227295092">
                <text:p>1624.31227295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7926944999992">
                <text:p>0.587926944999992</text:p>
              </table:table-cell>
              <table:table-cell office:value-type="float" office:value="1636.66304154937">
                <text:p>1636.66304154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5068259999978">
                <text:p>0.625068259999978</text:p>
              </table:table-cell>
              <table:table-cell office:value-type="float" office:value="1615.45168769667">
                <text:p>1615.45168769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2421346999992">
                <text:p>0.662421346999992</text:p>
              </table:table-cell>
              <table:table-cell office:value-type="float" office:value="1606.29294173137">
                <text:p>1606.29294173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9763704999981">
                <text:p>0.699763704999981</text:p>
              </table:table-cell>
              <table:table-cell office:value-type="float" office:value="1606.75445294636">
                <text:p>1606.75445294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7020802999979">
                <text:p>0.737020802999979</text:p>
              </table:table-cell>
              <table:table-cell office:value-type="float" office:value="1610.43138679249">
                <text:p>1610.43138679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420357699998">
                <text:p>0.77420357699998</text:p>
              </table:table-cell>
              <table:table-cell office:value-type="float" office:value="1613.65045007125">
                <text:p>1613.65045007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1295516999991">
                <text:p>0.811295516999991</text:p>
              </table:table-cell>
              <table:table-cell office:value-type="float" office:value="1617.60209900003">
                <text:p>1617.602099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8644592999989">
                <text:p>0.848644592999989</text:p>
              </table:table-cell>
              <table:table-cell office:value-type="float" office:value="1606.465445089">
                <text:p>1606.4654450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6168358999981">
                <text:p>0.886168358999981</text:p>
              </table:table-cell>
              <table:table-cell office:value-type="float" office:value="1598.98662623608">
                <text:p>1598.98662623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3671863999999">
                <text:p>0.923671863999999</text:p>
              </table:table-cell>
              <table:table-cell office:value-type="float" office:value="1599.85046730889">
                <text:p>1599.85046730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1443494999998">
                <text:p>0.961443494999998</text:p>
              </table:table-cell>
              <table:table-cell office:value-type="float" office:value="1588.49375606795">
                <text:p>1588.49375606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284867">
                <text:p>0.999284867</text:p>
              </table:table-cell>
              <table:table-cell office:value-type="float" office:value="1585.56618930191">
                <text:p>1585.56618930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3711540499998">
                <text:p>1.03711540499998</text:p>
              </table:table-cell>
              <table:table-cell office:value-type="float" office:value="1586.02026754236">
                <text:p>1586.02026754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445422199999">
                <text:p>1.07445422199999</text:p>
              </table:table-cell>
              <table:table-cell office:value-type="float" office:value="1606.90682835482">
                <text:p>1606.906828354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156767199998">
                <text:p>1.11156767199998</text:p>
              </table:table-cell>
              <table:table-cell office:value-type="float" office:value="1616.66457847524">
                <text:p>1616.66457847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48426798">
                <text:p>1.148426798</text:p>
              </table:table-cell>
              <table:table-cell office:value-type="float" office:value="1627.81938996492">
                <text:p>1627.819389964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84787484">
                <text:p>1.184787484</text:p>
              </table:table-cell>
              <table:table-cell office:value-type="float" office:value="1650.13388361288">
                <text:p>1650.13388361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2120952399999">
                <text:p>1.22120952399999</text:p>
              </table:table-cell>
              <table:table-cell office:value-type="float" office:value="1647.35418444478">
                <text:p>1647.354184444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751047">
                <text:p>1.25751047</text:p>
              </table:table-cell>
              <table:table-cell office:value-type="float" office:value="1652.84948772357">
                <text:p>1652.84948772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9388329099999">
                <text:p>1.29388329099999</text:p>
              </table:table-cell>
              <table:table-cell office:value-type="float" office:value="1649.58335236144">
                <text:p>1649.58335236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30468561">
                <text:p>1.330468561</text:p>
              </table:table-cell>
              <table:table-cell office:value-type="float" office:value="1640.00429681047">
                <text:p>1640.004296810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67342114">
                <text:p>1.367342114</text:p>
              </table:table-cell>
              <table:table-cell office:value-type="float" office:value="1627.18249581244">
                <text:p>1627.18249581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0426707399999">
                <text:p>1.40426707399999</text:p>
              </table:table-cell>
              <table:table-cell office:value-type="float" office:value="1624.91712922671">
                <text:p>1624.91712922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41445265">
                <text:p>1.441445265</text:p>
              </table:table-cell>
              <table:table-cell office:value-type="float" office:value="1613.84936668878">
                <text:p>1613.84936668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7867272599999">
                <text:p>1.47867272599999</text:p>
              </table:table-cell>
              <table:table-cell office:value-type="float" office:value="1611.71346066341">
                <text:p>1611.71346066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1629477399999">
                <text:p>1.51629477399999</text:p>
              </table:table-cell>
              <table:table-cell office:value-type="float" office:value="1594.80951169897">
                <text:p>1594.809511698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5413828099998">
                <text:p>1.55413828099998</text:p>
              </table:table-cell>
              <table:table-cell office:value-type="float" office:value="1585.47673713259">
                <text:p>1585.47673713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91894287">
                <text:p>1.591894287</text:p>
              </table:table-cell>
              <table:table-cell office:value-type="float" office:value="1589.15114061489">
                <text:p>1589.151140614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2954638700001">
                <text:p>1.62954638700001</text:p>
              </table:table-cell>
              <table:table-cell office:value-type="float" office:value="1593.53661548748">
                <text:p>1593.536615487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66776973">
                <text:p>1.666776973</text:p>
              </table:table-cell>
              <table:table-cell office:value-type="float" office:value="1611.57817929623">
                <text:p>1611.57817929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0361813099998">
                <text:p>1.70361813099998</text:p>
              </table:table-cell>
              <table:table-cell office:value-type="float" office:value="1628.61330254659">
                <text:p>1628.613302546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4014970299999">
                <text:p>1.74014970299999</text:p>
              </table:table-cell>
              <table:table-cell office:value-type="float" office:value="1642.41495000538">
                <text:p>1642.414950005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76087209">
                <text:p>1.776087209</text:p>
              </table:table-cell>
              <table:table-cell office:value-type="float" office:value="1669.56493864606">
                <text:p>1669.564938646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1199773500001">
                <text:p>1.81199773500001</text:p>
              </table:table-cell>
              <table:table-cell office:value-type="float" office:value="1670.81930239575">
                <text:p>1670.81930239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4740846699998">
                <text:p>1.84740846699998</text:p>
              </table:table-cell>
              <table:table-cell office:value-type="float" office:value="1694.40157294811">
                <text:p>1694.40157294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8283722">
                <text:p>1.88283722</text:p>
              </table:table-cell>
              <table:table-cell office:value-type="float" office:value="1693.53970770485">
                <text:p>1693.539707704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811633699999">
                <text:p>1.91811633699999</text:p>
              </table:table-cell>
              <table:table-cell office:value-type="float" office:value="1700.72283838683">
                <text:p>1700.722838386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53278318">
                <text:p>1.953278318</text:p>
              </table:table-cell>
              <table:table-cell office:value-type="float" office:value="1706.38849955504">
                <text:p>1706.38849955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88429986">
                <text:p>1.988429986</text:p>
              </table:table-cell>
              <table:table-cell office:value-type="float" office:value="1706.88912969946">
                <text:p>1706.889129699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23729519">
                <text:p>2.023729519</text:p>
              </table:table-cell>
              <table:table-cell office:value-type="float" office:value="1699.73920051577">
                <text:p>1699.73920051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59116657">
                <text:p>2.059116657</text:p>
              </table:table-cell>
              <table:table-cell office:value-type="float" office:value="1695.53129727509">
                <text:p>1695.531297275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9470660899998">
                <text:p>2.09470660899998</text:p>
              </table:table-cell>
              <table:table-cell office:value-type="float" office:value="1685.869090243">
                <text:p>1685.8690902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3043729099999">
                <text:p>2.13043729099999</text:p>
              </table:table-cell>
              <table:table-cell office:value-type="float" office:value="1679.2290726493">
                <text:p>1679.2290726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66261359">
                <text:p>2.166261359</text:p>
              </table:table-cell>
              <table:table-cell office:value-type="float" office:value="1674.85166676163">
                <text:p>1674.851666761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0193448799998">
                <text:p>2.20193448799998</text:p>
              </table:table-cell>
              <table:table-cell office:value-type="float" office:value="1681.93824545201">
                <text:p>1681.93824545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36741935">
                <text:p>2.236741935</text:p>
              </table:table-cell>
              <table:table-cell office:value-type="float" office:value="1723.76905436258">
                <text:p>1723.769054362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7027015599998">
                <text:p>2.27027015599998</text:p>
              </table:table-cell>
              <table:table-cell office:value-type="float" office:value="1789.53723789968">
                <text:p>1789.537237899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0312050799998">
                <text:p>2.30312050799998</text:p>
              </table:table-cell>
              <table:table-cell office:value-type="float" office:value="1826.46444701736">
                <text:p>1826.464447017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3473830099999">
                <text:p>2.33473830099999</text:p>
              </table:table-cell>
              <table:table-cell office:value-type="float" office:value="1897.66565933246">
                <text:p>1897.665659332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66151301">
                <text:p>2.366151301</text:p>
              </table:table-cell>
              <table:table-cell office:value-type="float" office:value="1910.03724572539">
                <text:p>1910.037245725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9675867099999">
                <text:p>2.39675867099999</text:p>
              </table:table-cell>
              <table:table-cell office:value-type="float" office:value="1960.31217318021">
                <text:p>1960.31217318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27681251">
                <text:p>2.427681251</text:p>
              </table:table-cell>
              <table:table-cell office:value-type="float" office:value="1940.32968788445">
                <text:p>1940.329687884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5794346299999">
                <text:p>2.45794346299999</text:p>
              </table:table-cell>
              <table:table-cell office:value-type="float" office:value="1982.67066531708">
                <text:p>1982.67066531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87729943">
                <text:p>2.487729943</text:p>
              </table:table-cell>
              <table:table-cell office:value-type="float" office:value="2014.33670577975">
                <text:p>2014.336705779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1669688600001">
                <text:p>2.51669688600001</text:p>
              </table:table-cell>
              <table:table-cell office:value-type="float" office:value="2071.32661530764">
                <text:p>2071.326615307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4515143099999">
                <text:p>2.54515143099999</text:p>
              </table:table-cell>
              <table:table-cell office:value-type="float" office:value="2108.62623176806">
                <text:p>2108.626231768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7292571099998">
                <text:p>2.57292571099998</text:p>
              </table:table-cell>
              <table:table-cell office:value-type="float" office:value="2160.27202145384">
                <text:p>2160.27202145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0041597999998">
                <text:p>2.60041597999998</text:p>
              </table:table-cell>
              <table:table-cell office:value-type="float" office:value="2182.59050138815">
                <text:p>2182.59050138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27482235">
                <text:p>2.627482235</text:p>
              </table:table-cell>
              <table:table-cell office:value-type="float" office:value="2216.78248431304">
                <text:p>2216.782484313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54134425">
                <text:p>2.654134425</text:p>
              </table:table-cell>
              <table:table-cell office:value-type="float" office:value="2251.22213221562">
                <text:p>2251.222132215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8027494499998">
                <text:p>2.68027494499998</text:p>
              </table:table-cell>
              <table:table-cell office:value-type="float" office:value="2295.28716337839">
                <text:p>2295.287163378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06165048">
                <text:p>2.706165048</text:p>
              </table:table-cell>
              <table:table-cell office:value-type="float" office:value="2317.48788330222">
                <text:p>2317.487883302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3157728299998">
                <text:p>2.73157728299998</text:p>
              </table:table-cell>
              <table:table-cell office:value-type="float" office:value="2361.06741496985">
                <text:p>2361.06741496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56892225">
                <text:p>2.756892225</text:p>
              </table:table-cell>
              <table:table-cell office:value-type="float" office:value="2370.14171314104">
                <text:p>2370.14171314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8190701">
                <text:p>2.78190701</text:p>
              </table:table-cell>
              <table:table-cell office:value-type="float" office:value="2398.58147891373">
                <text:p>2398.58147891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0689679399998">
                <text:p>2.80689679399998</text:p>
              </table:table-cell>
              <table:table-cell office:value-type="float" office:value="2400.98113693327">
                <text:p>2400.98113693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83201725699999">
                <text:p>2.83201725699999</text:p>
              </table:table-cell>
              <table:table-cell office:value-type="float" office:value="2388.49100830594">
                <text:p>2388.491008305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5779246299998">
                <text:p>2.85779246299998</text:p>
              </table:table-cell>
              <table:table-cell office:value-type="float" office:value="2327.81844692219">
                <text:p>2327.818446922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8389912899999">
                <text:p>2.88389912899999</text:p>
              </table:table-cell>
              <table:table-cell office:value-type="float" office:value="2298.2635929073">
                <text:p>2298.26359290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0996834699999">
                <text:p>2.90996834699999</text:p>
              </table:table-cell>
              <table:table-cell office:value-type="float" office:value="2301.56501050365">
                <text:p>2301.56501050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35885845">
                <text:p>2.935885845</text:p>
              </table:table-cell>
              <table:table-cell office:value-type="float" office:value="2315.03828031437">
                <text:p>2315.03828031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6194407299998">
                <text:p>2.96194407299998</text:p>
              </table:table-cell>
              <table:table-cell office:value-type="float" office:value="2302.53569045603">
                <text:p>2302.535690456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8741432899999">
                <text:p>2.98741432899999</text:p>
              </table:table-cell>
              <table:table-cell office:value-type="float" office:value="2355.68892593726">
                <text:p>2355.688925937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1261000099998">
                <text:p>3.01261000099998</text:p>
              </table:table-cell>
              <table:table-cell office:value-type="float" office:value="2381.36137031833">
                <text:p>2381.361370318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3757066999998">
                <text:p>3.03757066999998</text:p>
              </table:table-cell>
              <table:table-cell office:value-type="float" office:value="2403.7817255624">
                <text:p>2403.78172556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6259915299998">
                <text:p>3.06259915299998</text:p>
              </table:table-cell>
              <table:table-cell office:value-type="float" office:value="2397.26874377486">
                <text:p>2397.26874377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8747966599998">
                <text:p>3.08747966599998</text:p>
              </table:table-cell>
              <table:table-cell office:value-type="float" office:value="2411.52583951953">
                <text:p>2411.525839519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3541281599998">
                <text:p>3.13541281599998</text:p>
              </table:table-cell>
              <table:table-cell office:value-type="float" office:value="1251.74331334354">
                <text:p>1251.743313343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5914676">
                <text:p>3.15914676</text:p>
              </table:table-cell>
              <table:table-cell office:value-type="float" office:value="2528.02484070765">
                <text:p>2528.024840707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82723151">
                <text:p>3.182723151</text:p>
              </table:table-cell>
              <table:table-cell office:value-type="float" office:value="2544.9187706458">
                <text:p>2544.91877064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0634662499998">
                <text:p>3.20634662499998</text:p>
              </table:table-cell>
              <table:table-cell office:value-type="float" office:value="2539.84659496149">
                <text:p>2539.846594961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2969415999998">
                <text:p>3.22969415999998</text:p>
              </table:table-cell>
              <table:table-cell office:value-type="float" office:value="2569.86444179234">
                <text:p>2569.864441792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5309888299998">
                <text:p>3.25309888299998</text:p>
              </table:table-cell>
              <table:table-cell office:value-type="float" office:value="2563.58513621388">
                <text:p>2563.585136213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76209698">
                <text:p>3.276209698</text:p>
              </table:table-cell>
              <table:table-cell office:value-type="float" office:value="2596.18710979851">
                <text:p>2596.18710979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9896717699998">
                <text:p>3.29896717699998</text:p>
              </table:table-cell>
              <table:table-cell office:value-type="float" office:value="2636.49589658233">
                <text:p>2636.495896582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21485228">
                <text:p>3.321485228</text:p>
              </table:table-cell>
              <table:table-cell office:value-type="float" office:value="2664.52900386213">
                <text:p>2664.52900386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4390551799999">
                <text:p>3.34390551799999</text:p>
              </table:table-cell>
              <table:table-cell office:value-type="float" office:value="2676.14736473255">
                <text:p>2676.14736473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6596325399998">
                <text:p>3.36596325399998</text:p>
              </table:table-cell>
              <table:table-cell office:value-type="float" office:value="2720.13410623907">
                <text:p>2720.134106239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38790739499998">
                <text:p>3.38790739499998</text:p>
              </table:table-cell>
              <table:table-cell office:value-type="float" office:value="2734.21502349917">
                <text:p>2734.215023499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0952377399998">
                <text:p>3.40952377399998</text:p>
              </table:table-cell>
              <table:table-cell office:value-type="float" office:value="2775.67302090775">
                <text:p>2775.673020907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3090442299999">
                <text:p>3.43090442299999</text:p>
              </table:table-cell>
              <table:table-cell office:value-type="float" office:value="2806.2758992946">
                <text:p>2806.27589929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52007726">
                <text:p>3.452007726</text:p>
              </table:table-cell>
              <table:table-cell office:value-type="float" office:value="2843.15682715396">
                <text:p>2843.156827153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472841131">
                <text:p>3.472841131</text:p>
              </table:table-cell>
              <table:table-cell office:value-type="float" office:value="2879.99009283539">
                <text:p>2879.990092835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934499">
                <text:p>3.4934499</text:p>
              </table:table-cell>
              <table:table-cell office:value-type="float" office:value="2911.38204324491">
                <text:p>2911.382043244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13859865">
                <text:p>3.513859865</text:p>
              </table:table-cell>
              <table:table-cell office:value-type="float" office:value="2939.7404650132">
                <text:p>2939.7404650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3407331899999">
                <text:p>3.53407331899999</text:p>
              </table:table-cell>
              <table:table-cell office:value-type="float" office:value="2968.32001102045">
                <text:p>2968.320011020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53980886">
                <text:p>3.553980886</text:p>
              </table:table-cell>
              <table:table-cell office:value-type="float" office:value="3013.9293264689">
                <text:p>3013.92932646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7371251399999">
                <text:p>3.57371251399999</text:p>
              </table:table-cell>
              <table:table-cell office:value-type="float" office:value="3040.80332347822">
                <text:p>3040.803323478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9339716299999">
                <text:p>3.59339716299999</text:p>
              </table:table-cell>
              <table:table-cell office:value-type="float" office:value="3048.06044547732">
                <text:p>3048.060445477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1273456999999">
                <text:p>3.61273456999999</text:p>
              </table:table-cell>
              <table:table-cell office:value-type="float" office:value="3102.79449566409">
                <text:p>3102.794495664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32065987">
                <text:p>3.632065987</text:p>
              </table:table-cell>
              <table:table-cell office:value-type="float" office:value="3103.75592228674">
                <text:p>3103.755922286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5124917399999">
                <text:p>3.65124917399999</text:p>
              </table:table-cell>
              <table:table-cell office:value-type="float" office:value="3127.73888927097">
                <text:p>3127.738889270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7026642299999">
                <text:p>3.67026642299999</text:p>
              </table:table-cell>
              <table:table-cell office:value-type="float" office:value="3155.03046734032">
                <text:p>3155.030467340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689248359">
                <text:p>3.689248359</text:p>
              </table:table-cell>
              <table:table-cell office:value-type="float" office:value="3160.8999208482">
                <text:p>3160.89992084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70813716999999">
                <text:p>3.70813716999999</text:p>
              </table:table-cell>
              <table:table-cell office:value-type="float" office:value="3176.48368656218">
                <text:p>3176.483686562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72692603199999">
                <text:p>3.72692603199999</text:p>
              </table:table-cell>
              <table:table-cell office:value-type="float" office:value="3193.38127024267">
                <text:p>3193.381270242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74577906099998">
                <text:p>3.74577906099998</text:p>
              </table:table-cell>
              <table:table-cell office:value-type="float" office:value="3182.51247584931">
                <text:p>3182.512475849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6452510999999">
                <text:p>3.76452510999999</text:p>
              </table:table-cell>
              <table:table-cell office:value-type="float" office:value="3200.67444611675">
                <text:p>3200.674446116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78330829499998">
                <text:p>3.78330829499998</text:p>
              </table:table-cell>
              <table:table-cell office:value-type="float" office:value="3194.34643272871">
                <text:p>3194.346432728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80219257499999">
                <text:p>3.80219257499999</text:p>
              </table:table-cell>
              <table:table-cell office:value-type="float" office:value="3177.24583621784">
                <text:p>3177.245836217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20997947">
                <text:p>3.820997947</text:p>
              </table:table-cell>
              <table:table-cell office:value-type="float" office:value="3190.5776711033">
                <text:p>3190.57767110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83989608099998">
                <text:p>3.83989608099998</text:p>
              </table:table-cell>
              <table:table-cell office:value-type="float" office:value="3174.91663462937">
                <text:p>3174.916634629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5867124499998">
                <text:p>3.85867124499998</text:p>
              </table:table-cell>
              <table:table-cell office:value-type="float" office:value="3195.71110004609">
                <text:p>3195.711100046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7752838899999">
                <text:p>3.87752838899999</text:p>
              </table:table-cell>
              <table:table-cell office:value-type="float" office:value="3181.81798897922">
                <text:p>3181.817988979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89643235599999">
                <text:p>3.89643235599999</text:p>
              </table:table-cell>
              <table:table-cell office:value-type="float" office:value="3173.93698370295">
                <text:p>3173.936983702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1533501999999">
                <text:p>3.91533501999999</text:p>
              </table:table-cell>
              <table:table-cell office:value-type="float" office:value="3174.15576979072">
                <text:p>3174.155769790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934319561">
                <text:p>3.934319561</text:p>
              </table:table-cell>
              <table:table-cell office:value-type="float" office:value="3160.46619193858">
                <text:p>3160.466191938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95336514299998">
                <text:p>3.95336514299998</text:p>
              </table:table-cell>
              <table:table-cell office:value-type="float" office:value="3150.33691278283">
                <text:p>3150.336912782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97254041399998">
                <text:p>3.97254041399998</text:p>
              </table:table-cell>
              <table:table-cell office:value-type="float" office:value="3129.03009297844">
                <text:p>3129.030092978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99170057999999">
                <text:p>3.99170057999999</text:p>
              </table:table-cell>
              <table:table-cell office:value-type="float" office:value="3131.4968774269">
                <text:p>3131.49687742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01097131999998">
                <text:p>4.01097131999998</text:p>
              </table:table-cell>
              <table:table-cell office:value-type="float" office:value="3113.52859309047">
                <text:p>3113.528593090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03035315399998">
                <text:p>4.03035315399998</text:p>
              </table:table-cell>
              <table:table-cell office:value-type="float" office:value="3095.68227650685">
                <text:p>3095.682276506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04973394699999">
                <text:p>4.04973394699999</text:p>
              </table:table-cell>
              <table:table-cell office:value-type="float" office:value="3095.84855480204">
                <text:p>3095.848554802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6916635499999">
                <text:p>4.06916635499999</text:p>
              </table:table-cell>
              <table:table-cell office:value-type="float" office:value="3087.62557887832">
                <text:p>3087.625578878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088565012">
                <text:p>4.088565012</text:p>
              </table:table-cell>
              <table:table-cell office:value-type="float" office:value="3092.99762349358">
                <text:p>3092.997623493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0803356599999">
                <text:p>4.10803356599999</text:p>
              </table:table-cell>
              <table:table-cell office:value-type="float" office:value="3081.8929849667">
                <text:p>3081.8929849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27413265">
                <text:p>4.127413265</text:p>
              </table:table-cell>
              <table:table-cell office:value-type="float" office:value="3096.02331800725">
                <text:p>3096.02331800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4679942199999">
                <text:p>4.14679942199999</text:p>
              </table:table-cell>
              <table:table-cell office:value-type="float" office:value="3094.99195740782">
                <text:p>3094.991957407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16627469399998">
                <text:p>4.16627469399998</text:p>
              </table:table-cell>
              <table:table-cell office:value-type="float" office:value="3080.82988520101">
                <text:p>3080.829885201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185766269">
                <text:p>4.185766269</text:p>
              </table:table-cell>
              <table:table-cell office:value-type="float" office:value="3078.25304009273">
                <text:p>3078.253040092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20532607299998">
                <text:p>4.20532607299998</text:p>
              </table:table-cell>
              <table:table-cell office:value-type="float" office:value="3067.51540046385">
                <text:p>3067.515400463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22479686599999">
                <text:p>4.22479686599999</text:p>
              </table:table-cell>
              <table:table-cell office:value-type="float" office:value="3081.53858961816">
                <text:p>3081.538589618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24415333599998">
                <text:p>4.24415333599998</text:p>
              </table:table-cell>
              <table:table-cell office:value-type="float" office:value="3099.73874368765">
                <text:p>3099.738743687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263620379">
                <text:p>4.263620379</text:p>
              </table:table-cell>
              <table:table-cell office:value-type="float" office:value="3082.13219644802">
                <text:p>3082.132196448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8306184899998">
                <text:p>4.28306184899998</text:p>
              </table:table-cell>
              <table:table-cell office:value-type="float" office:value="3086.18638405819">
                <text:p>3086.186384058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30253107999999">
                <text:p>4.30253107999999</text:p>
              </table:table-cell>
              <table:table-cell office:value-type="float" office:value="3081.78581886205">
                <text:p>3081.785818862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321905727">
                <text:p>4.321905727</text:p>
              </table:table-cell>
              <table:table-cell office:value-type="float" office:value="3096.83061580322">
                <text:p>3096.830615803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34136198899998">
                <text:p>4.34136198899998</text:p>
              </table:table-cell>
              <table:table-cell office:value-type="float" office:value="3083.84005108845">
                <text:p>3083.840051088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36080575">
                <text:p>4.36080575</text:p>
              </table:table-cell>
              <table:table-cell office:value-type="float" office:value="3085.82274797249">
                <text:p>3085.822747972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38032435599999">
                <text:p>4.38032435599999</text:p>
              </table:table-cell>
              <table:table-cell office:value-type="float" office:value="3073.9900175262">
                <text:p>3073.99001752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39970738899999">
                <text:p>4.39970738899999</text:p>
              </table:table-cell>
              <table:table-cell office:value-type="float" office:value="3095.4907830993">
                <text:p>3095.49078309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419187921">
                <text:p>4.419187921</text:p>
              </table:table-cell>
              <table:table-cell office:value-type="float" office:value="3079.99802058524">
                <text:p>3079.99802058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43845433799999">
                <text:p>4.43845433799999</text:p>
              </table:table-cell>
              <table:table-cell office:value-type="float" office:value="3114.22720685704">
                <text:p>3114.227206857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45786221500001">
                <text:p>4.45786221500001</text:p>
              </table:table-cell>
              <table:table-cell office:value-type="float" office:value="3091.528249068">
                <text:p>3091.5282490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477107069">
                <text:p>4.477107069</text:p>
              </table:table-cell>
              <table:table-cell office:value-type="float" office:value="3117.71655945126">
                <text:p>3117.716559451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49653072699999">
                <text:p>4.49653072699999</text:p>
              </table:table-cell>
              <table:table-cell office:value-type="float" office:value="3089.01649730546">
                <text:p>3089.016497305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51600860299999">
                <text:p>4.51600860299999</text:p>
              </table:table-cell>
              <table:table-cell office:value-type="float" office:value="3080.41800861713">
                <text:p>3080.418008617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53541226100001">
                <text:p>4.53541226100001</text:p>
              </table:table-cell>
              <table:table-cell office:value-type="float" office:value="3092.20045003633">
                <text:p>3092.200450036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55487336599998">
                <text:p>4.55487336599998</text:p>
              </table:table-cell>
              <table:table-cell office:value-type="float" office:value="3083.07262100855">
                <text:p>3083.072621008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574361243">
                <text:p>4.574361243</text:p>
              </table:table-cell>
              <table:table-cell office:value-type="float" office:value="3078.83716630327">
                <text:p>3078.837166303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59381250499999">
                <text:p>4.59381250499999</text:p>
              </table:table-cell>
              <table:table-cell office:value-type="float" office:value="3084.63276059062">
                <text:p>3084.632760590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613341319">
                <text:p>4.613341319</text:p>
              </table:table-cell>
              <table:table-cell office:value-type="float" office:value="3072.38319746219">
                <text:p>3072.383197462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632810914">
                <text:p>4.632810914</text:p>
              </table:table-cell>
              <table:table-cell office:value-type="float" office:value="3081.72820235798">
                <text:p>3081.728202357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65244899999999">
                <text:p>4.65244899999999</text:p>
              </table:table-cell>
              <table:table-cell office:value-type="float" office:value="3055.28756723246">
                <text:p>3055.287567232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67193380399999">
                <text:p>4.67193380399999</text:p>
              </table:table-cell>
              <table:table-cell office:value-type="float" office:value="3079.32273786263">
                <text:p>3079.322737862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69148740999998">
                <text:p>4.69148740999998</text:p>
              </table:table-cell>
              <table:table-cell office:value-type="float" office:value="3068.48772548841">
                <text:p>3068.487725488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1100111999999">
                <text:p>4.71100111999999</text:p>
              </table:table-cell>
              <table:table-cell office:value-type="float" office:value="3074.76128321891">
                <text:p>3074.761283218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73050665299999">
                <text:p>4.73050665299999</text:p>
              </table:table-cell>
              <table:table-cell office:value-type="float" office:value="3076.05026737794">
                <text:p>3076.050267377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74994072799998">
                <text:p>4.74994072799998</text:p>
              </table:table-cell>
              <table:table-cell office:value-type="float" office:value="3087.36073108823">
                <text:p>3087.360731088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76934756199998">
                <text:p>4.76934756199998</text:p>
              </table:table-cell>
              <table:table-cell office:value-type="float" office:value="3091.69440002513">
                <text:p>3091.694400025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78884580299999">
                <text:p>4.78884580299999</text:p>
              </table:table-cell>
              <table:table-cell office:value-type="float" office:value="3077.20065620153">
                <text:p>3077.200656201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808270607">
                <text:p>4.808270607</text:p>
              </table:table-cell>
              <table:table-cell office:value-type="float" office:value="3088.83425541734">
                <text:p>3088.834255417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82765322199998">
                <text:p>4.82765322199998</text:p>
              </table:table-cell>
              <table:table-cell office:value-type="float" office:value="3095.55753958125">
                <text:p>3095.55753958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847108859">
                <text:p>4.847108859</text:p>
              </table:table-cell>
              <table:table-cell office:value-type="float" office:value="3083.93911748734">
                <text:p>3083.939117487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866513454">
                <text:p>4.866513454</text:p>
              </table:table-cell>
              <table:table-cell office:value-type="float" office:value="3092.05113531139">
                <text:p>3092.051135311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886015289">
                <text:p>4.886015289</text:p>
              </table:table-cell>
              <table:table-cell office:value-type="float" office:value="3076.63355781651">
                <text:p>3076.633557816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905471968">
                <text:p>4.905471968</text:p>
              </table:table-cell>
              <table:table-cell office:value-type="float" office:value="3083.77395751849">
                <text:p>3083.773957518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92506442799999">
                <text:p>4.92506442799999</text:p>
              </table:table-cell>
              <table:table-cell office:value-type="float" office:value="3062.40257732049">
                <text:p>3062.402577320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944483034">
                <text:p>4.944483034</text:p>
              </table:table-cell>
              <table:table-cell office:value-type="float" office:value="3089.8201446566">
                <text:p>3089.82014465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963953202">
                <text:p>4.963953202</text:p>
              </table:table-cell>
              <table:table-cell office:value-type="float" office:value="3081.63750821288">
                <text:p>3081.637508212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983405766">
                <text:p>4.983405766</text:p>
              </table:table-cell>
              <table:table-cell office:value-type="float" office:value="3084.42629979185">
                <text:p>3084.426299791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00284046499999">
                <text:p>5.00284046499999</text:p>
              </table:table-cell>
              <table:table-cell office:value-type="float" office:value="3087.26160359055">
                <text:p>3087.26160359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02241339399998">
                <text:p>5.02241339399998</text:p>
              </table:table-cell>
              <table:table-cell office:value-type="float" office:value="3065.45841963792">
                <text:p>3065.458419637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04197679199999">
                <text:p>5.04197679199999</text:p>
              </table:table-cell>
              <table:table-cell office:value-type="float" office:value="3066.95186592801">
                <text:p>3066.951865928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06154524199999">
                <text:p>5.06154524199999</text:p>
              </table:table-cell>
              <table:table-cell office:value-type="float" office:value="3066.16006888508">
                <text:p>3066.160068885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08109463">
                <text:p>5.08109463</text:p>
              </table:table-cell>
              <table:table-cell office:value-type="float" office:value="3069.1497861721">
                <text:p>3069.14978617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100638288">
                <text:p>5.100638288</text:p>
              </table:table-cell>
              <table:table-cell office:value-type="float" office:value="3070.04962939842">
                <text:p>3070.049629398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12013975899998">
                <text:p>5.12013975899998</text:p>
              </table:table-cell>
              <table:table-cell office:value-type="float" office:value="3076.69098398011">
                <text:p>3076.690983980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13968268799999">
                <text:p>5.13968268799999</text:p>
              </table:table-cell>
              <table:table-cell office:value-type="float" office:value="3070.16414990646">
                <text:p>3070.164149906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15925827299998">
                <text:p>5.15925827299998</text:p>
              </table:table-cell>
              <table:table-cell office:value-type="float" office:value="3065.04250064806">
                <text:p>3065.042500648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17875484799998">
                <text:p>5.17875484799998</text:p>
              </table:table-cell>
              <table:table-cell office:value-type="float" office:value="3077.46360578636">
                <text:p>3077.463605786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19823678699999">
                <text:p>5.19823678699999</text:p>
              </table:table-cell>
              <table:table-cell office:value-type="float" office:value="3079.77558085946">
                <text:p>3079.775580859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217734143">
                <text:p>5.217734143</text:p>
              </table:table-cell>
              <table:table-cell office:value-type="float" office:value="3077.34033270713">
                <text:p>3077.340332707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237123217">
                <text:p>5.237123217</text:p>
              </table:table-cell>
              <table:table-cell office:value-type="float" office:value="3094.52632962209">
                <text:p>3094.526329622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25652505099998">
                <text:p>5.25652505099998</text:p>
              </table:table-cell>
              <table:table-cell office:value-type="float" office:value="3092.49115315934">
                <text:p>3092.491153159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27587292699999">
                <text:p>5.27587292699999</text:p>
              </table:table-cell>
              <table:table-cell office:value-type="float" office:value="3101.11559532236">
                <text:p>3101.115595322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29517127099999">
                <text:p>5.29517127099999</text:p>
              </table:table-cell>
              <table:table-cell office:value-type="float" office:value="3109.07505846225">
                <text:p>3109.075058462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31462919999998">
                <text:p>5.31462919999998</text:p>
              </table:table-cell>
              <table:table-cell office:value-type="float" office:value="3083.57585229171">
                <text:p>3083.575852291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333952805">
                <text:p>5.333952805</text:p>
              </table:table-cell>
              <table:table-cell office:value-type="float" office:value="3105.01068511626">
                <text:p>3105.010685116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35330646199998">
                <text:p>5.35330646199998</text:p>
              </table:table-cell>
              <table:table-cell office:value-type="float" office:value="3100.18928205948">
                <text:p>3100.189282059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372693244">
                <text:p>5.372693244</text:p>
              </table:table-cell>
              <table:table-cell office:value-type="float" office:value="3094.89217962621">
                <text:p>3094.892179626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39191137999998">
                <text:p>5.39191137999998</text:p>
              </table:table-cell>
              <table:table-cell office:value-type="float" office:value="3122.05096269841">
                <text:p>3122.050962698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41134878699998">
                <text:p>5.41134878699998</text:p>
              </table:table-cell>
              <table:table-cell office:value-type="float" office:value="3086.83148940627">
                <text:p>3086.831489406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430562235">
                <text:p>5.430562235</text:p>
              </table:table-cell>
              <table:table-cell office:value-type="float" office:value="3122.81272991443">
                <text:p>3122.812729914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449994799">
                <text:p>5.449994799</text:p>
              </table:table-cell>
              <table:table-cell office:value-type="float" office:value="3087.60079215505">
                <text:p>3087.600792155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469464655">
                <text:p>5.469464655</text:p>
              </table:table-cell>
              <table:table-cell office:value-type="float" office:value="3081.6868907504">
                <text:p>3081.68689075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48887560399999">
                <text:p>5.48887560399999</text:p>
              </table:table-cell>
              <table:table-cell office:value-type="float" office:value="3091.03898011529">
                <text:p>3091.038980115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508343376">
                <text:p>5.508343376</text:p>
              </table:table-cell>
              <table:table-cell office:value-type="float" office:value="3082.01678137386">
                <text:p>3082.016781373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52771515799998">
                <text:p>5.52771515799998</text:p>
              </table:table-cell>
              <table:table-cell office:value-type="float" office:value="3097.2886232183">
                <text:p>3097.28862321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54722376399999">
                <text:p>5.54722376399999</text:p>
              </table:table-cell>
              <table:table-cell office:value-type="float" office:value="3075.56572724619">
                <text:p>3075.565727246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56659627599998">
                <text:p>5.56659627599998</text:p>
              </table:table-cell>
              <table:table-cell office:value-type="float" office:value="3097.17191038684">
                <text:p>3097.171910386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58603831899998">
                <text:p>5.58603831899998</text:p>
              </table:table-cell>
              <table:table-cell office:value-type="float" office:value="3086.0954273173">
                <text:p>3086.09542731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60539244499998">
                <text:p>5.60539244499998</text:p>
              </table:table-cell>
              <table:table-cell office:value-type="float" office:value="3100.11415653758">
                <text:p>3100.114156537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62477532099999">
                <text:p>5.62477532099999</text:p>
              </table:table-cell>
              <table:table-cell office:value-type="float" office:value="3095.51585636584">
                <text:p>3095.515856365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64400132099999">
                <text:p>5.64400132099999</text:p>
              </table:table-cell>
              <table:table-cell office:value-type="float" office:value="3120.77395193955">
                <text:p>3120.773951939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66321190399998">
                <text:p>5.66321190399998</text:p>
              </table:table-cell>
              <table:table-cell office:value-type="float" office:value="3123.27845542401">
                <text:p>3123.278455424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68252493599999">
                <text:p>5.68252493599999</text:p>
              </table:table-cell>
              <table:table-cell office:value-type="float" office:value="3106.71053617876">
                <text:p>3106.710536178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701711821">
                <text:p>5.701711821</text:p>
              </table:table-cell>
              <table:table-cell office:value-type="float" office:value="3127.13606194893">
                <text:p>3127.136061948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72097125899998">
                <text:p>5.72097125899998</text:p>
              </table:table-cell>
              <table:table-cell office:value-type="float" office:value="3115.3557024909">
                <text:p>3115.35570249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74032751999999">
                <text:p>5.74032751999999</text:p>
              </table:table-cell>
              <table:table-cell office:value-type="float" office:value="3099.77221323685">
                <text:p>3099.772213236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759559145">
                <text:p>5.759559145</text:p>
              </table:table-cell>
              <table:table-cell office:value-type="float" office:value="3119.86116617757">
                <text:p>3119.861166177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77890436499999">
                <text:p>5.77890436499999</text:p>
              </table:table-cell>
              <table:table-cell office:value-type="float" office:value="3101.54136267397">
                <text:p>3101.541362673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79812520900001">
                <text:p>5.79812520900001</text:p>
              </table:table-cell>
              <table:table-cell office:value-type="float" office:value="3121.61110094574">
                <text:p>3121.611100945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817456626">
                <text:p>5.817456626</text:p>
              </table:table-cell>
              <table:table-cell office:value-type="float" office:value="3103.75592229131">
                <text:p>3103.755922291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836780804">
                <text:p>5.836780804</text:p>
              </table:table-cell>
              <table:table-cell office:value-type="float" office:value="3104.9186154249">
                <text:p>3104.91861542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85606821099998">
                <text:p>5.85606821099998</text:p>
              </table:table-cell>
              <table:table-cell office:value-type="float" office:value="3110.8380717048">
                <text:p>3110.83807170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87528999199998">
                <text:p>5.87528999199998</text:p>
              </table:table-cell>
              <table:table-cell office:value-type="float" office:value="3121.45893244771">
                <text:p>3121.458932447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89452599199998">
                <text:p>5.89452599199998</text:p>
              </table:table-cell>
              <table:table-cell office:value-type="float" office:value="3119.15159076626">
                <text:p>3119.151590766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91374668">
                <text:p>5.91374668</text:p>
              </table:table-cell>
              <table:table-cell office:value-type="float" office:value="3121.6364367364">
                <text:p>3121.63643673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93306320099998">
                <text:p>5.93306320099998</text:p>
              </table:table-cell>
              <table:table-cell office:value-type="float" office:value="3106.1493940894">
                <text:p>3106.14939408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95228769099998">
                <text:p>5.95228769099998</text:p>
              </table:table-cell>
              <table:table-cell office:value-type="float" office:value="3121.01907514856">
                <text:p>3121.019075148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971570566">
                <text:p>5.971570566</text:p>
              </table:table-cell>
              <table:table-cell office:value-type="float" office:value="3111.56920324123">
                <text:p>3111.569203241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06739999199999">
                <text:p>6.06739999199999</text:p>
              </table:table-cell>
              <table:table-cell office:value-type="float" office:value="626.112484488881">
                <text:p>626.1124844888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0865537">
                <text:p>6.0865537</text:p>
              </table:table-cell>
              <table:table-cell office:value-type="float" office:value="3132.55271511843">
                <text:p>3132.552715118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10557006299999">
                <text:p>6.10557006299999</text:p>
              </table:table-cell>
              <table:table-cell office:value-type="float" office:value="3155.17746479843">
                <text:p>3155.177464798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12456850999999">
                <text:p>6.12456850999999</text:p>
              </table:table-cell>
              <table:table-cell office:value-type="float" office:value="3158.15287428472">
                <text:p>3158.152874284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14367456099998">
                <text:p>6.14367456099998</text:p>
              </table:table-cell>
              <table:table-cell office:value-type="float" office:value="3140.36636874977">
                <text:p>3140.366368749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162859572">
                <text:p>6.162859572</text:p>
              </table:table-cell>
              <table:table-cell office:value-type="float" office:value="3127.44152192255">
                <text:p>3127.441521922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181945154">
                <text:p>6.181945154</text:p>
              </table:table-cell>
              <table:table-cell office:value-type="float" office:value="3143.73436450575">
                <text:p>3143.734364505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20125849900001">
                <text:p>6.20125849900001</text:p>
              </table:table-cell>
              <table:table-cell office:value-type="float" office:value="3106.66018755418">
                <text:p>3106.660187554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22045059199999">
                <text:p>6.22045059199999</text:p>
              </table:table-cell>
              <table:table-cell office:value-type="float" office:value="3126.28747682921">
                <text:p>3126.287476829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23961393599998">
                <text:p>6.23961393599998</text:p>
              </table:table-cell>
              <table:table-cell office:value-type="float" office:value="3130.97755798912">
                <text:p>3130.977557989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25877311299999">
                <text:p>6.25877311299999</text:p>
              </table:table-cell>
              <table:table-cell office:value-type="float" office:value="3131.65852583237">
                <text:p>3131.658525832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27801041499998">
                <text:p>6.27801041499998</text:p>
              </table:table-cell>
              <table:table-cell office:value-type="float" office:value="3118.94048344308">
                <text:p>3118.940483443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29707677899998">
                <text:p>6.29707677899998</text:p>
              </table:table-cell>
              <table:table-cell office:value-type="float" office:value="3146.90310118961">
                <text:p>3146.903101189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31616449699999">
                <text:p>6.31616449699999</text:p>
              </table:table-cell>
              <table:table-cell office:value-type="float" office:value="3143.382566736">
                <text:p>3143.3825667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335222319">
                <text:p>6.335222319</text:p>
              </table:table-cell>
              <table:table-cell office:value-type="float" office:value="3148.31359008263">
                <text:p>3148.313590082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35425420299998">
                <text:p>6.35425420299998</text:p>
              </table:table-cell>
              <table:table-cell office:value-type="float" office:value="3152.60433491733">
                <text:p>3152.604334917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37343181699998">
                <text:p>6.37343181699998</text:p>
              </table:table-cell>
              <table:table-cell office:value-type="float" office:value="3128.64780780338">
                <text:p>3128.647807803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39250604599999">
                <text:p>6.39250604599999</text:p>
              </table:table-cell>
              <table:table-cell office:value-type="float" office:value="3145.60551831287">
                <text:p>3145.605518312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411698191">
                <text:p>6.411698191</text:p>
              </table:table-cell>
              <table:table-cell office:value-type="float" office:value="3126.27900633221">
                <text:p>3126.279006332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43092840999998">
                <text:p>6.43092840999998</text:p>
              </table:table-cell>
              <table:table-cell office:value-type="float" office:value="3120.0892719976">
                <text:p>3120.08927199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45003118">
                <text:p>6.45003118</text:p>
              </table:table-cell>
              <table:table-cell office:value-type="float" office:value="3140.9057429862">
                <text:p>3140.90574298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46902269999998">
                <text:p>6.46902269999998</text:p>
              </table:table-cell>
              <table:table-cell office:value-type="float" office:value="3159.3047844535">
                <text:p>3159.30478445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488060418">
                <text:p>6.488060418</text:p>
              </table:table-cell>
              <table:table-cell office:value-type="float" office:value="3151.63823731044">
                <text:p>3151.638237310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50711948999998">
                <text:p>6.50711948999998</text:p>
              </table:table-cell>
              <table:table-cell office:value-type="float" office:value="3148.10710616315">
                <text:p>3148.107106163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52602658199999">
                <text:p>6.52602658199999</text:p>
              </table:table-cell>
              <table:table-cell office:value-type="float" office:value="3173.41238938172">
                <text:p>3173.412389381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54514190399999">
                <text:p>6.54514190399999</text:p>
              </table:table-cell>
              <table:table-cell office:value-type="float" office:value="3138.84327975147">
                <text:p>3138.843279751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564206966">
                <text:p>6.564206966</text:p>
              </table:table-cell>
              <table:table-cell office:value-type="float" office:value="3147.11801094425">
                <text:p>3147.118010944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583300673">
                <text:p>6.583300673</text:p>
              </table:table-cell>
              <table:table-cell office:value-type="float" office:value="3142.39660219004">
                <text:p>3142.396602190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60242057899998">
                <text:p>6.60242057899998</text:p>
              </table:table-cell>
              <table:table-cell office:value-type="float" office:value="3138.0907416618">
                <text:p>3138.09074166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21640017">
                <text:p>6.621640017</text:p>
              </table:table-cell>
              <table:table-cell office:value-type="float" office:value="3121.83946273207">
                <text:p>3121.839462732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64072414099999">
                <text:p>6.64072414099999</text:p>
              </table:table-cell>
              <table:table-cell office:value-type="float" office:value="3143.97454135367">
                <text:p>3143.974541353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659907589">
                <text:p>6.659907589</text:p>
              </table:table-cell>
              <table:table-cell office:value-type="float" office:value="3127.69633488092">
                <text:p>3127.696334880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678893848">
                <text:p>6.678893848</text:p>
              </table:table-cell>
              <table:table-cell office:value-type="float" office:value="3160.18021243649">
                <text:p>3160.180212436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697871096">
                <text:p>6.697871096</text:p>
              </table:table-cell>
              <table:table-cell office:value-type="float" office:value="3161.6807663579">
                <text:p>3161.68076635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71685563699998">
                <text:p>6.71685563699998</text:p>
              </table:table-cell>
              <table:table-cell office:value-type="float" office:value="3160.46619194331">
                <text:p>3160.466191943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735864187">
                <text:p>6.735864187</text:p>
              </table:table-cell>
              <table:table-cell office:value-type="float" office:value="3156.47432339265">
                <text:p>3156.474323392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75492622799999">
                <text:p>6.75492622799999</text:p>
              </table:table-cell>
              <table:table-cell office:value-type="float" office:value="3147.61677409314">
                <text:p>3147.616774093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77397639399999">
                <text:p>6.77397639399999</text:p>
              </table:table-cell>
              <table:table-cell office:value-type="float" office:value="3149.57885406361">
                <text:p>3149.578854063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79295968399998">
                <text:p>6.79295968399998</text:p>
              </table:table-cell>
              <table:table-cell office:value-type="float" office:value="3160.67446686103">
                <text:p>3160.674466861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1200719399999">
                <text:p>6.81200719399999</text:p>
              </table:table-cell>
              <table:table-cell office:value-type="float" office:value="3150.01803385206">
                <text:p>3150.018033852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83088423299998">
                <text:p>6.83088423299998</text:p>
              </table:table-cell>
              <table:table-cell office:value-type="float" office:value="3178.46458864844">
                <text:p>3178.464588648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849858617">
                <text:p>6.849858617</text:p>
              </table:table-cell>
              <table:table-cell office:value-type="float" office:value="3162.15799152923">
                <text:p>3162.157991529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86872008399999">
                <text:p>6.86872008399999</text:p>
              </table:table-cell>
              <table:table-cell office:value-type="float" office:value="3181.08872443593">
                <text:p>3181.088724435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88771681199998">
                <text:p>6.88771681199998</text:p>
              </table:table-cell>
              <table:table-cell office:value-type="float" office:value="3158.43865322649">
                <text:p>3158.438653226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906702029">
                <text:p>6.906702029</text:p>
              </table:table-cell>
              <table:table-cell office:value-type="float" office:value="3160.35365831899">
                <text:p>3160.353658318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92580313299999">
                <text:p>6.92580313299999</text:p>
              </table:table-cell>
              <table:table-cell office:value-type="float" office:value="3141.17969307128">
                <text:p>3141.179693071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944810069">
                <text:p>6.944810069</text:p>
              </table:table-cell>
              <table:table-cell office:value-type="float" office:value="3156.74235973465">
                <text:p>3156.742359734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96393825600001">
                <text:p>6.96393825600001</text:p>
              </table:table-cell>
              <table:table-cell office:value-type="float" office:value="3136.73219526652">
                <text:p>3136.732195266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98291066100001">
                <text:p>6.98291066100001</text:p>
              </table:table-cell>
              <table:table-cell office:value-type="float" office:value="3162.48783430469">
                <text:p>3162.487834304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00187316999998">
                <text:p>7.00187316999998</text:p>
              </table:table-cell>
              <table:table-cell office:value-type="float" office:value="3164.13824774318">
                <text:p>3164.138247743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02082614699998">
                <text:p>7.02082614699998</text:p>
              </table:table-cell>
              <table:table-cell office:value-type="float" office:value="3165.72958432898">
                <text:p>3165.729584328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03968740599998">
                <text:p>7.03968740599998</text:p>
              </table:table-cell>
              <table:table-cell office:value-type="float" office:value="3181.12380514921">
                <text:p>3181.123805149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058519289">
                <text:p>7.058519289</text:p>
              </table:table-cell>
              <table:table-cell office:value-type="float" office:value="3186.08606478392">
                <text:p>3186.086064783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07734929699998">
                <text:p>7.07734929699998</text:p>
              </table:table-cell>
              <table:table-cell office:value-type="float" office:value="3186.40331964075">
                <text:p>3186.403319640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096197795">
                <text:p>7.096197795</text:p>
              </table:table-cell>
              <table:table-cell office:value-type="float" office:value="3183.27752163405">
                <text:p>3183.277521634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115012022">
                <text:p>7.115012022</text:p>
              </table:table-cell>
              <table:table-cell office:value-type="float" office:value="3189.07601146607">
                <text:p>3189.076011466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133958124">
                <text:p>7.133958124</text:p>
              </table:table-cell>
              <table:table-cell office:value-type="float" office:value="3166.87833729581">
                <text:p>3166.878337295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152911571">
                <text:p>7.152911571</text:p>
              </table:table-cell>
              <table:table-cell office:value-type="float" office:value="3165.65108183203">
                <text:p>3165.651081832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17170611">
                <text:p>7.17170611</text:p>
              </table:table-cell>
              <table:table-cell office:value-type="float" office:value="3192.41669082737">
                <text:p>3192.416690827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9068117099999">
                <text:p>7.19068117099999</text:p>
              </table:table-cell>
              <table:table-cell office:value-type="float" office:value="3162.04517076523">
                <text:p>3162.045170765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20948310599999">
                <text:p>7.20948310599999</text:p>
              </table:table-cell>
              <table:table-cell office:value-type="float" office:value="3191.16090976823">
                <text:p>3191.160909768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22843431299998">
                <text:p>7.22843431299998</text:p>
              </table:table-cell>
              <table:table-cell office:value-type="float" office:value="3166.02525633554">
                <text:p>3166.025256335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24715708099998">
                <text:p>7.24715708099998</text:p>
              </table:table-cell>
              <table:table-cell office:value-type="float" office:value="3204.65435452647">
                <text:p>3204.654354526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266025579">
                <text:p>7.266025579</text:p>
              </table:table-cell>
              <table:table-cell office:value-type="float" office:value="3179.90335001462">
                <text:p>3179.903350014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28500517099999">
                <text:p>7.28500517099999</text:p>
              </table:table-cell>
              <table:table-cell office:value-type="float" office:value="3161.29029538779">
                <text:p>3161.290295387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303931847">
                <text:p>7.303931847</text:p>
              </table:table-cell>
              <table:table-cell office:value-type="float" office:value="3170.12876428904">
                <text:p>3170.128764289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32302617899998">
                <text:p>7.32302617899998</text:p>
              </table:table-cell>
              <table:table-cell office:value-type="float" office:value="3142.29374455528">
                <text:p>3142.293744555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34200061499999">
                <text:p>7.34200061499999</text:p>
              </table:table-cell>
              <table:table-cell office:value-type="float" office:value="3162.14932554389">
                <text:p>3162.149325543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36100364499998">
                <text:p>7.36100364499998</text:p>
              </table:table-cell>
              <table:table-cell office:value-type="float" office:value="3157.39121603351">
                <text:p>3157.391216033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379987508">
                <text:p>7.379987508</text:p>
              </table:table-cell>
              <table:table-cell office:value-type="float" office:value="3160.57906654441">
                <text:p>3160.579066544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39882897499999">
                <text:p>7.39882897499999</text:p>
              </table:table-cell>
              <table:table-cell office:value-type="float" office:value="3184.46541344369">
                <text:p>3184.465413443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41768439999998">
                <text:p>7.41768439999998</text:p>
              </table:table-cell>
              <table:table-cell office:value-type="float" office:value="3182.10806704203">
                <text:p>3182.108067042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436500814">
                <text:p>7.436500814</text:p>
              </table:table-cell>
              <table:table-cell office:value-type="float" office:value="3188.70535054955">
                <text:p>3188.705350549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45541082299999">
                <text:p>7.45541082299999</text:p>
              </table:table-cell>
              <table:table-cell office:value-type="float" office:value="3172.92286851977">
                <text:p>3172.922868519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47422650799999">
                <text:p>7.47422650799999</text:p>
              </table:table-cell>
              <table:table-cell office:value-type="float" office:value="3188.82889461761">
                <text:p>3188.828894617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49306297499999">
                <text:p>7.49306297499999</text:p>
              </table:table-cell>
              <table:table-cell office:value-type="float" office:value="3185.31070608944">
                <text:p>3185.310706089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511830691">
                <text:p>7.511830691</text:p>
              </table:table-cell>
              <table:table-cell office:value-type="float" office:value="3196.97932342736">
                <text:p>3196.979323427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530716533">
                <text:p>7.530716533</text:p>
              </table:table-cell>
              <table:table-cell office:value-type="float" office:value="3176.98305428957">
                <text:p>3176.983054289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54945877999998">
                <text:p>7.54945877999998</text:p>
              </table:table-cell>
              <table:table-cell office:value-type="float" office:value="3201.32372602241">
                <text:p>3201.323726022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56826561099999">
                <text:p>7.56826561099999</text:p>
              </table:table-cell>
              <table:table-cell office:value-type="float" office:value="3190.33015184643">
                <text:p>3190.330151846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587045254">
                <text:p>7.587045254</text:p>
              </table:table-cell>
              <table:table-cell office:value-type="float" office:value="3194.94891356285">
                <text:p>3194.948913562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60590297099998">
                <text:p>7.60590297099998</text:p>
              </table:table-cell>
              <table:table-cell office:value-type="float" office:value="3181.72130805021">
                <text:p>3181.721308050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62476016599999">
                <text:p>7.62476016599999</text:p>
              </table:table-cell>
              <table:table-cell office:value-type="float" office:value="3181.80938363152">
                <text:p>3181.809383631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64364480999998">
                <text:p>7.64364480999998</text:p>
              </table:table-cell>
              <table:table-cell office:value-type="float" office:value="3177.18459506103">
                <text:p>3177.184595061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66254299599999">
                <text:p>7.66254299599999</text:p>
              </table:table-cell>
              <table:table-cell office:value-type="float" office:value="3174.90789856741">
                <text:p>3174.907898567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68140253499999">
                <text:p>7.68140253499999</text:p>
              </table:table-cell>
              <table:table-cell office:value-type="float" office:value="3181.4139253343">
                <text:p>3181.41392533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70002795899998">
                <text:p>7.70002795899998</text:p>
              </table:table-cell>
              <table:table-cell office:value-type="float" office:value="3221.40317450083">
                <text:p>3221.403174500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71884562299999">
                <text:p>7.71884562299999</text:p>
              </table:table-cell>
              <table:table-cell office:value-type="float" office:value="3188.49353458354">
                <text:p>3188.493534583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737509276">
                <text:p>7.737509276</text:p>
              </table:table-cell>
              <table:table-cell office:value-type="float" office:value="3214.80473302766">
                <text:p>3214.804733027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75621740899999">
                <text:p>7.75621740899999</text:p>
              </table:table-cell>
              <table:table-cell office:value-type="float" office:value="3207.16129183134">
                <text:p>3207.161291831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77507762499999">
                <text:p>7.77507762499999</text:p>
              </table:table-cell>
              <table:table-cell office:value-type="float" office:value="3181.29972636457">
                <text:p>3181.299726364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79397690499999">
                <text:p>7.79397690499999</text:p>
              </table:table-cell>
              <table:table-cell office:value-type="float" office:value="3174.72411647438">
                <text:p>3174.724116474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81297373699999">
                <text:p>7.81297373699999</text:p>
              </table:table-cell>
              <table:table-cell office:value-type="float" office:value="3158.42136204619">
                <text:p>3158.421362046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83196786099998">
                <text:p>7.83196786099998</text:p>
              </table:table-cell>
              <table:table-cell office:value-type="float" office:value="3158.87165946885">
                <text:p>3158.871659468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85081724399998">
                <text:p>7.85081724399998</text:p>
              </table:table-cell>
              <table:table-cell office:value-type="float" office:value="3183.12806313031">
                <text:p>3183.128063130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86972173199999">
                <text:p>7.86972173199999</text:p>
              </table:table-cell>
              <table:table-cell office:value-type="float" office:value="3173.84951128998">
                <text:p>3173.849511289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888516635">
                <text:p>7.888516635</text:p>
              </table:table-cell>
              <table:table-cell office:value-type="float" office:value="3192.35486344117">
                <text:p>3192.354863441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907288362">
                <text:p>7.907288362</text:p>
              </table:table-cell>
              <table:table-cell office:value-type="float" office:value="3196.29621717797">
                <text:p>3196.296217177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92604883799999">
                <text:p>7.92604883799999</text:p>
              </table:table-cell>
              <table:table-cell office:value-type="float" office:value="3198.21309438283">
                <text:p>3198.213094382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94493384699999">
                <text:p>7.94493384699999</text:p>
              </table:table-cell>
              <table:table-cell office:value-type="float" office:value="3177.12318802679">
                <text:p>3177.123188026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96368796900001">
                <text:p>7.96368796900001</text:p>
              </table:table-cell>
              <table:table-cell office:value-type="float" office:value="3199.29666661766">
                <text:p>3199.296666617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98266704099999">
                <text:p>7.98266704099999</text:p>
              </table:table-cell>
              <table:table-cell office:value-type="float" office:value="3161.37691031816">
                <text:p>3161.376910318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00142918399999">
                <text:p>8.00142918399999</text:p>
              </table:table-cell>
              <table:table-cell office:value-type="float" office:value="3197.92893594237">
                <text:p>3197.928935942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020323099">
                <text:p>8.020323099</text:p>
              </table:table-cell>
              <table:table-cell office:value-type="float" office:value="3175.62559162454">
                <text:p>3175.625591624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03908821099998">
                <text:p>8.03908821099998</text:p>
              </table:table-cell>
              <table:table-cell office:value-type="float" office:value="3197.42296235989">
                <text:p>3197.422962359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057823947">
                <text:p>8.057823947</text:p>
              </table:table-cell>
              <table:table-cell office:value-type="float" office:value="3202.43624269259">
                <text:p>3202.436242692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07657614299998">
                <text:p>8.07657614299998</text:p>
              </table:table-cell>
              <table:table-cell office:value-type="float" office:value="3199.62525989299">
                <text:p>3199.625259892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09525463899999">
                <text:p>8.09525463899999</text:p>
              </table:table-cell>
              <table:table-cell office:value-type="float" office:value="3212.25006552873">
                <text:p>3212.250065528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114074647">
                <text:p>8.114074647</text:p>
              </table:table-cell>
              <table:table-cell office:value-type="float" office:value="3188.0964131355">
                <text:p>3188.09641313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132912312">
                <text:p>8.132912312</text:p>
              </table:table-cell>
              <table:table-cell office:value-type="float" office:value="3185.10813309287">
                <text:p>3185.108133092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151869404">
                <text:p>8.151869404</text:p>
              </table:table-cell>
              <table:table-cell office:value-type="float" office:value="3165.04240207411">
                <text:p>3165.042402074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170774725">
                <text:p>8.170774725</text:p>
              </table:table-cell>
              <table:table-cell office:value-type="float" office:value="3173.70966618249">
                <text:p>3173.709666182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189619733">
                <text:p>8.189619733</text:p>
              </table:table-cell>
              <table:table-cell office:value-type="float" office:value="3183.86704850438">
                <text:p>3183.867048504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20840390799998">
                <text:p>8.20840390799998</text:p>
              </table:table-cell>
              <table:table-cell office:value-type="float" office:value="3194.17807809322">
                <text:p>3194.178078093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227198343">
                <text:p>8.227198343</text:p>
              </table:table-cell>
              <table:table-cell office:value-type="float" office:value="3192.43435623059">
                <text:p>3192.434356230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24602611199998">
                <text:p>8.24602611199998</text:p>
              </table:table-cell>
              <table:table-cell office:value-type="float" office:value="3186.7822470125">
                <text:p>3186.7822470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26481403599999">
                <text:p>8.26481403599999</text:p>
              </table:table-cell>
              <table:table-cell office:value-type="float" office:value="3193.54070199414">
                <text:p>3193.540701994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28361633599999">
                <text:p>8.28361633599999</text:p>
              </table:table-cell>
              <table:table-cell office:value-type="float" office:value="3191.09896129654">
                <text:p>3191.098961296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302538844">
                <text:p>8.302538844</text:p>
              </table:table-cell>
              <table:table-cell office:value-type="float" office:value="3170.8270383604">
                <text:p>3170.82703836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321339634">
                <text:p>8.321339634</text:p>
              </table:table-cell>
              <table:table-cell office:value-type="float" office:value="3191.35525688012">
                <text:p>3191.355256880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34017057899999">
                <text:p>8.34017057899999</text:p>
              </table:table-cell>
              <table:table-cell office:value-type="float" office:value="3186.24476891786">
                <text:p>3186.244768917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35882287799998">
                <text:p>8.35882287799998</text:p>
              </table:table-cell>
              <table:table-cell office:value-type="float" office:value="3216.76164423558">
                <text:p>3216.761644235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37751153099998">
                <text:p>8.37751153099998</text:p>
              </table:table-cell>
              <table:table-cell office:value-type="float" office:value="3210.50425624608">
                <text:p>3210.504256246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39614518400001">
                <text:p>8.39614518400001</text:p>
              </table:table-cell>
              <table:table-cell office:value-type="float" office:value="3219.98053736028">
                <text:p>3219.980537360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41496691099999">
                <text:p>8.41496691099999</text:p>
              </table:table-cell>
              <table:table-cell office:value-type="float" office:value="3187.80524231584">
                <text:p>3187.805242315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43369764799999">
                <text:p>8.43369764799999</text:p>
              </table:table-cell>
              <table:table-cell office:value-type="float" office:value="3203.29093297316">
                <text:p>3203.290932973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45246161399999">
                <text:p>8.45246161399999</text:p>
              </table:table-cell>
              <table:table-cell office:value-type="float" office:value="3197.61824339361">
                <text:p>3197.618243393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47132542399999">
                <text:p>8.47132542399999</text:p>
              </table:table-cell>
              <table:table-cell office:value-type="float" office:value="3180.69361385652">
                <text:p>3180.693613856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490115328">
                <text:p>8.490115328</text:p>
              </table:table-cell>
              <table:table-cell office:value-type="float" office:value="3193.20418028472">
                <text:p>3193.204180284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508968982">
                <text:p>8.508968982</text:p>
              </table:table-cell>
              <table:table-cell office:value-type="float" office:value="3182.40697532736">
                <text:p>3182.406975327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52762206199998">
                <text:p>8.52762206199998</text:p>
              </table:table-cell>
              <table:table-cell office:value-type="float" office:value="3216.62695919755">
                <text:p>3216.626959197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54643785099998">
                <text:p>8.54643785099998</text:p>
              </table:table-cell>
              <table:table-cell office:value-type="float" office:value="3188.81126908872">
                <text:p>3188.811269088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565180567">
                <text:p>8.565180567</text:p>
              </table:table-cell>
              <table:table-cell office:value-type="float" office:value="3201.24361911778">
                <text:p>3201.243619117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58394588799999">
                <text:p>8.58394588799999</text:p>
              </table:table-cell>
              <table:table-cell office:value-type="float" office:value="3197.38735084968">
                <text:p>3197.387350849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60279308299999">
                <text:p>8.60279308299999</text:p>
              </table:table-cell>
              <table:table-cell office:value-type="float" office:value="3183.49759738675">
                <text:p>3183.497597386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621615018">
                <text:p>8.621615018</text:p>
              </table:table-cell>
              <table:table-cell office:value-type="float" office:value="3187.77001408106">
                <text:p>3187.770014081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640383985">
                <text:p>8.640383985</text:p>
              </table:table-cell>
              <table:table-cell office:value-type="float" office:value="3196.76623652228">
                <text:p>3196.766236522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65901320999998">
                <text:p>8.65901320999998</text:p>
              </table:table-cell>
              <table:table-cell office:value-type="float" office:value="3220.74589791321">
                <text:p>3220.745897913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67774092599998">
                <text:p>8.67774092599998</text:p>
              </table:table-cell>
              <table:table-cell office:value-type="float" office:value="3203.8076613292">
                <text:p>3203.80766132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69632186999999">
                <text:p>8.69632186999999</text:p>
              </table:table-cell>
              <table:table-cell office:value-type="float" office:value="3229.11473173683">
                <text:p>3229.114731736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71492604399998">
                <text:p>8.71492604399998</text:p>
              </table:table-cell>
              <table:table-cell office:value-type="float" office:value="3225.08271531078">
                <text:p>3225.082715310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733775479">
                <text:p>8.733775479</text:p>
              </table:table-cell>
              <table:table-cell office:value-type="float" office:value="3183.11928182104">
                <text:p>3183.119281821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75242819499999">
                <text:p>8.75242819499999</text:p>
              </table:table-cell>
              <table:table-cell office:value-type="float" office:value="3216.68973033355">
                <text:p>3216.689730333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77117283799998">
                <text:p>8.77117283799998</text:p>
              </table:table-cell>
              <table:table-cell office:value-type="float" office:value="3200.9145226201">
                <text:p>3200.91452262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789923679">
                <text:p>8.789923679</text:p>
              </table:table-cell>
              <table:table-cell office:value-type="float" office:value="3199.85647576858">
                <text:p>3199.856475768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808618061">
                <text:p>8.808618061</text:p>
              </table:table-cell>
              <table:table-cell office:value-type="float" office:value="3209.52037890198">
                <text:p>3209.520378901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82727848499999">
                <text:p>8.82727848499999</text:p>
              </table:table-cell>
              <table:table-cell office:value-type="float" office:value="3215.36102288104">
                <text:p>3215.361022881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84590448099999">
                <text:p>8.84590448099999</text:p>
              </table:table-cell>
              <table:table-cell office:value-type="float" office:value="3221.30424595865">
                <text:p>3221.304245958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86455454">
                <text:p>8.86455454</text:p>
              </table:table-cell>
              <table:table-cell office:value-type="float" office:value="3217.14799936932">
                <text:p>3217.147999369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88321975599999">
                <text:p>8.88321975599999</text:p>
              </table:table-cell>
              <table:table-cell office:value-type="float" office:value="3214.53552962036">
                <text:p>3214.535529620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90191236699999">
                <text:p>8.90191236699999</text:p>
              </table:table-cell>
              <table:table-cell office:value-type="float" office:value="3209.82445951404">
                <text:p>3209.824459514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92074065699998">
                <text:p>8.92074065699998</text:p>
              </table:table-cell>
              <table:table-cell office:value-type="float" office:value="3186.69406515618">
                <text:p>3186.694065156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93943394499999">
                <text:p>8.93943394499999</text:p>
              </table:table-cell>
              <table:table-cell office:value-type="float" office:value="3209.7082118444">
                <text:p>3209.7082118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95810858799999">
                <text:p>8.95810858799999</text:p>
              </table:table-cell>
              <table:table-cell office:value-type="float" office:value="3212.91282516133">
                <text:p>3212.912825161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97669380299999">
                <text:p>8.97669380299999</text:p>
              </table:table-cell>
              <table:table-cell office:value-type="float" office:value="3228.37266074106">
                <text:p>3228.372660741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995392404">
                <text:p>8.995392404</text:p>
              </table:table-cell>
              <table:table-cell office:value-type="float" office:value="3208.79620886953">
                <text:p>3208.796208869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01403584899998">
                <text:p>9.01403584899998</text:p>
              </table:table-cell>
              <table:table-cell office:value-type="float" office:value="3218.28932367713">
                <text:p>3218.289323677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.03264439699998">
                <text:p>9.03264439699998</text:p>
              </table:table-cell>
              <table:table-cell office:value-type="float" office:value="3224.32464908009">
                <text:p>3224.324649080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051335811">
                <text:p>9.051335811</text:p>
              </table:table-cell>
              <table:table-cell office:value-type="float" office:value="3210.03001698778">
                <text:p>3210.030016987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070086027">
                <text:p>9.070086027</text:p>
              </table:table-cell>
              <table:table-cell office:value-type="float" office:value="3199.96313642453">
                <text:p>3199.963136424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08883817">
                <text:p>9.08883817</text:p>
              </table:table-cell>
              <table:table-cell office:value-type="float" office:value="3199.63430312998">
                <text:p>3199.634303129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10757526099999">
                <text:p>9.10757526099999</text:p>
              </table:table-cell>
              <table:table-cell office:value-type="float" office:value="3202.20465386157">
                <text:p>3202.204653861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.12614391299999">
                <text:p>9.12614391299999</text:p>
              </table:table-cell>
              <table:table-cell office:value-type="float" office:value="3231.2523278482">
                <text:p>3231.25232784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.14475428500001">
                <text:p>9.14475428500001</text:p>
              </table:table-cell>
              <table:table-cell office:value-type="float" office:value="3224.00863346319">
                <text:p>3224.008633463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16334939499998">
                <text:p>9.16334939499998</text:p>
              </table:table-cell>
              <table:table-cell office:value-type="float" office:value="3226.65474955888">
                <text:p>3226.654749558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181945808">
                <text:p>9.181945808</text:p>
              </table:table-cell>
              <table:table-cell office:value-type="float" office:value="3226.42866664462">
                <text:p>3226.428666644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20059894099998">
                <text:p>9.20059894099998</text:p>
              </table:table-cell>
              <table:table-cell office:value-type="float" office:value="3216.61781964687">
                <text:p>3216.617819646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21929551">
                <text:p>9.21929551</text:p>
              </table:table-cell>
              <table:table-cell office:value-type="float" office:value="3209.14495060331">
                <text:p>3209.144950603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.23801447599999">
                <text:p>9.23801447599999</text:p>
              </table:table-cell>
              <table:table-cell office:value-type="float" office:value="3205.30525030163">
                <text:p>3205.305250301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.25681000500001">
                <text:p>9.25681000500001</text:p>
              </table:table-cell>
              <table:table-cell office:value-type="float" office:value="3192.24853953025">
                <text:p>3192.248539530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.27549391899998">
                <text:p>9.27549391899998</text:p>
              </table:table-cell>
              <table:table-cell office:value-type="float" office:value="3211.31857062002">
                <text:p>3211.318570620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.294241895">
                <text:p>9.294241895</text:p>
              </table:table-cell>
              <table:table-cell office:value-type="float" office:value="3200.34546662284">
                <text:p>3200.345466622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.312830652">
                <text:p>9.312830652</text:p>
              </table:table-cell>
              <table:table-cell office:value-type="float" office:value="3227.75750955209">
                <text:p>3227.757509552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33148118">
                <text:p>9.33148118</text:p>
              </table:table-cell>
              <table:table-cell office:value-type="float" office:value="3217.06709858383">
                <text:p>3217.067098583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.35007608199999">
                <text:p>9.35007608199999</text:p>
              </table:table-cell>
              <table:table-cell office:value-type="float" office:value="3226.69084247035">
                <text:p>3226.690842470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.36879676699999">
                <text:p>9.36879676699999</text:p>
              </table:table-cell>
              <table:table-cell office:value-type="float" office:value="3205.01092775095">
                <text:p>3205.010927750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38745416999998">
                <text:p>9.38745416999998</text:p>
              </table:table-cell>
              <table:table-cell office:value-type="float" office:value="3215.88165298389">
                <text:p>3215.881652983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406034906">
                <text:p>9.406034906</text:p>
              </table:table-cell>
              <table:table-cell office:value-type="float" office:value="3229.15087970363">
                <text:p>3229.150879703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42469496499999">
                <text:p>9.42469496499999</text:p>
              </table:table-cell>
              <table:table-cell office:value-type="float" office:value="3215.42391693676">
                <text:p>3215.423916936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443232263">
                <text:p>9.443232263</text:p>
              </table:table-cell>
              <table:table-cell office:value-type="float" office:value="3236.71767050191">
                <text:p>3236.717670501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46175554999999">
                <text:p>9.46175554999999</text:p>
              </table:table-cell>
              <table:table-cell office:value-type="float" office:value="3239.16592125473">
                <text:p>3239.165921254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48050685999999">
                <text:p>9.48050685999999</text:p>
              </table:table-cell>
              <table:table-cell office:value-type="float" office:value="3199.77644228608">
                <text:p>3199.776442286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499102284">
                <text:p>9.499102284</text:p>
              </table:table-cell>
              <table:table-cell office:value-type="float" office:value="3226.60026466528">
                <text:p>3226.600264665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51785593699998">
                <text:p>9.51785593699998</text:p>
              </table:table-cell>
              <table:table-cell office:value-type="float" office:value="3199.37667611086">
                <text:p>3199.37667611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53660459099999">
                <text:p>9.53660459099999</text:p>
              </table:table-cell>
              <table:table-cell office:value-type="float" office:value="3200.22973382404">
                <text:p>3200.229733824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55531241">
                <text:p>9.55531241</text:p>
              </table:table-cell>
              <table:table-cell office:value-type="float" office:value="3207.21512218802">
                <text:p>3207.215122188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57401929299999">
                <text:p>9.57401929299999</text:p>
              </table:table-cell>
              <table:table-cell office:value-type="float" office:value="3207.37559539034">
                <text:p>3207.375595390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59273508199999">
                <text:p>9.59273508199999</text:p>
              </table:table-cell>
              <table:table-cell office:value-type="float" office:value="3205.84934997965">
                <text:p>3205.849349979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611363786">
                <text:p>9.611363786</text:p>
              </table:table-cell>
              <table:table-cell office:value-type="float" office:value="3220.83597441742">
                <text:p>3220.835974417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62989847999998">
                <text:p>9.62989847999998</text:p>
              </table:table-cell>
              <table:table-cell office:value-type="float" office:value="3237.17240759729">
                <text:p>3237.172407597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648587706">
                <text:p>9.648587706</text:p>
              </table:table-cell>
              <table:table-cell office:value-type="float" office:value="3210.40582418628">
                <text:p>3210.405824186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66728787">
                <text:p>9.66728787</text:p>
              </table:table-cell>
              <table:table-cell office:value-type="float" office:value="3208.52801077127">
                <text:p>3208.528010771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686037513">
                <text:p>9.686037513</text:p>
              </table:table-cell>
              <table:table-cell office:value-type="float" office:value="3200.06092915895">
                <text:p>3200.060929158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70463970699998">
                <text:p>9.70463970699998</text:p>
              </table:table-cell>
              <table:table-cell office:value-type="float" office:value="3225.42599007722">
                <text:p>3225.425990077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72331534">
                <text:p>9.72331534</text:p>
              </table:table-cell>
              <table:table-cell office:value-type="float" office:value="3212.74250784172">
                <text:p>3212.742507841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741849565">
                <text:p>9.741849565</text:p>
              </table:table-cell>
              <table:table-cell office:value-type="float" office:value="3237.25432274682">
                <text:p>3237.254322746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76036915399999">
                <text:p>9.76036915399999</text:p>
              </table:table-cell>
              <table:table-cell office:value-type="float" office:value="3239.81271938714">
                <text:p>3239.812719387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77897478599999">
                <text:p>9.77897478599999</text:p>
              </table:table-cell>
              <table:table-cell office:value-type="float" office:value="3224.82998696249">
                <text:p>3224.829986962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79754953200001">
                <text:p>9.79754953200001</text:p>
              </table:table-cell>
              <table:table-cell office:value-type="float" office:value="3230.19221904612">
                <text:p>3230.192219046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816207612">
                <text:p>9.816207612</text:p>
              </table:table-cell>
              <table:table-cell office:value-type="float" office:value="3215.76496617111">
                <text:p>3215.764966171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83497418299999">
                <text:p>9.83497418299999</text:p>
              </table:table-cell>
              <table:table-cell office:value-type="float" office:value="3197.17437991437">
                <text:p>3197.174379914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85353543899998">
                <text:p>9.85353543899998</text:p>
              </table:table-cell>
              <table:table-cell office:value-type="float" office:value="3232.5398669145">
                <text:p>3232.53986691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872135394">
                <text:p>9.872135394</text:p>
              </table:table-cell>
              <table:table-cell office:value-type="float" office:value="3225.81425599992">
                <text:p>3225.814255999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890707276">
                <text:p>9.890707276</text:p>
              </table:table-cell>
              <table:table-cell office:value-type="float" office:value="3230.69035222112">
                <text:p>3230.690352221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909116969">
                <text:p>9.909116969</text:p>
              </table:table-cell>
              <table:table-cell office:value-type="float" office:value="3259.15266484973">
                <text:p>3259.152664849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927707392">
                <text:p>9.927707392</text:p>
              </table:table-cell>
              <table:table-cell office:value-type="float" office:value="3227.46825072134">
                <text:p>3227.468250721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94635026399999">
                <text:p>9.94635026399999</text:p>
              </table:table-cell>
              <table:table-cell office:value-type="float" office:value="3218.3882397542">
                <text:p>3218.38823975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96498256199999">
                <text:p>9.96498256199999</text:p>
              </table:table-cell>
              <table:table-cell office:value-type="float" office:value="3220.21470459522">
                <text:p>3220.214704595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98351126699998">
                <text:p>9.98351126699998</text:p>
              </table:table-cell>
              <table:table-cell office:value-type="float" office:value="3238.21875301153">
                <text:p>3238.218753011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002209555">
                <text:p>10.002209555</text:p>
              </table:table-cell>
              <table:table-cell office:value-type="float" office:value="3208.84992251766">
                <text:p>3208.849922517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020893312">
                <text:p>10.020893312</text:p>
              </table:table-cell>
              <table:table-cell office:value-type="float" office:value="3211.34555539006">
                <text:p>3211.345555390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039470663">
                <text:p>10.039470663</text:p>
              </table:table-cell>
              <table:table-cell office:value-type="float" office:value="3229.7392669162">
                <text:p>3229.73926691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058045878">
                <text:p>10.058045878</text:p>
              </table:table-cell>
              <table:table-cell office:value-type="float" office:value="3230.11066089975">
                <text:p>3230.110660899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076723229">
                <text:p>10.076723229</text:p>
              </table:table-cell>
              <table:table-cell office:value-type="float" office:value="3212.44698994336">
                <text:p>3212.446989943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09535485">
                <text:p>10.09535485</text:p>
              </table:table-cell>
              <table:table-cell office:value-type="float" office:value="3220.33171456251">
                <text:p>3220.331714562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113924336">
                <text:p>10.113924336</text:p>
              </table:table-cell>
              <table:table-cell office:value-type="float" office:value="3231.10720457965">
                <text:p>3231.107204579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132504082">
                <text:p>10.132504082</text:p>
              </table:table-cell>
              <table:table-cell office:value-type="float" office:value="3229.32294122852">
                <text:p>3229.322941228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150967786">
                <text:p>10.150967786</text:p>
              </table:table-cell>
              <table:table-cell office:value-type="float" office:value="3249.61881971273">
                <text:p>3249.618819712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169505501">
                <text:p>10.169505501</text:p>
              </table:table-cell>
              <table:table-cell office:value-type="float" office:value="3236.64486156867">
                <text:p>3236.644861568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188055664">
                <text:p>10.188055664</text:p>
              </table:table-cell>
              <table:table-cell office:value-type="float" office:value="3234.47292619717">
                <text:p>3234.472926197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206428325">
                <text:p>10.206428325</text:p>
              </table:table-cell>
              <table:table-cell office:value-type="float" office:value="3265.72182439971">
                <text:p>3265.721824399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22502052">
                <text:p>10.22502052</text:p>
              </table:table-cell>
              <table:table-cell office:value-type="float" office:value="3227.1606445614">
                <text:p>3227.16064456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24361787">
                <text:p>10.24361787</text:p>
              </table:table-cell>
              <table:table-cell office:value-type="float" office:value="3226.26610780686">
                <text:p>3226.266107806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262249387">
                <text:p>10.262249387</text:p>
              </table:table-cell>
              <table:table-cell office:value-type="float" office:value="3220.34969025576">
                <text:p>3220.349690255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28093903">
                <text:p>10.28093903</text:p>
              </table:table-cell>
              <table:table-cell office:value-type="float" office:value="3210.33419418657">
                <text:p>3210.334194186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299594141">
                <text:p>10.299594141</text:p>
              </table:table-cell>
              <table:table-cell office:value-type="float" office:value="3216.27676189924">
                <text:p>3216.276761899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318077377">
                <text:p>10.318077377</text:p>
              </table:table-cell>
              <table:table-cell office:value-type="float" office:value="3246.18481309572">
                <text:p>3246.184813095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336769832">
                <text:p>10.336769832</text:p>
              </table:table-cell>
              <table:table-cell office:value-type="float" office:value="3209.85124746733">
                <text:p>3209.851247467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355283015">
                <text:p>10.355283015</text:p>
              </table:table-cell>
              <table:table-cell office:value-type="float" office:value="3240.93377135454">
                <text:p>3240.933771354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3739787">
                <text:p>10.3739787</text:p>
              </table:table-cell>
              <table:table-cell office:value-type="float" office:value="3209.29669065639">
                <text:p>3209.296690656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392624696">
                <text:p>10.392624696</text:p>
              </table:table-cell>
              <table:table-cell office:value-type="float" office:value="3217.84902238467">
                <text:p>3217.849022384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41133861">
                <text:p>10.41133861</text:p>
              </table:table-cell>
              <table:table-cell office:value-type="float" office:value="3206.17055309464">
                <text:p>3206.170553094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42994169">
                <text:p>10.42994169</text:p>
              </table:table-cell>
              <table:table-cell office:value-type="float" office:value="3225.27237425353">
                <text:p>3225.272374253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448561436">
                <text:p>10.448561436</text:p>
              </table:table-cell>
              <table:table-cell office:value-type="float" office:value="3222.38552555754">
                <text:p>3222.385525557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467245975">
                <text:p>10.467245975</text:p>
              </table:table-cell>
              <table:table-cell office:value-type="float" office:value="3211.21115163862">
                <text:p>3211.211151638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485874732">
                <text:p>10.485874732</text:p>
              </table:table-cell>
              <table:table-cell office:value-type="float" office:value="3220.8268109375">
                <text:p>3220.82681093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504390155">
                <text:p>10.504390155</text:p>
              </table:table-cell>
              <table:table-cell office:value-type="float" office:value="3240.54168246715">
                <text:p>3240.541682467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52301037">
                <text:p>10.52301037</text:p>
              </table:table-cell>
              <table:table-cell office:value-type="float" office:value="3222.30436114753">
                <text:p>3222.304361147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541597408">
                <text:p>10.541597408</text:p>
              </table:table-cell>
              <table:table-cell office:value-type="float" office:value="3228.05602484549">
                <text:p>3228.056024845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560228509">
                <text:p>10.560228509</text:p>
              </table:table-cell>
              <table:table-cell office:value-type="float" office:value="3220.42159505527">
                <text:p>3220.421595055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578815286">
                <text:p>10.578815286</text:p>
              </table:table-cell>
              <table:table-cell office:value-type="float" office:value="3228.10135399017">
                <text:p>3228.101353990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597322219">
                <text:p>10.597322219</text:p>
              </table:table-cell>
              <table:table-cell office:value-type="float" office:value="3242.02827123844">
                <text:p>3242.028271238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61590082">
                <text:p>10.61590082</text:p>
              </table:table-cell>
              <table:table-cell office:value-type="float" office:value="3229.52196454872">
                <text:p>3229.521964548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634429107">
                <text:p>10.634429107</text:p>
              </table:table-cell>
              <table:table-cell office:value-type="float" office:value="3238.29180754646">
                <text:p>3238.291807546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652900624">
                <text:p>10.652900624</text:p>
              </table:table-cell>
              <table:table-cell office:value-type="float" office:value="3248.2443104168">
                <text:p>3248.24431041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671556412">
                <text:p>10.671556412</text:p>
              </table:table-cell>
              <table:table-cell office:value-type="float" office:value="3216.16004641252">
                <text:p>3216.160046412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690175221">
                <text:p>10.690175221</text:p>
              </table:table-cell>
              <table:table-cell office:value-type="float" office:value="3222.54769357107">
                <text:p>3222.547693571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708813978">
                <text:p>10.708813978</text:p>
              </table:table-cell>
              <table:table-cell office:value-type="float" office:value="3219.09878432502">
                <text:p>3219.098784325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72745336">
                <text:p>10.72745336</text:p>
              </table:table-cell>
              <table:table-cell office:value-type="float" office:value="3218.99084422374">
                <text:p>3218.990844223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746009981">
                <text:p>10.746009981</text:p>
              </table:table-cell>
              <table:table-cell office:value-type="float" office:value="3233.34727804377">
                <text:p>3233.347278043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764589415">
                <text:p>10.764589415</text:p>
              </table:table-cell>
              <table:table-cell office:value-type="float" office:value="3229.37717047734">
                <text:p>3229.377170477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783277704">
                <text:p>10.783277704</text:p>
              </table:table-cell>
              <table:table-cell office:value-type="float" office:value="3210.56678864319">
                <text:p>3210.566788643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801873492">
                <text:p>10.801873492</text:p>
              </table:table-cell>
              <table:table-cell office:value-type="float" office:value="3226.53710614486">
                <text:p>3226.537106144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820517144">
                <text:p>10.820517144</text:p>
              </table:table-cell>
              <table:table-cell office:value-type="float" office:value="3218.25359109169">
                <text:p>3218.253591091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839061265">
                <text:p>10.839061265</text:p>
              </table:table-cell>
              <table:table-cell office:value-type="float" office:value="3235.52677422337">
                <text:p>3235.526774223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857745439">
                <text:p>10.857745439</text:p>
              </table:table-cell>
              <table:table-cell office:value-type="float" office:value="3211.27388345045">
                <text:p>3211.273883450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876140705">
                <text:p>10.876140705</text:p>
              </table:table-cell>
              <table:table-cell office:value-type="float" office:value="3261.70874615261">
                <text:p>3261.708746152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894707639">
                <text:p>10.894707639</text:p>
              </table:table-cell>
              <table:table-cell office:value-type="float" office:value="3231.55131590279">
                <text:p>3231.551315902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913382855">
                <text:p>10.913382855</text:p>
              </table:table-cell>
              <table:table-cell office:value-type="float" office:value="3212.81424536285">
                <text:p>3212.814245362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931965934">
                <text:p>10.931965934</text:p>
              </table:table-cell>
              <table:table-cell office:value-type="float" office:value="3228.74374047072">
                <text:p>3228.743740470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950747817">
                <text:p>10.950747817</text:p>
              </table:table-cell>
              <table:table-cell office:value-type="float" office:value="3194.56787160704">
                <text:p>3194.567871607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969540429">
                <text:p>10.969540429</text:p>
              </table:table-cell>
              <table:table-cell office:value-type="float" office:value="3192.74404217539">
                <text:p>3192.744042175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988235332">
                <text:p>10.988235332</text:p>
              </table:table-cell>
              <table:table-cell office:value-type="float" office:value="3209.43093419938">
                <text:p>3209.430934199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.007027788">
                <text:p>11.007027788</text:p>
              </table:table-cell>
              <table:table-cell office:value-type="float" office:value="3192.77054579776">
                <text:p>3192.770545797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.025751494">
                <text:p>11.025751494</text:p>
              </table:table-cell>
              <table:table-cell office:value-type="float" office:value="3204.49381121401">
                <text:p>3204.493811214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.044501553">
                <text:p>11.044501553</text:p>
              </table:table-cell>
              <table:table-cell office:value-type="float" office:value="3199.98993069618">
                <text:p>3199.989930696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.063192134">
                <text:p>11.063192134</text:p>
              </table:table-cell>
              <table:table-cell office:value-type="float" office:value="3210.17308129915">
                <text:p>3210.173081299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.082010006">
                <text:p>11.082010006</text:p>
              </table:table-cell>
              <table:table-cell office:value-type="float" office:value="3188.45829113947">
                <text:p>3188.458291139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.119611064">
                <text:p>11.119611064</text:p>
              </table:table-cell>
              <table:table-cell office:value-type="float" office:value="1595.69978057503">
                <text:p>1595.699780575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.138296384">
                <text:p>11.138296384</text:p>
              </table:table-cell>
              <table:table-cell office:value-type="float" office:value="3211.0769309806">
                <text:p>3211.07693098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.156930766">
                <text:p>11.156930766</text:p>
              </table:table-cell>
              <table:table-cell office:value-type="float" office:value="3219.85456775758">
                <text:p>3219.854567757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.175680617">
                <text:p>11.175680617</text:p>
              </table:table-cell>
              <table:table-cell office:value-type="float" office:value="3200.02542953618">
                <text:p>3200.025429536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.194338749">
                <text:p>11.194338749</text:p>
              </table:table-cell>
              <table:table-cell office:value-type="float" office:value="3215.75600386782">
                <text:p>3215.756003867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.213126049">
                <text:p>11.213126049</text:p>
              </table:table-cell>
              <table:table-cell office:value-type="float" office:value="3193.64677202401">
                <text:p>3193.646772024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231929911">
                <text:p>11.231929911</text:p>
              </table:table-cell>
              <table:table-cell office:value-type="float" office:value="3190.8338829547">
                <text:p>3190.83388295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.250552261">
                <text:p>11.250552261</text:p>
              </table:table-cell>
              <table:table-cell office:value-type="float" office:value="3221.93493302137">
                <text:p>3221.934933021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.269310498">
                <text:p>11.269310498</text:p>
              </table:table-cell>
              <table:table-cell office:value-type="float" office:value="3198.594835967">
                <text:p>3198.5948359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.287979099">
                <text:p>11.287979099</text:p>
              </table:table-cell>
              <table:table-cell office:value-type="float" office:value="3213.95266844016">
                <text:p>3213.952668440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.306658586">
                <text:p>11.306658586</text:p>
              </table:table-cell>
              <table:table-cell office:value-type="float" office:value="3212.07964651033">
                <text:p>3212.079646510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32527078">
                <text:p>11.32527078</text:p>
              </table:table-cell>
              <table:table-cell office:value-type="float" office:value="3223.69302619821">
                <text:p>3223.693026198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343972246">
                <text:p>11.343972246</text:p>
              </table:table-cell>
              <table:table-cell office:value-type="float" office:value="3208.30463237306">
                <text:p>3208.304632373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362553346">
                <text:p>11.362553346</text:p>
              </table:table-cell>
              <table:table-cell office:value-type="float" office:value="3229.0876212916">
                <text:p>3229.08762129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.38128627">
                <text:p>11.38128627</text:p>
              </table:table-cell>
              <table:table-cell office:value-type="float" office:value="3202.91696053338">
                <text:p>3202.916960533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.399931121">
                <text:p>11.399931121</text:p>
              </table:table-cell>
              <table:table-cell office:value-type="float" office:value="3218.0466338978">
                <text:p>3218.04663389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.418508107">
                <text:p>11.418508107</text:p>
              </table:table-cell>
              <table:table-cell office:value-type="float" office:value="3229.80272472629">
                <text:p>3229.802724726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.437026082">
                <text:p>11.437026082</text:p>
              </table:table-cell>
              <table:table-cell office:value-type="float" office:value="3240.09509678954">
                <text:p>3240.095096789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.455668172">
                <text:p>11.455668172</text:p>
              </table:table-cell>
              <table:table-cell office:value-type="float" office:value="3218.52324497702">
                <text:p>3218.523244977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.474200575">
                <text:p>11.474200575</text:p>
              </table:table-cell>
              <table:table-cell office:value-type="float" office:value="3237.57259109988">
                <text:p>3237.572591099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492861623">
                <text:p>11.492861623</text:p>
              </table:table-cell>
              <table:table-cell office:value-type="float" office:value="3215.25350559361">
                <text:p>3215.253505593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511452568">
                <text:p>11.511452568</text:p>
              </table:table-cell>
              <table:table-cell office:value-type="float" office:value="3227.37762927065">
                <text:p>3227.37762927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